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Signalisation_201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CAR_NUM,C,50</text:p>
          </table:table-cell>
          <table:table-cell office:value-type="string">
            <text:p>CAR_LIEU,C,254</text:p>
          </table:table-cell>
          <table:table-cell office:value-type="string">
            <text:p>SON_NIVEAU,C,50</text:p>
          </table:table-cell>
          <table:table-cell office:value-type="string">
            <text:p>Coord_X,C,50</text:p>
          </table:table-cell>
          <table:table-cell office:value-type="string">
            <text:p>Coord_Y,C,50</text:p>
          </table:table-cell>
        </table:table-row>
        <table:table-row table:style-name="ro1">
          <table:table-cell office:value-type="string">
            <text:p>849</text:p>
          </table:table-cell>
          <table:table-cell office:value-type="string">
            <text:p>Mosson / Franchissement</text:p>
          </table:table-cell>
          <table:table-cell office:value-type="string">
            <text:p>Aucun</text:p>
          </table:table-cell>
          <table:table-cell office:value-type="string">
            <text:p>3,8172591287346</text:p>
          </table:table-cell>
          <table:table-cell office:value-type="string">
            <text:p>43,6164646094869</text:p>
          </table:table-cell>
        </table:table-row>
        <table:table-row table:style-name="ro1">
          <table:table-cell office:value-type="string">
            <text:p>730</text:p>
          </table:table-cell>
          <table:table-cell office:value-type="string">
            <text:p>Justice / Cétoines</text:p>
          </table:table-cell>
          <table:table-cell office:value-type="string">
            <text:p>Aucun</text:p>
          </table:table-cell>
          <table:table-cell office:value-type="string">
            <text:p>3,8752716888539</text:p>
          </table:table-cell>
          <table:table-cell office:value-type="string">
            <text:p>43,6266311954968</text:p>
          </table:table-cell>
        </table:table-row>
        <table:table-row table:style-name="ro1">
          <table:table-cell office:value-type="string">
            <text:p>731</text:p>
          </table:table-cell>
          <table:table-cell office:value-type="string">
            <text:p>Justice / Pioch De Boutonnet</text:p>
          </table:table-cell>
          <table:table-cell office:value-type="string">
            <text:p>Aucun</text:p>
          </table:table-cell>
          <table:table-cell office:value-type="string">
            <text:p>3,87727088594569</text:p>
          </table:table-cell>
          <table:table-cell office:value-type="string">
            <text:p>43,6261074493107</text:p>
          </table:table-cell>
        </table:table-row>
        <table:table-row table:style-name="ro1">
          <table:table-cell office:value-type="string">
            <text:p>732</text:p>
          </table:table-cell>
          <table:table-cell office:value-type="string">
            <text:p>Justice / Tourterelles</text:p>
          </table:table-cell>
          <table:table-cell office:value-type="string">
            <text:p>Aucun</text:p>
          </table:table-cell>
          <table:table-cell office:value-type="string">
            <text:p>3,8792038752874</text:p>
          </table:table-cell>
          <table:table-cell office:value-type="string">
            <text:p>43,6256437268087</text:p>
          </table:table-cell>
        </table:table-row>
        <table:table-row table:style-name="ro1">
          <table:table-cell office:value-type="string">
            <text:p>733</text:p>
          </table:table-cell>
          <table:table-cell office:value-type="string">
            <text:p>Justice / Montasinos</text:p>
          </table:table-cell>
          <table:table-cell office:value-type="string">
            <text:p>Partiel</text:p>
          </table:table-cell>
          <table:table-cell office:value-type="string">
            <text:p>3,88237138184634</text:p>
          </table:table-cell>
          <table:table-cell office:value-type="string">
            <text:p>43,6260312726532</text:p>
          </table:table-cell>
        </table:table-row>
        <table:table-row table:style-name="ro1">
          <table:table-cell office:value-type="string">
            <text:p>605</text:p>
          </table:table-cell>
          <table:table-cell office:value-type="string">
            <text:p>Castelnau / Montasinos</text:p>
          </table:table-cell>
          <table:table-cell office:value-type="string">
            <text:p>Aucun</text:p>
          </table:table-cell>
          <table:table-cell office:value-type="string">
            <text:p>3,88281168739779</text:p>
          </table:table-cell>
          <table:table-cell office:value-type="string">
            <text:p>43,6222143779359</text:p>
          </table:table-cell>
        </table:table-row>
        <table:table-row table:style-name="ro1">
          <table:table-cell office:value-type="string">
            <text:p>622</text:p>
          </table:table-cell>
          <table:table-cell office:value-type="string">
            <text:p>Liberté / Forgues / Tédenat</text:p>
          </table:table-cell>
          <table:table-cell office:value-type="string">
            <text:p>Aucun</text:p>
          </table:table-cell>
          <table:table-cell office:value-type="string">
            <text:p>3,85280013554476</text:p>
          </table:table-cell>
          <table:table-cell office:value-type="string">
            <text:p>43,6088211467742</text:p>
          </table:table-cell>
        </table:table-row>
        <table:table-row table:style-name="ro1">
          <table:table-cell office:value-type="string">
            <text:p>721</text:p>
          </table:table-cell>
          <table:table-cell office:value-type="string">
            <text:p>Rimbaud / Carrieu / St Clément</text:p>
          </table:table-cell>
          <table:table-cell office:value-type="string">
            <text:p>Partiel</text:p>
          </table:table-cell>
          <table:table-cell office:value-type="string">
            <text:p>3,84331199461923</text:p>
          </table:table-cell>
          <table:table-cell office:value-type="string">
            <text:p>43,6177163058435</text:p>
          </table:table-cell>
        </table:table-row>
        <table:table-row table:style-name="ro1">
          <table:table-cell office:value-type="string">
            <text:p>720</text:p>
          </table:table-cell>
          <table:table-cell office:value-type="string">
            <text:p>Alco / Carrieu / Bringuier</text:p>
          </table:table-cell>
          <table:table-cell office:value-type="string">
            <text:p>Aucun</text:p>
          </table:table-cell>
          <table:table-cell office:value-type="string">
            <text:p>3,8410509106141</text:p>
          </table:table-cell>
          <table:table-cell office:value-type="string">
            <text:p>43,6162333007612</text:p>
          </table:table-cell>
        </table:table-row>
        <table:table-row table:style-name="ro1">
          <table:table-cell office:value-type="string">
            <text:p>819</text:p>
          </table:table-cell>
          <table:table-cell office:value-type="string">
            <text:p>Alco / Paul Rimbaud</text:p>
          </table:table-cell>
          <table:table-cell office:value-type="string">
            <text:p>Aucun</text:p>
          </table:table-cell>
          <table:table-cell office:value-type="string">
            <text:p>3,83943467404807</text:p>
          </table:table-cell>
          <table:table-cell office:value-type="string">
            <text:p>43,6178913194268</text:p>
          </table:table-cell>
        </table:table-row>
        <table:table-row table:style-name="ro1">
          <table:table-cell office:value-type="string">
            <text:p>601</text:p>
          </table:table-cell>
          <table:table-cell office:value-type="string">
            <text:p>Boulevard Des Sports / Saint Maur / Novingens</text:p>
          </table:table-cell>
          <table:table-cell office:value-type="string">
            <text:p>Tout</text:p>
          </table:table-cell>
          <table:table-cell office:value-type="string">
            <text:p>3,89361107838115</text:p>
          </table:table-cell>
          <table:table-cell office:value-type="string">
            <text:p>43,6186287750013</text:p>
          </table:table-cell>
        </table:table-row>
        <table:table-row table:style-name="ro1">
          <table:table-cell office:value-type="string">
            <text:p>737</text:p>
          </table:table-cell>
          <table:table-cell office:value-type="string">
            <text:p>Pont Du Garigliano</text:p>
          </table:table-cell>
          <table:table-cell office:value-type="string">
            <text:p>Tout</text:p>
          </table:table-cell>
          <table:table-cell office:value-type="string">
            <text:p>3,8972849232706</text:p>
          </table:table-cell>
          <table:table-cell office:value-type="string">
            <text:p>43,6182774608087</text:p>
          </table:table-cell>
        </table:table-row>
        <table:table-row table:style-name="ro1">
          <table:table-cell office:value-type="string">
            <text:p>869</text:p>
          </table:table-cell>
          <table:table-cell office:value-type="string">
            <text:p>Passage Piéton / Ecole Du Lez / Alphonse Juin</text:p>
          </table:table-cell>
          <table:table-cell office:value-type="string">
            <text:p>Aucun</text:p>
          </table:table-cell>
          <table:table-cell office:value-type="string">
            <text:p>3,89826045925467</text:p>
          </table:table-cell>
          <table:table-cell office:value-type="string">
            <text:p>43,6184596208879</text:p>
          </table:table-cell>
        </table:table-row>
        <table:table-row table:style-name="ro1">
          <table:table-cell office:value-type="string">
            <text:p>858</text:p>
          </table:table-cell>
          <table:table-cell office:value-type="string">
            <text:p>Vieille Poste / Pinville</text:p>
          </table:table-cell>
          <table:table-cell office:value-type="string">
            <text:p>Tout</text:p>
          </table:table-cell>
          <table:table-cell office:value-type="string">
            <text:p>3,90494905652229</text:p>
          </table:table-cell>
          <table:table-cell office:value-type="string">
            <text:p>43,6134608399336</text:p>
          </table:table-cell>
        </table:table-row>
        <table:table-row table:style-name="ro1">
          <table:table-cell office:value-type="string">
            <text:p>857</text:p>
          </table:table-cell>
          <table:table-cell office:value-type="string">
            <text:p>Vieille Poste / Nobel</text:p>
          </table:table-cell>
          <table:table-cell office:value-type="string">
            <text:p>Partiel</text:p>
          </table:table-cell>
          <table:table-cell office:value-type="string">
            <text:p>3,91039663785747</text:p>
          </table:table-cell>
          <table:table-cell office:value-type="string">
            <text:p>43,6161811715953</text:p>
          </table:table-cell>
        </table:table-row>
        <table:table-row table:style-name="ro1">
          <table:table-cell office:value-type="string">
            <text:p>860</text:p>
          </table:table-cell>
          <table:table-cell office:value-type="string">
            <text:p>Einstein / Becquerel</text:p>
          </table:table-cell>
          <table:table-cell office:value-type="string">
            <text:p>Aucun</text:p>
          </table:table-cell>
          <table:table-cell office:value-type="string">
            <text:p>3,914918566853</text:p>
          </table:table-cell>
          <table:table-cell office:value-type="string">
            <text:p>43,6105165326184</text:p>
          </table:table-cell>
        </table:table-row>
        <table:table-row table:style-name="ro1">
          <table:table-cell office:value-type="string">
            <text:p>859</text:p>
          </table:table-cell>
          <table:table-cell office:value-type="string">
            <text:p>Einstein / Nobel</text:p>
          </table:table-cell>
          <table:table-cell office:value-type="string">
            <text:p>Aucun</text:p>
          </table:table-cell>
          <table:table-cell office:value-type="string">
            <text:p>3,91244214054194</text:p>
          </table:table-cell>
          <table:table-cell office:value-type="string">
            <text:p>43,6100091962339</text:p>
          </table:table-cell>
        </table:table-row>
        <table:table-row table:style-name="ro1">
          <table:table-cell office:value-type="string">
            <text:p>740</text:p>
          </table:table-cell>
          <table:table-cell office:value-type="string">
            <text:p>Passage Piéton / Ecole Painlevé</text:p>
          </table:table-cell>
          <table:table-cell office:value-type="string">
            <text:p>Aucun</text:p>
          </table:table-cell>
          <table:table-cell office:value-type="string">
            <text:p>3,8985059520348</text:p>
          </table:table-cell>
          <table:table-cell office:value-type="string">
            <text:p>43,6112007055854</text:p>
          </table:table-cell>
        </table:table-row>
        <table:table-row table:style-name="ro1">
          <table:table-cell office:value-type="string">
            <text:p>741</text:p>
          </table:table-cell>
          <table:table-cell office:value-type="string">
            <text:p>Pompignane / Vieille Poste</text:p>
          </table:table-cell>
          <table:table-cell office:value-type="string">
            <text:p>Partiel</text:p>
          </table:table-cell>
          <table:table-cell office:value-type="string">
            <text:p>3,89885202304681</text:p>
          </table:table-cell>
          <table:table-cell office:value-type="string">
            <text:p>43,6099234091351</text:p>
          </table:table-cell>
        </table:table-row>
        <table:table-row table:style-name="ro1">
          <table:table-cell office:value-type="string">
            <text:p>611</text:p>
          </table:table-cell>
          <table:table-cell office:value-type="string">
            <text:p>Agriculture / Las Sorbès</text:p>
          </table:table-cell>
          <table:table-cell office:value-type="string">
            <text:p>Aucun</text:p>
          </table:table-cell>
          <table:table-cell office:value-type="string">
            <text:p>3,85625439068688</text:p>
          </table:table-cell>
          <table:table-cell office:value-type="string">
            <text:p>43,6155831518403</text:p>
          </table:table-cell>
        </table:table-row>
        <table:table-row table:style-name="ro1">
          <table:table-cell office:value-type="string">
            <text:p>610</text:p>
          </table:table-cell>
          <table:table-cell office:value-type="string">
            <text:p>Gaillarde / Las Sorbès</text:p>
          </table:table-cell>
          <table:table-cell office:value-type="string">
            <text:p>Aucun</text:p>
          </table:table-cell>
          <table:table-cell office:value-type="string">
            <text:p>3,85808307837185</text:p>
          </table:table-cell>
          <table:table-cell office:value-type="string">
            <text:p>43,616117125303</text:p>
          </table:table-cell>
        </table:table-row>
        <table:table-row table:style-name="ro1">
          <table:table-cell office:value-type="string">
            <text:p>505</text:p>
          </table:table-cell>
          <table:table-cell office:value-type="string">
            <text:p>Assas / Roumieux</text:p>
          </table:table-cell>
          <table:table-cell office:value-type="string">
            <text:p>Aucun</text:p>
          </table:table-cell>
          <table:table-cell office:value-type="string">
            <text:p>3,86290011137934</text:p>
          </table:table-cell>
          <table:table-cell office:value-type="string">
            <text:p>43,6156787250967</text:p>
          </table:table-cell>
        </table:table-row>
        <table:table-row table:style-name="ro1">
          <table:table-cell office:value-type="string">
            <text:p>626</text:p>
          </table:table-cell>
          <table:table-cell office:value-type="string">
            <text:p>Figairasse <text:s text:c="20"/>( Passage Alterné )</text:p>
          </table:table-cell>
          <table:table-cell office:value-type="string">
            <text:p>Aucun</text:p>
          </table:table-cell>
          <table:table-cell office:value-type="string">
            <text:p>3,85373808827921</text:p>
          </table:table-cell>
          <table:table-cell office:value-type="string">
            <text:p>43,6054630388666</text:p>
          </table:table-cell>
        </table:table-row>
        <table:table-row table:style-name="ro1">
          <table:table-cell office:value-type="string">
            <text:p>735</text:p>
          </table:table-cell>
          <table:table-cell office:value-type="string">
            <text:p>Justice / Roqueturière</text:p>
          </table:table-cell>
          <table:table-cell office:value-type="string">
            <text:p>Aucun</text:p>
          </table:table-cell>
          <table:table-cell office:value-type="string">
            <text:p>3,88956896241733</text:p>
          </table:table-cell>
          <table:table-cell office:value-type="string">
            <text:p>43,6268343571365</text:p>
          </table:table-cell>
        </table:table-row>
        <table:table-row table:style-name="ro1">
          <table:table-cell office:value-type="string">
            <text:p>722</text:p>
          </table:table-cell>
          <table:table-cell office:value-type="string">
            <text:p>Rimbaud / Allées Rubens</text:p>
          </table:table-cell>
          <table:table-cell office:value-type="string">
            <text:p>Partiel</text:p>
          </table:table-cell>
          <table:table-cell office:value-type="string">
            <text:p>3,84616895453326</text:p>
          </table:table-cell>
          <table:table-cell office:value-type="string">
            <text:p>43,6186487584804</text:p>
          </table:table-cell>
        </table:table-row>
        <table:table-row table:style-name="ro1">
          <table:table-cell office:value-type="string">
            <text:p>327</text:p>
          </table:table-cell>
          <table:table-cell office:value-type="string">
            <text:p>Mermoz / Montmorency</text:p>
          </table:table-cell>
          <table:table-cell office:value-type="string">
            <text:p>Partiel</text:p>
          </table:table-cell>
          <table:table-cell office:value-type="string">
            <text:p>3,89044601673202</text:p>
          </table:table-cell>
          <table:table-cell office:value-type="string">
            <text:p>43,6103112103767</text:p>
          </table:table-cell>
        </table:table-row>
        <table:table-row table:style-name="ro1">
          <table:table-cell office:value-type="string">
            <text:p>326</text:p>
          </table:table-cell>
          <table:table-cell office:value-type="string">
            <text:p>Mermoz / Sémalen</text:p>
          </table:table-cell>
          <table:table-cell office:value-type="string">
            <text:p>Partiel</text:p>
          </table:table-cell>
          <table:table-cell office:value-type="string">
            <text:p>3,88945317677404</text:p>
          </table:table-cell>
          <table:table-cell office:value-type="string">
            <text:p>43,6121597070436</text:p>
          </table:table-cell>
        </table:table-row>
        <table:table-row table:style-name="ro1">
          <table:table-cell office:value-type="string">
            <text:p>507</text:p>
          </table:table-cell>
          <table:table-cell office:value-type="string">
            <text:p>Assas / Saint-Louis</text:p>
          </table:table-cell>
          <table:table-cell office:value-type="string">
            <text:p>Aucun</text:p>
          </table:table-cell>
          <table:table-cell office:value-type="string">
            <text:p>3,86642561087324</text:p>
          </table:table-cell>
          <table:table-cell office:value-type="string">
            <text:p>43,613505913729</text:p>
          </table:table-cell>
        </table:table-row>
        <table:table-row table:style-name="ro1">
          <table:table-cell office:value-type="string">
            <text:p>108</text:p>
          </table:table-cell>
          <table:table-cell office:value-type="string">
            <text:p>Jeu De Paume / Grand Rue</text:p>
          </table:table-cell>
          <table:table-cell office:value-type="string">
            <text:p>Aucun</text:p>
          </table:table-cell>
          <table:table-cell office:value-type="string">
            <text:p>3,87595715968048</text:p>
          </table:table-cell>
          <table:table-cell office:value-type="string">
            <text:p>43,6066101249373</text:p>
          </table:table-cell>
        </table:table-row>
        <table:table-row table:style-name="ro1">
          <table:table-cell office:value-type="string">
            <text:p>109</text:p>
          </table:table-cell>
          <table:table-cell office:value-type="string">
            <text:p>Observatoire / Anatole France / République</text:p>
          </table:table-cell>
          <table:table-cell office:value-type="string">
            <text:p>Aucun</text:p>
          </table:table-cell>
          <table:table-cell office:value-type="string">
            <text:p>3,87723647640548</text:p>
          </table:table-cell>
          <table:table-cell office:value-type="string">
            <text:p>43,6062131989451</text:p>
          </table:table-cell>
        </table:table-row>
        <table:table-row table:style-name="ro1">
          <table:table-cell office:value-type="string">
            <text:p>510</text:p>
          </table:table-cell>
          <table:table-cell office:value-type="string">
            <text:p>Renouvier / Place Chaptal</text:p>
          </table:table-cell>
          <table:table-cell office:value-type="string">
            <text:p>Partiel</text:p>
          </table:table-cell>
          <table:table-cell office:value-type="string">
            <text:p>3,86773391948088</text:p>
          </table:table-cell>
          <table:table-cell office:value-type="string">
            <text:p>43,6035037055543</text:p>
          </table:table-cell>
        </table:table-row>
        <table:table-row table:style-name="ro1">
          <table:table-cell office:value-type="string">
            <text:p>835</text:p>
          </table:table-cell>
          <table:table-cell office:value-type="string">
            <text:p>Soulas / Saint Priest</text:p>
          </table:table-cell>
          <table:table-cell office:value-type="string">
            <text:p>Aucun</text:p>
          </table:table-cell>
          <table:table-cell office:value-type="string">
            <text:p>3,84548233791834</text:p>
          </table:table-cell>
          <table:table-cell office:value-type="string">
            <text:p>43,6287667211102</text:p>
          </table:table-cell>
        </table:table-row>
        <table:table-row table:style-name="ro1">
          <table:table-cell office:value-type="string">
            <text:p>834</text:p>
          </table:table-cell>
          <table:table-cell office:value-type="string">
            <text:p>Soulas / Muscadet / Aramon</text:p>
          </table:table-cell>
          <table:table-cell office:value-type="string">
            <text:p>Aucun</text:p>
          </table:table-cell>
          <table:table-cell office:value-type="string">
            <text:p>3,8472120415153</text:p>
          </table:table-cell>
          <table:table-cell office:value-type="string">
            <text:p>43,6272199296206</text:p>
          </table:table-cell>
        </table:table-row>
        <table:table-row table:style-name="ro1">
          <table:table-cell office:value-type="string">
            <text:p>851</text:p>
          </table:table-cell>
          <table:table-cell office:value-type="string">
            <text:p>Mende / Fac De Lettres</text:p>
          </table:table-cell>
          <table:table-cell office:value-type="string">
            <text:p>Partiel</text:p>
          </table:table-cell>
          <table:table-cell office:value-type="string">
            <text:p>3,86835345881668</text:p>
          </table:table-cell>
          <table:table-cell office:value-type="string">
            <text:p>43,6321653806983</text:p>
          </table:table-cell>
        </table:table-row>
        <table:table-row table:style-name="ro1">
          <table:table-cell office:value-type="string">
            <text:p>887</text:p>
          </table:table-cell>
          <table:table-cell office:value-type="string">
            <text:p>Mende / Lycée Agricole</text:p>
          </table:table-cell>
          <table:table-cell office:value-type="string">
            <text:p>Aucun</text:p>
          </table:table-cell>
          <table:table-cell office:value-type="string">
            <text:p>3,86255596924717</text:p>
          </table:table-cell>
          <table:table-cell office:value-type="string">
            <text:p>43,6457903893969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Verdanson / Proudhon</text:p>
          </table:table-cell>
          <table:table-cell office:value-type="string">
            <text:p>Aucun</text:p>
          </table:table-cell>
          <table:table-cell office:value-type="string">
            <text:p>3,88135741121148</text:p>
          </table:table-cell>
          <table:table-cell office:value-type="string">
            <text:p>43,6148301823836</text:p>
          </table:table-cell>
        </table:table-row>
        <table:table-row table:style-name="ro1">
          <table:table-cell office:value-type="string">
            <text:p>832</text:p>
          </table:table-cell>
          <table:table-cell office:value-type="string">
            <text:p>Passage Piéton / Soulas / Les deux Ruisseaux</text:p>
          </table:table-cell>
          <table:table-cell office:value-type="string">
            <text:p>Aucun</text:p>
          </table:table-cell>
          <table:table-cell office:value-type="string">
            <text:p>3,85246009101051</text:p>
          </table:table-cell>
          <table:table-cell office:value-type="string">
            <text:p>43,6245071886412</text:p>
          </table:table-cell>
        </table:table-row>
        <table:table-row table:style-name="ro1">
          <table:table-cell office:value-type="string">
            <text:p>831</text:p>
          </table:table-cell>
          <table:table-cell office:value-type="string">
            <text:p>Soulas / Eucalyptus</text:p>
          </table:table-cell>
          <table:table-cell office:value-type="string">
            <text:p>Tout</text:p>
          </table:table-cell>
          <table:table-cell office:value-type="string">
            <text:p>3,85456186219839</text:p>
          </table:table-cell>
          <table:table-cell office:value-type="string">
            <text:p>43,6226752386979</text:p>
          </table:table-cell>
        </table:table-row>
        <table:table-row table:style-name="ro1">
          <table:table-cell office:value-type="string">
            <text:p>724</text:p>
          </table:table-cell>
          <table:table-cell office:value-type="string">
            <text:p>Marès / Voie Domitienne / Soulas</text:p>
          </table:table-cell>
          <table:table-cell office:value-type="string">
            <text:p>Partiel</text:p>
          </table:table-cell>
          <table:table-cell office:value-type="string">
            <text:p>3,8577953667677</text:p>
          </table:table-cell>
          <table:table-cell office:value-type="string">
            <text:p>43,6206724286216</text:p>
          </table:table-cell>
        </table:table-row>
        <table:table-row table:style-name="ro1">
          <table:table-cell office:value-type="string">
            <text:p>504</text:p>
          </table:table-cell>
          <table:table-cell office:value-type="string">
            <text:p>Passage Piéton / Assas / Bartholdi</text:p>
          </table:table-cell>
          <table:table-cell office:value-type="string">
            <text:p>Aucun</text:p>
          </table:table-cell>
          <table:table-cell office:value-type="string">
            <text:p>3,85920499436675</text:p>
          </table:table-cell>
          <table:table-cell office:value-type="string">
            <text:p>43,6183865091187</text:p>
          </table:table-cell>
        </table:table-row>
        <table:table-row table:style-name="ro1">
          <table:table-cell office:value-type="string">
            <text:p>816</text:p>
          </table:table-cell>
          <table:table-cell office:value-type="string">
            <text:p>Place Robert Schuman</text:p>
          </table:table-cell>
          <table:table-cell office:value-type="string">
            <text:p>Aucun</text:p>
          </table:table-cell>
          <table:table-cell office:value-type="string">
            <text:p>3,81799778898463</text:p>
          </table:table-cell>
          <table:table-cell office:value-type="string">
            <text:p>43,6202543375367</text:p>
          </table:table-cell>
        </table:table-row>
        <table:table-row table:style-name="ro1">
          <table:table-cell office:value-type="string">
            <text:p>817</text:p>
          </table:table-cell>
          <table:table-cell office:value-type="string">
            <text:p>Europe / Cos</text:p>
          </table:table-cell>
          <table:table-cell office:value-type="string">
            <text:p>Aucun</text:p>
          </table:table-cell>
          <table:table-cell office:value-type="string">
            <text:p>3,81868934486709</text:p>
          </table:table-cell>
          <table:table-cell office:value-type="string">
            <text:p>43,6215206580805</text:p>
          </table:table-cell>
        </table:table-row>
        <table:table-row table:style-name="ro1">
          <table:table-cell office:value-type="string">
            <text:p>805</text:p>
          </table:table-cell>
          <table:table-cell office:value-type="string">
            <text:p>Liberté / Les Grezes</text:p>
          </table:table-cell>
          <table:table-cell office:value-type="string">
            <text:p>Partiel</text:p>
          </table:table-cell>
          <table:table-cell office:value-type="string">
            <text:p>3,82864012778786</text:p>
          </table:table-cell>
          <table:table-cell office:value-type="string">
            <text:p>43,6113089738335</text:p>
          </table:table-cell>
        </table:table-row>
        <table:table-row table:style-name="ro1">
          <table:table-cell office:value-type="string">
            <text:p>806</text:p>
          </table:table-cell>
          <table:table-cell office:value-type="string">
            <text:p>Bouisse / Mr Teste</text:p>
          </table:table-cell>
          <table:table-cell office:value-type="string">
            <text:p>Aucun</text:p>
          </table:table-cell>
          <table:table-cell office:value-type="string">
            <text:p>3,83128024933207</text:p>
          </table:table-cell>
          <table:table-cell office:value-type="string">
            <text:p>43,6102939346513</text:p>
          </table:table-cell>
        </table:table-row>
        <table:table-row table:style-name="ro1">
          <table:table-cell office:value-type="string">
            <text:p>804</text:p>
          </table:table-cell>
          <table:table-cell office:value-type="string">
            <text:p>Monsieur Teste / Eiffel</text:p>
          </table:table-cell>
          <table:table-cell office:value-type="string">
            <text:p>Aucun</text:p>
          </table:table-cell>
          <table:table-cell office:value-type="string">
            <text:p>3,83486162326191</text:p>
          </table:table-cell>
          <table:table-cell office:value-type="string">
            <text:p>43,6082103937484</text:p>
          </table:table-cell>
        </table:table-row>
        <table:table-row table:style-name="ro1">
          <table:table-cell office:value-type="string">
            <text:p>401</text:p>
          </table:table-cell>
          <table:table-cell office:value-type="string">
            <text:p>Clémenceau / Carlencas</text:p>
          </table:table-cell>
          <table:table-cell office:value-type="string">
            <text:p>Partiel</text:p>
          </table:table-cell>
          <table:table-cell office:value-type="string">
            <text:p>3,87197251966456</text:p>
          </table:table-cell>
          <table:table-cell office:value-type="string">
            <text:p>43,6032915664074</text:p>
          </table:table-cell>
        </table:table-row>
        <table:table-row table:style-name="ro1">
          <table:table-cell office:value-type="string">
            <text:p>400</text:p>
          </table:table-cell>
          <table:table-cell office:value-type="string">
            <text:p>Place Rondelet / Maurin / Bonnié</text:p>
          </table:table-cell>
          <table:table-cell office:value-type="string">
            <text:p>Partiel</text:p>
          </table:table-cell>
          <table:table-cell office:value-type="string">
            <text:p>3,87475020517932</text:p>
          </table:table-cell>
          <table:table-cell office:value-type="string">
            <text:p>43,6031896586582</text:p>
          </table:table-cell>
        </table:table-row>
        <table:table-row table:style-name="ro1">
          <table:table-cell office:value-type="string">
            <text:p>310</text:p>
          </table:table-cell>
          <table:table-cell office:value-type="string">
            <text:p>Alger / Levat / Grand Saint Jean</text:p>
          </table:table-cell>
          <table:table-cell office:value-type="string">
            <text:p>Aucun</text:p>
          </table:table-cell>
          <table:table-cell office:value-type="string">
            <text:p>3,87775373698165</text:p>
          </table:table-cell>
          <table:table-cell office:value-type="string">
            <text:p>43,604379710162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Place Carnot</text:p>
          </table:table-cell>
          <table:table-cell office:value-type="string">
            <text:p>Partiel</text:p>
          </table:table-cell>
          <table:table-cell office:value-type="string">
            <text:p>3,88253841746272</text:p>
          </table:table-cell>
          <table:table-cell office:value-type="string">
            <text:p>43,6030997898047</text:p>
          </table:table-cell>
        </table:table-row>
        <table:table-row table:style-name="ro1">
          <table:table-cell office:value-type="string">
            <text:p>306</text:p>
          </table:table-cell>
          <table:table-cell office:value-type="string">
            <text:p>Palavas / Strasbourg / Lattes</text:p>
          </table:table-cell>
          <table:table-cell office:value-type="string">
            <text:p>Partiel</text:p>
          </table:table-cell>
          <table:table-cell office:value-type="string">
            <text:p>3,88458457457043</text:p>
          </table:table-cell>
          <table:table-cell office:value-type="string">
            <text:p>43,6033319463634</text:p>
          </table:table-cell>
        </table:table-row>
        <table:table-row table:style-name="ro1">
          <table:table-cell office:value-type="string">
            <text:p>657</text:p>
          </table:table-cell>
          <table:table-cell office:value-type="string">
            <text:p>Palavas / Iris</text:p>
          </table:table-cell>
          <table:table-cell office:value-type="string">
            <text:p>Aucun</text:p>
          </table:table-cell>
          <table:table-cell office:value-type="string">
            <text:p>3,88526201059564</text:p>
          </table:table-cell>
          <table:table-cell office:value-type="string">
            <text:p>43,5991052539786</text:p>
          </table:table-cell>
        </table:table-row>
        <table:table-row table:style-name="ro1">
          <table:table-cell office:value-type="string">
            <text:p>655</text:p>
          </table:table-cell>
          <table:table-cell office:value-type="string">
            <text:p>Dubout / Antonelli</text:p>
          </table:table-cell>
          <table:table-cell office:value-type="string">
            <text:p>Aucun</text:p>
          </table:table-cell>
          <table:table-cell office:value-type="string">
            <text:p>3,88978186109996</text:p>
          </table:table-cell>
          <table:table-cell office:value-type="string">
            <text:p>43,5989503397734</text:p>
          </table:table-cell>
        </table:table-row>
        <table:table-row table:style-name="ro1">
          <table:table-cell office:value-type="string">
            <text:p>647</text:p>
          </table:table-cell>
          <table:table-cell office:value-type="string">
            <text:p>Prés D'Arènes / Tulipes</text:p>
          </table:table-cell>
          <table:table-cell office:value-type="string">
            <text:p>Aucun</text:p>
          </table:table-cell>
          <table:table-cell office:value-type="string">
            <text:p>3,87927657300845</text:p>
          </table:table-cell>
          <table:table-cell office:value-type="string">
            <text:p>43,5942040960272</text:p>
          </table:table-cell>
        </table:table-row>
        <table:table-row table:style-name="ro1">
          <table:table-cell office:value-type="string">
            <text:p>648</text:p>
          </table:table-cell>
          <table:table-cell office:value-type="string">
            <text:p>Prés D'Arènes / Lesseps / Prés D'Hermès</text:p>
          </table:table-cell>
          <table:table-cell office:value-type="string">
            <text:p>Aucun</text:p>
          </table:table-cell>
          <table:table-cell office:value-type="string">
            <text:p>3,87957723105474</text:p>
          </table:table-cell>
          <table:table-cell office:value-type="string">
            <text:p>43,5931180087639</text:p>
          </table:table-cell>
        </table:table-row>
        <table:table-row table:style-name="ro1">
          <table:table-cell office:value-type="string">
            <text:p>649</text:p>
          </table:table-cell>
          <table:table-cell office:value-type="string">
            <text:p>Prés D'Arènes / Pivoines</text:p>
          </table:table-cell>
          <table:table-cell office:value-type="string">
            <text:p>Aucun</text:p>
          </table:table-cell>
          <table:table-cell office:value-type="string">
            <text:p>3,88002121495646</text:p>
          </table:table-cell>
          <table:table-cell office:value-type="string">
            <text:p>43,5925074607861</text:p>
          </table:table-cell>
        </table:table-row>
        <table:table-row table:style-name="ro1">
          <table:table-cell office:value-type="string">
            <text:p>513</text:p>
          </table:table-cell>
          <table:table-cell office:value-type="string">
            <text:p>Berthelot / Maurin</text:p>
          </table:table-cell>
          <table:table-cell office:value-type="string">
            <text:p>Partiel</text:p>
          </table:table-cell>
          <table:table-cell office:value-type="string">
            <text:p>3,87563133679312</text:p>
          </table:table-cell>
          <table:table-cell office:value-type="string">
            <text:p>43,5997432197027</text:p>
          </table:table-cell>
        </table:table-row>
        <table:table-row table:style-name="ro1">
          <table:table-cell office:value-type="string">
            <text:p>512</text:p>
          </table:table-cell>
          <table:table-cell office:value-type="string">
            <text:p>Berthelot / Ernest Michel</text:p>
          </table:table-cell>
          <table:table-cell office:value-type="string">
            <text:p>Aucun</text:p>
          </table:table-cell>
          <table:table-cell office:value-type="string">
            <text:p>3,87339715961368</text:p>
          </table:table-cell>
          <table:table-cell office:value-type="string">
            <text:p>43,5993831968055</text:p>
          </table:table-cell>
        </table:table-row>
        <table:table-row table:style-name="ro1">
          <table:table-cell office:value-type="string">
            <text:p>639</text:p>
          </table:table-cell>
          <table:table-cell office:value-type="string">
            <text:p>Angoulême / Saint Cléophas</text:p>
          </table:table-cell>
          <table:table-cell office:value-type="string">
            <text:p>Tout</text:p>
          </table:table-cell>
          <table:table-cell office:value-type="string">
            <text:p>3,87112124585358</text:p>
          </table:table-cell>
          <table:table-cell office:value-type="string">
            <text:p>43,5979234961635</text:p>
          </table:table-cell>
        </table:table-row>
        <table:table-row table:style-name="ro1">
          <table:table-cell office:value-type="string">
            <text:p>642</text:p>
          </table:table-cell>
          <table:table-cell office:value-type="string">
            <text:p>Maurin / Pédro De Luna</text:p>
          </table:table-cell>
          <table:table-cell office:value-type="string">
            <text:p>Partiel</text:p>
          </table:table-cell>
          <table:table-cell office:value-type="string">
            <text:p>3,87475159635105</text:p>
          </table:table-cell>
          <table:table-cell office:value-type="string">
            <text:p>43,5929796276359</text:p>
          </table:table-cell>
        </table:table-row>
        <table:table-row table:style-name="ro1">
          <table:table-cell office:value-type="string">
            <text:p>650</text:p>
          </table:table-cell>
          <table:table-cell office:value-type="string">
            <text:p>Prés D'Arènes / Yuccas</text:p>
          </table:table-cell>
          <table:table-cell office:value-type="string">
            <text:p>Aucun</text:p>
          </table:table-cell>
          <table:table-cell office:value-type="string">
            <text:p>3,88475553517015</text:p>
          </table:table-cell>
          <table:table-cell office:value-type="string">
            <text:p>43,5906198075126</text:p>
          </table:table-cell>
        </table:table-row>
        <table:table-row table:style-name="ro1">
          <table:table-cell office:value-type="string">
            <text:p>651</text:p>
          </table:table-cell>
          <table:table-cell office:value-type="string">
            <text:p>Prés D'Arènes / Industrie</text:p>
          </table:table-cell>
          <table:table-cell office:value-type="string">
            <text:p>Aucun</text:p>
          </table:table-cell>
          <table:table-cell office:value-type="string">
            <text:p>3,88571755240912</text:p>
          </table:table-cell>
          <table:table-cell office:value-type="string">
            <text:p>43,5902719966215</text:p>
          </table:table-cell>
        </table:table-row>
        <table:table-row table:style-name="ro1">
          <table:table-cell office:value-type="string">
            <text:p>652</text:p>
          </table:table-cell>
          <table:table-cell office:value-type="string">
            <text:p>Industrie / Fabre De Morlhon</text:p>
          </table:table-cell>
          <table:table-cell office:value-type="string">
            <text:p>Aucun</text:p>
          </table:table-cell>
          <table:table-cell office:value-type="string">
            <text:p>3,884787884486</text:p>
          </table:table-cell>
          <table:table-cell office:value-type="string">
            <text:p>43,5890750654943</text:p>
          </table:table-cell>
        </table:table-row>
        <table:table-row table:style-name="ro1">
          <table:table-cell office:value-type="string">
            <text:p>640</text:p>
          </table:table-cell>
          <table:table-cell office:value-type="string">
            <text:p>Pedro De Luna / Chartier-Alain</text:p>
          </table:table-cell>
          <table:table-cell office:value-type="string">
            <text:p>Aucun</text:p>
          </table:table-cell>
          <table:table-cell office:value-type="string">
            <text:p>3,86966764964629</text:p>
          </table:table-cell>
          <table:table-cell office:value-type="string">
            <text:p>43,5951117411336</text:p>
          </table:table-cell>
        </table:table-row>
        <table:table-row table:style-name="ro1">
          <table:table-cell office:value-type="string">
            <text:p>638</text:p>
          </table:table-cell>
          <table:table-cell office:value-type="string">
            <text:p>Angoulême / Pédro De Luna</text:p>
          </table:table-cell>
          <table:table-cell office:value-type="string">
            <text:p>Partiel</text:p>
          </table:table-cell>
          <table:table-cell office:value-type="string">
            <text:p>3,86832358823473</text:p>
          </table:table-cell>
          <table:table-cell office:value-type="string">
            <text:p>43,5958407552494</text:p>
          </table:table-cell>
        </table:table-row>
        <table:table-row table:style-name="ro1">
          <table:table-cell office:value-type="string">
            <text:p>715</text:p>
          </table:table-cell>
          <table:table-cell office:value-type="string">
            <text:p>Pavelet / Trancavel</text:p>
          </table:table-cell>
          <table:table-cell office:value-type="string">
            <text:p>Aucun</text:p>
          </table:table-cell>
          <table:table-cell office:value-type="string">
            <text:p>3,85847937560956</text:p>
          </table:table-cell>
          <table:table-cell office:value-type="string">
            <text:p>43,5872033979253</text:p>
          </table:table-cell>
        </table:table-row>
        <table:table-row table:style-name="ro1">
          <table:table-cell office:value-type="string">
            <text:p>714</text:p>
          </table:table-cell>
          <table:table-cell office:value-type="string">
            <text:p>Pavelet / Angoulême</text:p>
          </table:table-cell>
          <table:table-cell office:value-type="string">
            <text:p>Aucun</text:p>
          </table:table-cell>
          <table:table-cell office:value-type="string">
            <text:p>3,85940300117464</text:p>
          </table:table-cell>
          <table:table-cell office:value-type="string">
            <text:p>43,5849883326055</text:p>
          </table:table-cell>
        </table:table-row>
        <table:table-row table:style-name="ro1">
          <table:table-cell office:value-type="string">
            <text:p>644</text:p>
          </table:table-cell>
          <table:table-cell office:value-type="string">
            <text:p>Angoulême / Bounin / Colucci</text:p>
          </table:table-cell>
          <table:table-cell office:value-type="string">
            <text:p>Aucun</text:p>
          </table:table-cell>
          <table:table-cell office:value-type="string">
            <text:p>3,8656456365229</text:p>
          </table:table-cell>
          <table:table-cell office:value-type="string">
            <text:p>43,5882849753173</text:p>
          </table:table-cell>
        </table:table-row>
        <table:table-row table:style-name="ro1">
          <table:table-cell office:value-type="string">
            <text:p>713</text:p>
          </table:table-cell>
          <table:table-cell office:value-type="string">
            <text:p>Pavelet / Cholet / Méhul</text:p>
          </table:table-cell>
          <table:table-cell office:value-type="string">
            <text:p>Aucun</text:p>
          </table:table-cell>
          <table:table-cell office:value-type="string">
            <text:p>3,86333521867183</text:p>
          </table:table-cell>
          <table:table-cell office:value-type="string">
            <text:p>43,5822447331989</text:p>
          </table:table-cell>
        </table:table-row>
        <table:table-row table:style-name="ro1">
          <table:table-cell office:value-type="string">
            <text:p>712</text:p>
          </table:table-cell>
          <table:table-cell office:value-type="string">
            <text:p>Pavelet / Castelle</text:p>
          </table:table-cell>
          <table:table-cell office:value-type="string">
            <text:p>Aucun</text:p>
          </table:table-cell>
          <table:table-cell office:value-type="string">
            <text:p>3,86911467702145</text:p>
          </table:table-cell>
          <table:table-cell office:value-type="string">
            <text:p>43,5797559418665</text:p>
          </table:table-cell>
        </table:table-row>
        <table:table-row table:style-name="ro1">
          <table:table-cell office:value-type="string">
            <text:p>707</text:p>
          </table:table-cell>
          <table:table-cell office:value-type="string">
            <text:p>Palavas / Leclerc</text:p>
          </table:table-cell>
          <table:table-cell office:value-type="string">
            <text:p>Aucun</text:p>
          </table:table-cell>
          <table:table-cell office:value-type="string">
            <text:p>3,88997810357024</text:p>
          </table:table-cell>
          <table:table-cell office:value-type="string">
            <text:p>43,5911866790892</text:p>
          </table:table-cell>
        </table:table-row>
        <table:table-row table:style-name="ro1">
          <table:table-cell office:value-type="string">
            <text:p>311</text:p>
          </table:table-cell>
          <table:table-cell office:value-type="string">
            <text:p>Gambetta / Clémenceau</text:p>
          </table:table-cell>
          <table:table-cell office:value-type="string">
            <text:p>Aucun</text:p>
          </table:table-cell>
          <table:table-cell office:value-type="string">
            <text:p>3,87513774329439</text:p>
          </table:table-cell>
          <table:table-cell office:value-type="string">
            <text:p>43,6053477154455</text:p>
          </table:table-cell>
        </table:table-row>
        <table:table-row table:style-name="ro1">
          <table:table-cell office:value-type="string">
            <text:p>729</text:p>
          </table:table-cell>
          <table:table-cell office:value-type="string">
            <text:p>Justice / Major Flandre</text:p>
          </table:table-cell>
          <table:table-cell office:value-type="string">
            <text:p>Aucun</text:p>
          </table:table-cell>
          <table:table-cell office:value-type="string">
            <text:p>3,87296620572885</text:p>
          </table:table-cell>
          <table:table-cell office:value-type="string">
            <text:p>43,6270087383005</text:p>
          </table:table-cell>
        </table:table-row>
        <table:table-row table:style-name="ro1">
          <table:table-cell office:value-type="string">
            <text:p>734</text:p>
          </table:table-cell>
          <table:table-cell office:value-type="string">
            <text:p>Justice / Mas De Calenda</text:p>
          </table:table-cell>
          <table:table-cell office:value-type="string">
            <text:p>Aucun</text:p>
          </table:table-cell>
          <table:table-cell office:value-type="string">
            <text:p>3,88446537191243</text:p>
          </table:table-cell>
          <table:table-cell office:value-type="string">
            <text:p>43,6262551078847</text:p>
          </table:table-cell>
        </table:table-row>
        <table:table-row table:style-name="ro1">
          <table:table-cell office:value-type="string">
            <text:p>209</text:p>
          </table:table-cell>
          <table:table-cell office:value-type="string">
            <text:p>Durand / Pagézy</text:p>
          </table:table-cell>
          <table:table-cell office:value-type="string">
            <text:p>Aucun</text:p>
          </table:table-cell>
          <table:table-cell office:value-type="string">
            <text:p>3,87902653401605</text:p>
          </table:table-cell>
          <table:table-cell office:value-type="string">
            <text:p>43,6046739162526</text:p>
          </table:table-cell>
        </table:table-row>
        <table:table-row table:style-name="ro1">
          <table:table-cell office:value-type="string">
            <text:p>828</text:p>
          </table:table-cell>
          <table:table-cell office:value-type="string">
            <text:p>Gimel / Grabels / Puech Villa</text:p>
          </table:table-cell>
          <table:table-cell office:value-type="string">
            <text:p>Partiel</text:p>
          </table:table-cell>
          <table:table-cell office:value-type="string">
            <text:p>3,82855077573707</text:p>
          </table:table-cell>
          <table:table-cell office:value-type="string">
            <text:p>43,639430086514</text:p>
          </table:table-cell>
        </table:table-row>
        <table:table-row table:style-name="ro1">
          <table:table-cell office:value-type="string">
            <text:p>826</text:p>
          </table:table-cell>
          <table:table-cell office:value-type="string">
            <text:p>Europe / Gimel / Raimbaud D'Orange</text:p>
          </table:table-cell>
          <table:table-cell office:value-type="string">
            <text:p>Aucun</text:p>
          </table:table-cell>
          <table:table-cell office:value-type="string">
            <text:p>3,82254438477077</text:p>
          </table:table-cell>
          <table:table-cell office:value-type="string">
            <text:p>43,6374347305167</text:p>
          </table:table-cell>
        </table:table-row>
        <table:table-row table:style-name="ro1">
          <table:table-cell office:value-type="string">
            <text:p>844</text:p>
          </table:table-cell>
          <table:table-cell office:value-type="string">
            <text:p>Ganges / Pic Saint Loup / Lyre</text:p>
          </table:table-cell>
          <table:table-cell office:value-type="string">
            <text:p>Aucun</text:p>
          </table:table-cell>
          <table:table-cell office:value-type="string">
            <text:p>3,84736944448788</text:p>
          </table:table-cell>
          <table:table-cell office:value-type="string">
            <text:p>43,6386095029004</text:p>
          </table:table-cell>
        </table:table-row>
        <table:table-row table:style-name="ro1">
          <table:table-cell office:value-type="string">
            <text:p>912</text:p>
          </table:table-cell>
          <table:table-cell office:value-type="string">
            <text:p>Europe / Biterrois / Albigeois</text:p>
          </table:table-cell>
          <table:table-cell office:value-type="string">
            <text:p>Aucun</text:p>
          </table:table-cell>
          <table:table-cell office:value-type="string">
            <text:p>3,82255677116527</text:p>
          </table:table-cell>
          <table:table-cell office:value-type="string">
            <text:p>43,6326553933221</text:p>
          </table:table-cell>
        </table:table-row>
        <table:table-row table:style-name="ro1">
          <table:table-cell office:value-type="string">
            <text:p>822</text:p>
          </table:table-cell>
          <table:table-cell office:value-type="string">
            <text:p>Barcelone / Oxford / Heidelberg / Bologne</text:p>
          </table:table-cell>
          <table:table-cell office:value-type="string">
            <text:p>Aucun</text:p>
          </table:table-cell>
          <table:table-cell office:value-type="string">
            <text:p>3,81758138946117</text:p>
          </table:table-cell>
          <table:table-cell office:value-type="string">
            <text:p>43,6270533834112</text:p>
          </table:table-cell>
        </table:table-row>
        <table:table-row table:style-name="ro1">
          <table:table-cell office:value-type="string">
            <text:p>900</text:p>
          </table:table-cell>
          <table:table-cell office:value-type="string">
            <text:p>Barcelone / Leyde</text:p>
          </table:table-cell>
          <table:table-cell office:value-type="string">
            <text:p>Aucun</text:p>
          </table:table-cell>
          <table:table-cell office:value-type="string">
            <text:p>3,81744322449284</text:p>
          </table:table-cell>
          <table:table-cell office:value-type="string">
            <text:p>43,6237213123156</text:p>
          </table:table-cell>
        </table:table-row>
        <table:table-row table:style-name="ro1">
          <table:table-cell office:value-type="string">
            <text:p>902</text:p>
          </table:table-cell>
          <table:table-cell office:value-type="string">
            <text:p>Barcelone / Saragosse</text:p>
          </table:table-cell>
          <table:table-cell office:value-type="string">
            <text:p>Aucun</text:p>
          </table:table-cell>
          <table:table-cell office:value-type="string">
            <text:p>3,8175102953424</text:p>
          </table:table-cell>
          <table:table-cell office:value-type="string">
            <text:p>43,6246468404941</text:p>
          </table:table-cell>
        </table:table-row>
        <table:table-row table:style-name="ro1">
          <table:table-cell office:value-type="string">
            <text:p>904</text:p>
          </table:table-cell>
          <table:table-cell office:value-type="string">
            <text:p>Barcelone / Cambridge</text:p>
          </table:table-cell>
          <table:table-cell office:value-type="string">
            <text:p>Aucun</text:p>
          </table:table-cell>
          <table:table-cell office:value-type="string">
            <text:p>3,81758733864141</text:p>
          </table:table-cell>
          <table:table-cell office:value-type="string">
            <text:p>43,6258812969253</text:p>
          </table:table-cell>
        </table:table-row>
        <table:table-row table:style-name="ro1">
          <table:table-cell office:value-type="string">
            <text:p>906</text:p>
          </table:table-cell>
          <table:table-cell office:value-type="string">
            <text:p>Bologne / Tipasa</text:p>
          </table:table-cell>
          <table:table-cell office:value-type="string">
            <text:p>Aucun</text:p>
          </table:table-cell>
          <table:table-cell office:value-type="string">
            <text:p>3,81761666629831</text:p>
          </table:table-cell>
          <table:table-cell office:value-type="string">
            <text:p>43,6290480523068</text:p>
          </table:table-cell>
        </table:table-row>
        <table:table-row table:style-name="ro1">
          <table:table-cell office:value-type="string">
            <text:p>908</text:p>
          </table:table-cell>
          <table:table-cell office:value-type="string">
            <text:p>Pont Badie / Centre Commercial / Station St Paul</text:p>
          </table:table-cell>
          <table:table-cell office:value-type="string">
            <text:p>Aucun</text:p>
          </table:table-cell>
          <table:table-cell office:value-type="string">
            <text:p>3,82213674140822</text:p>
          </table:table-cell>
          <table:table-cell office:value-type="string">
            <text:p>43,6305505161525</text:p>
          </table:table-cell>
        </table:table-row>
        <table:table-row table:style-name="ro1">
          <table:table-cell office:value-type="string">
            <text:p>824</text:p>
          </table:table-cell>
          <table:table-cell office:value-type="string">
            <text:p>Europe / Guilhem De Poitiers / Agathois</text:p>
          </table:table-cell>
          <table:table-cell office:value-type="string">
            <text:p>Aucun</text:p>
          </table:table-cell>
          <table:table-cell office:value-type="string">
            <text:p>3,82256110038392</text:p>
          </table:table-cell>
          <table:table-cell office:value-type="string">
            <text:p>43,634412606275</text:p>
          </table:table-cell>
        </table:table-row>
        <table:table-row table:style-name="ro1">
          <table:table-cell office:value-type="string">
            <text:p>914</text:p>
          </table:table-cell>
          <table:table-cell office:value-type="string">
            <text:p>Pr. Viala / Grabels / 18 Juin 1940</text:p>
          </table:table-cell>
          <table:table-cell office:value-type="string">
            <text:p>Aucun</text:p>
          </table:table-cell>
          <table:table-cell office:value-type="string">
            <text:p>3,8313401726372</text:p>
          </table:table-cell>
          <table:table-cell office:value-type="string">
            <text:p>43,6369040749592</text:p>
          </table:table-cell>
        </table:table-row>
        <table:table-row table:style-name="ro1">
          <table:table-cell office:value-type="string">
            <text:p>905</text:p>
          </table:table-cell>
          <table:table-cell office:value-type="string">
            <text:p>Bologne / Bari</text:p>
          </table:table-cell>
          <table:table-cell office:value-type="string">
            <text:p>Aucun</text:p>
          </table:table-cell>
          <table:table-cell office:value-type="string">
            <text:p>3,81762313541403</text:p>
          </table:table-cell>
          <table:table-cell office:value-type="string">
            <text:p>43,6283540045668</text:p>
          </table:table-cell>
        </table:table-row>
        <table:table-row table:style-name="ro1">
          <table:table-cell office:value-type="string">
            <text:p>843</text:p>
          </table:table-cell>
          <table:table-cell office:value-type="string">
            <text:p>Ganges / Doyen Giraud / Occitanie</text:p>
          </table:table-cell>
          <table:table-cell office:value-type="string">
            <text:p>Aucun</text:p>
          </table:table-cell>
          <table:table-cell office:value-type="string">
            <text:p>3,84953153821661</text:p>
          </table:table-cell>
          <table:table-cell office:value-type="string">
            <text:p>43,6343210651142</text:p>
          </table:table-cell>
        </table:table-row>
        <table:table-row table:style-name="ro1">
          <table:table-cell office:value-type="string">
            <text:p>838</text:p>
          </table:table-cell>
          <table:table-cell office:value-type="string">
            <text:p>Moulins / Navacelles</text:p>
          </table:table-cell>
          <table:table-cell office:value-type="string">
            <text:p>Aucun</text:p>
          </table:table-cell>
          <table:table-cell office:value-type="string">
            <text:p>3,84482590928166</text:p>
          </table:table-cell>
          <table:table-cell office:value-type="string">
            <text:p>43,6368210936245</text:p>
          </table:table-cell>
        </table:table-row>
        <table:table-row table:style-name="ro1">
          <table:table-cell office:value-type="string">
            <text:p>920</text:p>
          </table:table-cell>
          <table:table-cell office:value-type="string">
            <text:p>Cardonille / Truc</text:p>
          </table:table-cell>
          <table:table-cell office:value-type="string">
            <text:p>Aucun</text:p>
          </table:table-cell>
          <table:table-cell office:value-type="string">
            <text:p>3,84573511613449</text:p>
          </table:table-cell>
          <table:table-cell office:value-type="string">
            <text:p>43,6355220510677</text:p>
          </table:table-cell>
        </table:table-row>
        <table:table-row table:style-name="ro1">
          <table:table-cell office:value-type="string">
            <text:p>842</text:p>
          </table:table-cell>
          <table:table-cell office:value-type="string">
            <text:p>Doyen Giraud / Entrée C.H.R. Lapeyronie</text:p>
          </table:table-cell>
          <table:table-cell office:value-type="string">
            <text:p>Aucun</text:p>
          </table:table-cell>
          <table:table-cell office:value-type="string">
            <text:p>3,85186237721205</text:p>
          </table:table-cell>
          <table:table-cell office:value-type="string">
            <text:p>43,6323631954536</text:p>
          </table:table-cell>
        </table:table-row>
        <table:table-row table:style-name="ro1">
          <table:table-cell office:value-type="string">
            <text:p>841</text:p>
          </table:table-cell>
          <table:table-cell office:value-type="string">
            <text:p>Ganges / Doyen Giraud / Lapeyronie / Anglada</text:p>
          </table:table-cell>
          <table:table-cell office:value-type="string">
            <text:p>Aucun</text:p>
          </table:table-cell>
          <table:table-cell office:value-type="string">
            <text:p>3,85334790436077</text:p>
          </table:table-cell>
          <table:table-cell office:value-type="string">
            <text:p>43,631344637902</text:p>
          </table:table-cell>
        </table:table-row>
        <table:table-row table:style-name="ro1">
          <table:table-cell office:value-type="string">
            <text:p>918</text:p>
          </table:table-cell>
          <table:table-cell office:value-type="string">
            <text:p>Moulins / Saint Priest</text:p>
          </table:table-cell>
          <table:table-cell office:value-type="string">
            <text:p>Aucun</text:p>
          </table:table-cell>
          <table:table-cell office:value-type="string">
            <text:p>3,84320663092419</text:p>
          </table:table-cell>
          <table:table-cell office:value-type="string">
            <text:p>43,6337017773147</text:p>
          </table:table-cell>
        </table:table-row>
        <table:table-row table:style-name="ro1">
          <table:table-cell office:value-type="string">
            <text:p>922</text:p>
          </table:table-cell>
          <table:table-cell office:value-type="string">
            <text:p>Ganges / Cardonille / Doyen Turchini</text:p>
          </table:table-cell>
          <table:table-cell office:value-type="string">
            <text:p>Aucun</text:p>
          </table:table-cell>
          <table:table-cell office:value-type="string">
            <text:p>3,8479660687882</text:p>
          </table:table-cell>
          <table:table-cell office:value-type="string">
            <text:p>43,6362345068271</text:p>
          </table:table-cell>
        </table:table-row>
        <table:table-row table:style-name="ro1">
          <table:table-cell office:value-type="string">
            <text:p>919</text:p>
          </table:table-cell>
          <table:table-cell office:value-type="string">
            <text:p>Moulins / Cardonille</text:p>
          </table:table-cell>
          <table:table-cell office:value-type="string">
            <text:p>Aucun</text:p>
          </table:table-cell>
          <table:table-cell office:value-type="string">
            <text:p>3,84374178046888</text:p>
          </table:table-cell>
          <table:table-cell office:value-type="string">
            <text:p>43,6348830685996</text:p>
          </table:table-cell>
        </table:table-row>
        <table:table-row table:style-name="ro1">
          <table:table-cell office:value-type="string">
            <text:p>840</text:p>
          </table:table-cell>
          <table:table-cell office:value-type="string">
            <text:p>Ganges / Palmiers / Colombière</text:p>
          </table:table-cell>
          <table:table-cell office:value-type="string">
            <text:p>Aucun</text:p>
          </table:table-cell>
          <table:table-cell office:value-type="string">
            <text:p>3,85713737439935</text:p>
          </table:table-cell>
          <table:table-cell office:value-type="string">
            <text:p>43,6289802457548</text:p>
          </table:table-cell>
        </table:table-row>
        <table:table-row table:style-name="ro1">
          <table:table-cell office:value-type="string">
            <text:p>846</text:p>
          </table:table-cell>
          <table:table-cell office:value-type="string">
            <text:p>Diacon / Fliche / Triolet</text:p>
          </table:table-cell>
          <table:table-cell office:value-type="string">
            <text:p>Aucun</text:p>
          </table:table-cell>
          <table:table-cell office:value-type="string">
            <text:p>3,86105589284627</text:p>
          </table:table-cell>
          <table:table-cell office:value-type="string">
            <text:p>43,6288532889001</text:p>
          </table:table-cell>
        </table:table-row>
        <table:table-row table:style-name="ro1">
          <table:table-cell office:value-type="string">
            <text:p>839</text:p>
          </table:table-cell>
          <table:table-cell office:value-type="string">
            <text:p>Ganges / Flahault / Diacon</text:p>
          </table:table-cell>
          <table:table-cell office:value-type="string">
            <text:p>Aucun</text:p>
          </table:table-cell>
          <table:table-cell office:value-type="string">
            <text:p>3,85825632059375</text:p>
          </table:table-cell>
          <table:table-cell office:value-type="string">
            <text:p>43,6279360286716</text:p>
          </table:table-cell>
        </table:table-row>
        <table:table-row table:style-name="ro1">
          <table:table-cell office:value-type="string">
            <text:p>727</text:p>
          </table:table-cell>
          <table:table-cell office:value-type="string">
            <text:p>Grasset / Pezet / Dunant</text:p>
          </table:table-cell>
          <table:table-cell office:value-type="string">
            <text:p>Partiel</text:p>
          </table:table-cell>
          <table:table-cell office:value-type="string">
            <text:p>3,8663908870184</text:p>
          </table:table-cell>
          <table:table-cell office:value-type="string">
            <text:p>43,626491214518</text:p>
          </table:table-cell>
        </table:table-row>
        <table:table-row table:style-name="ro1">
          <table:table-cell office:value-type="string">
            <text:p>848</text:p>
          </table:table-cell>
          <table:table-cell office:value-type="string">
            <text:p>Pezet / Truel</text:p>
          </table:table-cell>
          <table:table-cell office:value-type="string">
            <text:p>Partiel</text:p>
          </table:table-cell>
          <table:table-cell office:value-type="string">
            <text:p>3,86835875549761</text:p>
          </table:table-cell>
          <table:table-cell office:value-type="string">
            <text:p>43,6282630996776</text:p>
          </table:table-cell>
        </table:table-row>
        <table:table-row table:style-name="ro1">
          <table:table-cell office:value-type="string">
            <text:p>852-1</text:p>
          </table:table-cell>
          <table:table-cell office:value-type="string">
            <text:p>Place De La Voie Domitienne</text:p>
          </table:table-cell>
          <table:table-cell office:value-type="string">
            <text:p>Aucun</text:p>
          </table:table-cell>
          <table:table-cell office:value-type="string">
            <text:p>3,87025852718685</text:p>
          </table:table-cell>
          <table:table-cell office:value-type="string">
            <text:p>43,6298471562433</text:p>
          </table:table-cell>
        </table:table-row>
        <table:table-row table:style-name="ro1">
          <table:table-cell office:value-type="string">
            <text:p>728</text:p>
          </table:table-cell>
          <table:table-cell office:value-type="string">
            <text:p>Justice / Mende / Dunant</text:p>
          </table:table-cell>
          <table:table-cell office:value-type="string">
            <text:p>Tout</text:p>
          </table:table-cell>
          <table:table-cell office:value-type="string">
            <text:p>3,869720173342</text:p>
          </table:table-cell>
          <table:table-cell office:value-type="string">
            <text:p>43,626900627638</text:p>
          </table:table-cell>
        </table:table-row>
        <table:table-row table:style-name="ro1">
          <table:table-cell office:value-type="string">
            <text:p>726</text:p>
          </table:table-cell>
          <table:table-cell office:value-type="string">
            <text:p>Jalade / Sabatier D'Espeyran</text:p>
          </table:table-cell>
          <table:table-cell office:value-type="string">
            <text:p>Aucun</text:p>
          </table:table-cell>
          <table:table-cell office:value-type="string">
            <text:p>3,86452926118791</text:p>
          </table:table-cell>
          <table:table-cell office:value-type="string">
            <text:p>43,6255412152916</text:p>
          </table:table-cell>
        </table:table-row>
        <table:table-row table:style-name="ro1">
          <table:table-cell office:value-type="string">
            <text:p>847</text:p>
          </table:table-cell>
          <table:table-cell office:value-type="string">
            <text:p>Flahault / Valteline</text:p>
          </table:table-cell>
          <table:table-cell office:value-type="string">
            <text:p>Aucun</text:p>
          </table:table-cell>
          <table:table-cell office:value-type="string">
            <text:p>3,86089410662564</text:p>
          </table:table-cell>
          <table:table-cell office:value-type="string">
            <text:p>43,625555865044</text:p>
          </table:table-cell>
        </table:table-row>
        <table:table-row table:style-name="ro1">
          <table:table-cell office:value-type="string">
            <text:p>928</text:p>
          </table:table-cell>
          <table:table-cell office:value-type="string">
            <text:p>Grasset / Villeneuve / Lenormand</text:p>
          </table:table-cell>
          <table:table-cell office:value-type="string">
            <text:p>Aucun</text:p>
          </table:table-cell>
          <table:table-cell office:value-type="string">
            <text:p>3,86713435546694</text:p>
          </table:table-cell>
          <table:table-cell office:value-type="string">
            <text:p>43,6246852917438</text:p>
          </table:table-cell>
        </table:table-row>
        <table:table-row table:style-name="ro1">
          <table:table-cell office:value-type="string">
            <text:p>926</text:p>
          </table:table-cell>
          <table:table-cell office:value-type="string">
            <text:p>Bertin Sans / Jalade / Diacon</text:p>
          </table:table-cell>
          <table:table-cell office:value-type="string">
            <text:p>Aucun</text:p>
          </table:table-cell>
          <table:table-cell office:value-type="string">
            <text:p>3,86422762644461</text:p>
          </table:table-cell>
          <table:table-cell office:value-type="string">
            <text:p>43,6282207082172</text:p>
          </table:table-cell>
        </table:table-row>
        <table:table-row table:style-name="ro1">
          <table:table-cell office:value-type="string">
            <text:p>725</text:p>
          </table:table-cell>
          <table:table-cell office:value-type="string">
            <text:p>Flahault / Voie Domitienne</text:p>
          </table:table-cell>
          <table:table-cell office:value-type="string">
            <text:p>Aucun</text:p>
          </table:table-cell>
          <table:table-cell office:value-type="string">
            <text:p>3,86216038905154</text:p>
          </table:table-cell>
          <table:table-cell office:value-type="string">
            <text:p>43,6238066319206</text:p>
          </table:table-cell>
        </table:table-row>
        <table:table-row table:style-name="ro1">
          <table:table-cell office:value-type="string">
            <text:p>608</text:p>
          </table:table-cell>
          <table:table-cell office:value-type="string">
            <text:p>Flahault / Hospices</text:p>
          </table:table-cell>
          <table:table-cell office:value-type="string">
            <text:p>Aucun</text:p>
          </table:table-cell>
          <table:table-cell office:value-type="string">
            <text:p>3,863780072765</text:p>
          </table:table-cell>
          <table:table-cell office:value-type="string">
            <text:p>43,6224483176657</text:p>
          </table:table-cell>
        </table:table-row>
        <table:table-row table:style-name="ro1">
          <table:table-cell office:value-type="string">
            <text:p>607</text:p>
          </table:table-cell>
          <table:table-cell office:value-type="string">
            <text:p>Flahault / Adhémard</text:p>
          </table:table-cell>
          <table:table-cell office:value-type="string">
            <text:p>Partiel</text:p>
          </table:table-cell>
          <table:table-cell office:value-type="string">
            <text:p>3,86409598212869</text:p>
          </table:table-cell>
          <table:table-cell office:value-type="string">
            <text:p>43,6219313001455</text:p>
          </table:table-cell>
        </table:table-row>
        <table:table-row table:style-name="ro1">
          <table:table-cell office:value-type="string">
            <text:p>506</text:p>
          </table:table-cell>
          <table:table-cell office:value-type="string">
            <text:p>Flahault / Rech</text:p>
          </table:table-cell>
          <table:table-cell office:value-type="string">
            <text:p>Aucun</text:p>
          </table:table-cell>
          <table:table-cell office:value-type="string">
            <text:p>3,86529504510588</text:p>
          </table:table-cell>
          <table:table-cell office:value-type="string">
            <text:p>43,6200642230383</text:p>
          </table:table-cell>
        </table:table-row>
        <table:table-row table:style-name="ro1">
          <table:table-cell office:value-type="string">
            <text:p>606</text:p>
          </table:table-cell>
          <table:table-cell office:value-type="string">
            <text:p>Grasset / Adhémard</text:p>
          </table:table-cell>
          <table:table-cell office:value-type="string">
            <text:p>Aucun</text:p>
          </table:table-cell>
          <table:table-cell office:value-type="string">
            <text:p>3,86797693428687</text:p>
          </table:table-cell>
          <table:table-cell office:value-type="string">
            <text:p>43,6228804810588</text:p>
          </table:table-cell>
        </table:table-row>
        <table:table-row table:style-name="ro1">
          <table:table-cell office:value-type="string">
            <text:p>503</text:p>
          </table:table-cell>
          <table:table-cell office:value-type="string">
            <text:p>Grasset / Marchand / Crova</text:p>
          </table:table-cell>
          <table:table-cell office:value-type="string">
            <text:p>Aucun</text:p>
          </table:table-cell>
          <table:table-cell office:value-type="string">
            <text:p>3,86857373955825</text:p>
          </table:table-cell>
          <table:table-cell office:value-type="string">
            <text:p>43,6216052101599</text:p>
          </table:table-cell>
        </table:table-row>
        <table:table-row table:style-name="ro1">
          <table:table-cell office:value-type="string">
            <text:p>404</text:p>
          </table:table-cell>
          <table:table-cell office:value-type="string">
            <text:p>Place Godechot</text:p>
          </table:table-cell>
          <table:table-cell office:value-type="string">
            <text:p>Aucun</text:p>
          </table:table-cell>
          <table:table-cell office:value-type="string">
            <text:p>3,86897225048529</text:p>
          </table:table-cell>
          <table:table-cell office:value-type="string">
            <text:p>43,6203575941631</text:p>
          </table:table-cell>
        </table:table-row>
        <table:table-row table:style-name="ro1">
          <table:table-cell office:value-type="string">
            <text:p>403</text:p>
          </table:table-cell>
          <table:table-cell office:value-type="string">
            <text:p>Flahault / Broussonnet</text:p>
          </table:table-cell>
          <table:table-cell office:value-type="string">
            <text:p>Partiel</text:p>
          </table:table-cell>
          <table:table-cell office:value-type="string">
            <text:p>3,8674793134074</text:p>
          </table:table-cell>
          <table:table-cell office:value-type="string">
            <text:p>43,6174929613985</text:p>
          </table:table-cell>
        </table:table-row>
        <table:table-row table:style-name="ro1">
          <table:table-cell office:value-type="string">
            <text:p>402</text:p>
          </table:table-cell>
          <table:table-cell office:value-type="string">
            <text:p>Broussonnet / Chancel</text:p>
          </table:table-cell>
          <table:table-cell office:value-type="string">
            <text:p>Aucun</text:p>
          </table:table-cell>
          <table:table-cell office:value-type="string">
            <text:p>3,86955703251869</text:p>
          </table:table-cell>
          <table:table-cell office:value-type="string">
            <text:p>43,6167663690914</text:p>
          </table:table-cell>
        </table:table-row>
        <table:table-row table:style-name="ro1">
          <table:table-cell office:value-type="string">
            <text:p>321</text:p>
          </table:table-cell>
          <table:table-cell office:value-type="string">
            <text:p>Broussonnet / Bonnard</text:p>
          </table:table-cell>
          <table:table-cell office:value-type="string">
            <text:p>Aucun</text:p>
          </table:table-cell>
          <table:table-cell office:value-type="string">
            <text:p>3,87139579813746</text:p>
          </table:table-cell>
          <table:table-cell office:value-type="string">
            <text:p>43,6161184643762</text:p>
          </table:table-cell>
        </table:table-row>
        <table:table-row table:style-name="ro1">
          <table:table-cell office:value-type="string">
            <text:p>930</text:p>
          </table:table-cell>
          <table:table-cell office:value-type="string">
            <text:p>Saint Charles / Catelan</text:p>
          </table:table-cell>
          <table:table-cell office:value-type="string">
            <text:p>Aucun</text:p>
          </table:table-cell>
          <table:table-cell office:value-type="string">
            <text:p>3,8695195398625</text:p>
          </table:table-cell>
          <table:table-cell office:value-type="string">
            <text:p>43,6176926678055</text:p>
          </table:table-cell>
        </table:table-row>
        <table:table-row table:style-name="ro1">
          <table:table-cell office:value-type="string">
            <text:p>820</text:p>
          </table:table-cell>
          <table:table-cell office:value-type="string">
            <text:p>Alco / Hôtel Du Département</text:p>
          </table:table-cell>
          <table:table-cell office:value-type="string">
            <text:p>Aucun</text:p>
          </table:table-cell>
          <table:table-cell office:value-type="string">
            <text:p>3,8378614604227</text:p>
          </table:table-cell>
          <table:table-cell office:value-type="string">
            <text:p>43,6197208549369</text:p>
          </table:table-cell>
        </table:table-row>
        <table:table-row table:style-name="ro1">
          <table:table-cell office:value-type="string">
            <text:p>319</text:p>
          </table:table-cell>
          <table:table-cell office:value-type="string">
            <text:p>Assas / Doria</text:p>
          </table:table-cell>
          <table:table-cell office:value-type="string">
            <text:p>Aucun</text:p>
          </table:table-cell>
          <table:table-cell office:value-type="string">
            <text:p>3,86740952187821</text:p>
          </table:table-cell>
          <table:table-cell office:value-type="string">
            <text:p>43,6128011071663</text:p>
          </table:table-cell>
        </table:table-row>
        <table:table-row table:style-name="ro1">
          <table:table-cell office:value-type="string">
            <text:p>318</text:p>
          </table:table-cell>
          <table:table-cell office:value-type="string">
            <text:p>Arceaux / Saint Louis</text:p>
          </table:table-cell>
          <table:table-cell office:value-type="string">
            <text:p>Aucun</text:p>
          </table:table-cell>
          <table:table-cell office:value-type="string">
            <text:p>3,86657267427266</text:p>
          </table:table-cell>
          <table:table-cell office:value-type="string">
            <text:p>43,6117027832983</text:p>
          </table:table-cell>
        </table:table-row>
        <table:table-row table:style-name="ro1">
          <table:table-cell office:value-type="string">
            <text:p>200</text:p>
          </table:table-cell>
          <table:table-cell office:value-type="string">
            <text:p>Assas / Pitot</text:p>
          </table:table-cell>
          <table:table-cell office:value-type="string">
            <text:p>Tout</text:p>
          </table:table-cell>
          <table:table-cell office:value-type="string">
            <text:p>3,86822015187467</text:p>
          </table:table-cell>
          <table:table-cell office:value-type="string">
            <text:p>43,612265763836</text:p>
          </table:table-cell>
        </table:table-row>
        <table:table-row table:style-name="ro1">
          <table:table-cell office:value-type="string">
            <text:p>509</text:p>
          </table:table-cell>
          <table:table-cell office:value-type="string">
            <text:p>Place Bouschet De Bernard</text:p>
          </table:table-cell>
          <table:table-cell office:value-type="string">
            <text:p>Partiel</text:p>
          </table:table-cell>
          <table:table-cell office:value-type="string">
            <text:p>3,86738807245525</text:p>
          </table:table-cell>
          <table:table-cell office:value-type="string">
            <text:p>43,6059138184248</text:p>
          </table:table-cell>
        </table:table-row>
        <table:table-row table:style-name="ro1">
          <table:table-cell office:value-type="string">
            <text:p>508</text:p>
          </table:table-cell>
          <table:table-cell office:value-type="string">
            <text:p>Place Roger Salengro</text:p>
          </table:table-cell>
          <table:table-cell office:value-type="string">
            <text:p>Tout</text:p>
          </table:table-cell>
          <table:table-cell office:value-type="string">
            <text:p>3,86711699572413</text:p>
          </table:table-cell>
          <table:table-cell office:value-type="string">
            <text:p>43,607385370906</text:p>
          </table:table-cell>
        </table:table-row>
        <table:table-row table:style-name="ro1">
          <table:table-cell office:value-type="string">
            <text:p>106</text:p>
          </table:table-cell>
          <table:table-cell office:value-type="string">
            <text:p>Jeu De Paume / Saint Guilhem</text:p>
          </table:table-cell>
          <table:table-cell office:value-type="string">
            <text:p>Aucun</text:p>
          </table:table-cell>
          <table:table-cell office:value-type="string">
            <text:p>3,87303156480692</text:p>
          </table:table-cell>
          <table:table-cell office:value-type="string">
            <text:p>43,6085840353703</text:p>
          </table:table-cell>
        </table:table-row>
        <table:table-row table:style-name="ro1">
          <table:table-cell office:value-type="string">
            <text:p>107</text:p>
          </table:table-cell>
          <table:table-cell office:value-type="string">
            <text:p>Jeu De Paume / André Michel</text:p>
          </table:table-cell>
          <table:table-cell office:value-type="string">
            <text:p>Aucun</text:p>
          </table:table-cell>
          <table:table-cell office:value-type="string">
            <text:p>3,87425986721038</text:p>
          </table:table-cell>
          <table:table-cell office:value-type="string">
            <text:p>43,6073922359913</text:p>
          </table:table-cell>
        </table:table-row>
        <table:table-row table:style-name="ro1">
          <table:table-cell office:value-type="string">
            <text:p>317</text:p>
          </table:table-cell>
          <table:table-cell office:value-type="string">
            <text:p>Lodève / Saint Louis / Pellicier</text:p>
          </table:table-cell>
          <table:table-cell office:value-type="string">
            <text:p>Aucun</text:p>
          </table:table-cell>
          <table:table-cell office:value-type="string">
            <text:p>3,86696175072679</text:p>
          </table:table-cell>
          <table:table-cell office:value-type="string">
            <text:p>43,6090622494831</text:p>
          </table:table-cell>
        </table:table-row>
        <table:table-row table:style-name="ro1">
          <table:table-cell office:value-type="string">
            <text:p>316</text:p>
          </table:table-cell>
          <table:table-cell office:value-type="string">
            <text:p>Gambetta / Daru / Figuerolles</text:p>
          </table:table-cell>
          <table:table-cell office:value-type="string">
            <text:p>Aucun</text:p>
          </table:table-cell>
          <table:table-cell office:value-type="string">
            <text:p>3,86864412199748</text:p>
          </table:table-cell>
          <table:table-cell office:value-type="string">
            <text:p>43,6082304003026</text:p>
          </table:table-cell>
        </table:table-row>
        <table:table-row table:style-name="ro1">
          <table:table-cell office:value-type="string">
            <text:p>315</text:p>
          </table:table-cell>
          <table:table-cell office:value-type="string">
            <text:p>Gambetta / Raffinerie</text:p>
          </table:table-cell>
          <table:table-cell office:value-type="string">
            <text:p>Aucun</text:p>
          </table:table-cell>
          <table:table-cell office:value-type="string">
            <text:p>3,86984390953689</text:p>
          </table:table-cell>
          <table:table-cell office:value-type="string">
            <text:p>43,6076259782234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Gambetta / Soldats</text:p>
          </table:table-cell>
          <table:table-cell office:value-type="string">
            <text:p>Aucun</text:p>
          </table:table-cell>
          <table:table-cell office:value-type="string">
            <text:p>3,87078394834599</text:p>
          </table:table-cell>
          <table:table-cell office:value-type="string">
            <text:p>43,6071512808687</text:p>
          </table:table-cell>
        </table:table-row>
        <table:table-row table:style-name="ro1">
          <table:table-cell office:value-type="string">
            <text:p>410</text:p>
          </table:table-cell>
          <table:table-cell office:value-type="string">
            <text:p>Chaptal / Toiras</text:p>
          </table:table-cell>
          <table:table-cell office:value-type="string">
            <text:p>Aucun</text:p>
          </table:table-cell>
          <table:table-cell office:value-type="string">
            <text:p>3,87118161877619</text:p>
          </table:table-cell>
          <table:table-cell office:value-type="string">
            <text:p>43,6056688822679</text:p>
          </table:table-cell>
        </table:table-row>
        <table:table-row table:style-name="ro1">
          <table:table-cell office:value-type="string">
            <text:p>313</text:p>
          </table:table-cell>
          <table:table-cell office:value-type="string">
            <text:p>Gambetta / Marceau</text:p>
          </table:table-cell>
          <table:table-cell office:value-type="string">
            <text:p>Aucun</text:p>
          </table:table-cell>
          <table:table-cell office:value-type="string">
            <text:p>3,87215295896976</text:p>
          </table:table-cell>
          <table:table-cell office:value-type="string">
            <text:p>43,606411971349</text:p>
          </table:table-cell>
        </table:table-row>
        <table:table-row table:style-name="ro1">
          <table:table-cell office:value-type="string">
            <text:p>312</text:p>
          </table:table-cell>
          <table:table-cell office:value-type="string">
            <text:p>Gambetta / André Michel</text:p>
          </table:table-cell>
          <table:table-cell office:value-type="string">
            <text:p>Aucun</text:p>
          </table:table-cell>
          <table:table-cell office:value-type="string">
            <text:p>3,87350186090089</text:p>
          </table:table-cell>
          <table:table-cell office:value-type="string">
            <text:p>43,6057547540537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Henry IV / Saint Jaumes</text:p>
          </table:table-cell>
          <table:table-cell office:value-type="string">
            <text:p>Partiel</text:p>
          </table:table-cell>
          <table:table-cell office:value-type="string">
            <text:p>3,87227194748613</text:p>
          </table:table-cell>
          <table:table-cell office:value-type="string">
            <text:p>43,6120106163902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Place Giral / Vialleton</text:p>
          </table:table-cell>
          <table:table-cell office:value-type="string">
            <text:p>Aucun</text:p>
          </table:table-cell>
          <table:table-cell office:value-type="string">
            <text:p>3,87224244391298</text:p>
          </table:table-cell>
          <table:table-cell office:value-type="string">
            <text:p>43,6109442455752</text:p>
          </table:table-cell>
        </table:table-row>
        <table:table-row table:style-name="ro1">
          <table:table-cell office:value-type="string">
            <text:p>614</text:p>
          </table:table-cell>
          <table:table-cell office:value-type="string">
            <text:p>Lodève / Tour Buffel</text:p>
          </table:table-cell>
          <table:table-cell office:value-type="string">
            <text:p>Aucun</text:p>
          </table:table-cell>
          <table:table-cell office:value-type="string">
            <text:p>3,85827907008754</text:p>
          </table:table-cell>
          <table:table-cell office:value-type="string">
            <text:p>43,6104855819976</text:p>
          </table:table-cell>
        </table:table-row>
        <table:table-row table:style-name="ro1">
          <table:table-cell office:value-type="string">
            <text:p>604</text:p>
          </table:table-cell>
          <table:table-cell office:value-type="string">
            <text:p>Nîmes / Reine D'Italie</text:p>
          </table:table-cell>
          <table:table-cell office:value-type="string">
            <text:p>Aucun</text:p>
          </table:table-cell>
          <table:table-cell office:value-type="string">
            <text:p>3,8921565217115</text:p>
          </table:table-cell>
          <table:table-cell office:value-type="string">
            <text:p>43,6234950768572</text:p>
          </table:table-cell>
        </table:table-row>
        <table:table-row table:style-name="ro1">
          <table:table-cell office:value-type="string">
            <text:p>603</text:p>
          </table:table-cell>
          <table:table-cell office:value-type="string">
            <text:p>Nîmes / Sauret / Val Marie</text:p>
          </table:table-cell>
          <table:table-cell office:value-type="string">
            <text:p>Partiel</text:p>
          </table:table-cell>
          <table:table-cell office:value-type="string">
            <text:p>3,88841778312078</text:p>
          </table:table-cell>
          <table:table-cell office:value-type="string">
            <text:p>43,6191254594309</text:p>
          </table:table-cell>
        </table:table-row>
        <table:table-row table:style-name="ro1">
          <table:table-cell office:value-type="string">
            <text:p>600</text:p>
          </table:table-cell>
          <table:table-cell office:value-type="string">
            <text:p>Pépinière / Salicate / Pradiers</text:p>
          </table:table-cell>
          <table:table-cell office:value-type="string">
            <text:p>Partiel</text:p>
          </table:table-cell>
          <table:table-cell office:value-type="string">
            <text:p>3,89206255732846</text:p>
          </table:table-cell>
          <table:table-cell office:value-type="string">
            <text:p>43,6149299849959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Verdanson / Villefranche</text:p>
          </table:table-cell>
          <table:table-cell office:value-type="string">
            <text:p>Partiel</text:p>
          </table:table-cell>
          <table:table-cell office:value-type="string">
            <text:p>3,87910416637412</text:p>
          </table:table-cell>
          <table:table-cell office:value-type="string">
            <text:p>43,6152576657858</text:p>
          </table:table-cell>
        </table:table-row>
        <table:table-row table:style-name="ro1">
          <table:table-cell office:value-type="string">
            <text:p>100-1</text:p>
          </table:table-cell>
          <table:table-cell office:value-type="string">
            <text:p>Place Du 11 Novembre</text:p>
          </table:table-cell>
          <table:table-cell office:value-type="string">
            <text:p>Partiel</text:p>
          </table:table-cell>
          <table:table-cell office:value-type="string">
            <text:p>3,8831906600512</text:p>
          </table:table-cell>
          <table:table-cell office:value-type="string">
            <text:p>43,6147600283438</text:p>
          </table:table-cell>
        </table:table-row>
        <table:table-row table:style-name="ro1">
          <table:table-cell office:value-type="string">
            <text:p>324</text:p>
          </table:table-cell>
          <table:table-cell office:value-type="string">
            <text:p>Louis Blanc / Vernières / Bonne Nouvelle</text:p>
          </table:table-cell>
          <table:table-cell office:value-type="string">
            <text:p>Aucun</text:p>
          </table:table-cell>
          <table:table-cell office:value-type="string">
            <text:p>3,88062085217074</text:p>
          </table:table-cell>
          <table:table-cell office:value-type="string">
            <text:p>43,6140973921326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Verdanson / Ferdinand Fabre</text:p>
          </table:table-cell>
          <table:table-cell office:value-type="string">
            <text:p>Aucun</text:p>
          </table:table-cell>
          <table:table-cell office:value-type="string">
            <text:p>3,87762578303622</text:p>
          </table:table-cell>
          <table:table-cell office:value-type="string">
            <text:p>43,6153358770244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Place Albert 1er</text:p>
          </table:table-cell>
          <table:table-cell office:value-type="string">
            <text:p>Aucun</text:p>
          </table:table-cell>
          <table:table-cell office:value-type="string">
            <text:p>3,87470610391228</text:p>
          </table:table-cell>
          <table:table-cell office:value-type="string">
            <text:p>43,6162132208744</text:p>
          </table:table-cell>
        </table:table-row>
        <table:table-row table:style-name="ro1">
          <table:table-cell office:value-type="string">
            <text:p>320</text:p>
          </table:table-cell>
          <table:table-cell office:value-type="string">
            <text:p>Saint Jaumes / Bonnard</text:p>
          </table:table-cell>
          <table:table-cell office:value-type="string">
            <text:p>Aucun</text:p>
          </table:table-cell>
          <table:table-cell office:value-type="string">
            <text:p>3,86984558202703</text:p>
          </table:table-cell>
          <table:table-cell office:value-type="string">
            <text:p>43,6149420815581</text:p>
          </table:table-cell>
        </table:table-row>
        <table:table-row table:style-name="ro1">
          <table:table-cell office:value-type="string">
            <text:p>112</text:p>
          </table:table-cell>
          <table:table-cell office:value-type="string">
            <text:p>Henry IV / Armand Gautier</text:p>
          </table:table-cell>
          <table:table-cell office:value-type="string">
            <text:p>Aucun</text:p>
          </table:table-cell>
          <table:table-cell office:value-type="string">
            <text:p>3,87349141917144</text:p>
          </table:table-cell>
          <table:table-cell office:value-type="string">
            <text:p>43,6143197951226</text:p>
          </table:table-cell>
        </table:table-row>
        <table:table-row table:style-name="ro1">
          <table:table-cell office:value-type="string">
            <text:p>932</text:p>
          </table:table-cell>
          <table:table-cell office:value-type="string">
            <text:p>Saint Charles / Bertrand / Sainte-Lucie</text:p>
          </table:table-cell>
          <table:table-cell office:value-type="string">
            <text:p>Partiel</text:p>
          </table:table-cell>
          <table:table-cell office:value-type="string">
            <text:p>3,87345789969839</text:p>
          </table:table-cell>
          <table:table-cell office:value-type="string">
            <text:p>43,6169818320299</text:p>
          </table:table-cell>
        </table:table-row>
        <table:table-row table:style-name="ro1">
          <table:table-cell office:value-type="string">
            <text:p>500</text:p>
          </table:table-cell>
          <table:table-cell office:value-type="string">
            <text:p>Aéroport International / Poséidon</text:p>
          </table:table-cell>
          <table:table-cell office:value-type="string">
            <text:p>Partiel</text:p>
          </table:table-cell>
          <table:table-cell office:value-type="string">
            <text:p>3,89463453108616</text:p>
          </table:table-cell>
          <table:table-cell office:value-type="string">
            <text:p>43,6089929091842</text:p>
          </table:table-cell>
        </table:table-row>
        <table:table-row table:style-name="ro1">
          <table:table-cell office:value-type="string">
            <text:p>300</text:p>
          </table:table-cell>
          <table:table-cell office:value-type="string">
            <text:p>Antigone / Léon Blum</text:p>
          </table:table-cell>
          <table:table-cell office:value-type="string">
            <text:p>Partiel</text:p>
          </table:table-cell>
          <table:table-cell office:value-type="string">
            <text:p>3,89071155868388</text:p>
          </table:table-cell>
          <table:table-cell office:value-type="string">
            <text:p>43,6089774017343</text:p>
          </table:table-cell>
        </table:table-row>
        <table:table-row table:style-name="ro1">
          <table:table-cell office:value-type="string">
            <text:p>207</text:p>
          </table:table-cell>
          <table:table-cell office:value-type="string">
            <text:p>Antigone / Parkings</text:p>
          </table:table-cell>
          <table:table-cell office:value-type="string">
            <text:p>Partiel</text:p>
          </table:table-cell>
          <table:table-cell office:value-type="string">
            <text:p>3,88917625994171</text:p>
          </table:table-cell>
          <table:table-cell office:value-type="string">
            <text:p>43,609104723067</text:p>
          </table:table-cell>
        </table:table-row>
        <table:table-row table:style-name="ro1">
          <table:table-cell office:value-type="string">
            <text:p>755</text:p>
          </table:table-cell>
          <table:table-cell office:value-type="string">
            <text:p>Marie De Montpellier / Fac De Droit</text:p>
          </table:table-cell>
          <table:table-cell office:value-type="string">
            <text:p>Partiel</text:p>
          </table:table-cell>
          <table:table-cell office:value-type="string">
            <text:p>3,89897834677206</text:p>
          </table:table-cell>
          <table:table-cell office:value-type="string">
            <text:p>43,6015744949668</text:p>
          </table:table-cell>
        </table:table-row>
        <table:table-row table:style-name="ro1">
          <table:table-cell office:value-type="string">
            <text:p>952</text:p>
          </table:table-cell>
          <table:table-cell office:value-type="string">
            <text:p>Mondial / Vauguières</text:p>
          </table:table-cell>
          <table:table-cell office:value-type="string">
            <text:p>Aucun</text:p>
          </table:table-cell>
          <table:table-cell office:value-type="string">
            <text:p>3,91148091243903</text:p>
          </table:table-cell>
          <table:table-cell office:value-type="string">
            <text:p>43,603658079617</text:p>
          </table:table-cell>
        </table:table-row>
        <table:table-row table:style-name="ro1">
          <table:table-cell office:value-type="string">
            <text:p>872</text:p>
          </table:table-cell>
          <table:table-cell office:value-type="string">
            <text:p>Mondial / Mas Rouge</text:p>
          </table:table-cell>
          <table:table-cell office:value-type="string">
            <text:p>Partiel</text:p>
          </table:table-cell>
          <table:table-cell office:value-type="string">
            <text:p>3,90857326372515</text:p>
          </table:table-cell>
          <table:table-cell office:value-type="string">
            <text:p>43,6033467152106</text:p>
          </table:table-cell>
        </table:table-row>
        <table:table-row table:style-name="ro1">
          <table:table-cell office:value-type="string">
            <text:p>875-1</text:p>
          </table:table-cell>
          <table:table-cell office:value-type="string">
            <text:p>Place Ernest Granier</text:p>
          </table:table-cell>
          <table:table-cell office:value-type="string">
            <text:p>Aucun</text:p>
          </table:table-cell>
          <table:table-cell office:value-type="string">
            <text:p>3,90050533399097</text:p>
          </table:table-cell>
          <table:table-cell office:value-type="string">
            <text:p>43,6018827766249</text:p>
          </table:table-cell>
        </table:table-row>
        <table:table-row table:style-name="ro1">
          <table:table-cell office:value-type="string">
            <text:p>301</text:p>
          </table:table-cell>
          <table:table-cell office:value-type="string">
            <text:p>Jacques Cartier / Léon Blum</text:p>
          </table:table-cell>
          <table:table-cell office:value-type="string">
            <text:p>Tout</text:p>
          </table:table-cell>
          <table:table-cell office:value-type="string">
            <text:p>3,89048616931514</text:p>
          </table:table-cell>
          <table:table-cell office:value-type="string">
            <text:p>43,6070234942817</text:p>
          </table:table-cell>
        </table:table-row>
        <table:table-row table:style-name="ro1">
          <table:table-cell office:value-type="string">
            <text:p>524</text:p>
          </table:table-cell>
          <table:table-cell office:value-type="string">
            <text:p>Jacques Cartier / Poséidon</text:p>
          </table:table-cell>
          <table:table-cell office:value-type="string">
            <text:p>Tout</text:p>
          </table:table-cell>
          <table:table-cell office:value-type="string">
            <text:p>3,89399422202775</text:p>
          </table:table-cell>
          <table:table-cell office:value-type="string">
            <text:p>43,606790456682</text:p>
          </table:table-cell>
        </table:table-row>
        <table:table-row table:style-name="ro1">
          <table:table-cell office:value-type="string">
            <text:p>750</text:p>
          </table:table-cell>
          <table:table-cell office:value-type="string">
            <text:p>Marie De Montpellier / Antonelli / Chélia</text:p>
          </table:table-cell>
          <table:table-cell office:value-type="string">
            <text:p>Aucun</text:p>
          </table:table-cell>
          <table:table-cell office:value-type="string">
            <text:p>3,89618515192845</text:p>
          </table:table-cell>
          <table:table-cell office:value-type="string">
            <text:p>43,6003035387046</text:p>
          </table:table-cell>
        </table:table-row>
        <table:table-row table:style-name="ro1">
          <table:table-cell office:value-type="string">
            <text:p>518</text:p>
          </table:table-cell>
          <table:table-cell office:value-type="string">
            <text:p>Dubout / Orient / Comte de Melgueil</text:p>
          </table:table-cell>
          <table:table-cell office:value-type="string">
            <text:p>Partiel</text:p>
          </table:table-cell>
          <table:table-cell office:value-type="string">
            <text:p>3,89028460351555</text:p>
          </table:table-cell>
          <table:table-cell office:value-type="string">
            <text:p>43,6036823975346</text:p>
          </table:table-cell>
        </table:table-row>
        <table:table-row table:style-name="ro1">
          <table:table-cell office:value-type="string">
            <text:p>519</text:p>
          </table:table-cell>
          <table:table-cell office:value-type="string">
            <text:p>Dubout / Sept Cans</text:p>
          </table:table-cell>
          <table:table-cell office:value-type="string">
            <text:p>Aucun</text:p>
          </table:table-cell>
          <table:table-cell office:value-type="string">
            <text:p>3,89166748346568</text:p>
          </table:table-cell>
          <table:table-cell office:value-type="string">
            <text:p>43,6016622565936</text:p>
          </table:table-cell>
        </table:table-row>
        <table:table-row table:style-name="ro1">
          <table:table-cell office:value-type="string">
            <text:p>520</text:p>
          </table:table-cell>
          <table:table-cell office:value-type="string">
            <text:p>Moularès / Comte De Melgueil</text:p>
          </table:table-cell>
          <table:table-cell office:value-type="string">
            <text:p>Partiel</text:p>
          </table:table-cell>
          <table:table-cell office:value-type="string">
            <text:p>3,89309304499829</text:p>
          </table:table-cell>
          <table:table-cell office:value-type="string">
            <text:p>43,603849888611</text:p>
          </table:table-cell>
        </table:table-row>
        <table:table-row table:style-name="ro1">
          <table:table-cell office:value-type="string">
            <text:p>522</text:p>
          </table:table-cell>
          <table:table-cell office:value-type="string">
            <text:p>Droits De L'Homme / Consuls De Mer</text:p>
          </table:table-cell>
          <table:table-cell office:value-type="string">
            <text:p>Partiel</text:p>
          </table:table-cell>
          <table:table-cell office:value-type="string">
            <text:p>3,89492846652132</text:p>
          </table:table-cell>
          <table:table-cell office:value-type="string">
            <text:p>43,6039632909004</text:p>
          </table:table-cell>
        </table:table-row>
        <table:table-row table:style-name="ro1">
          <table:table-cell office:value-type="string">
            <text:p>521</text:p>
          </table:table-cell>
          <table:table-cell office:value-type="string">
            <text:p>Droits De L'Homme / Moularès</text:p>
          </table:table-cell>
          <table:table-cell office:value-type="string">
            <text:p>Aucun</text:p>
          </table:table-cell>
          <table:table-cell office:value-type="string">
            <text:p>3,89447905538938</text:p>
          </table:table-cell>
          <table:table-cell office:value-type="string">
            <text:p>43,6024986602736</text:p>
          </table:table-cell>
        </table:table-row>
        <table:table-row table:style-name="ro1">
          <table:table-cell office:value-type="string">
            <text:p>701</text:p>
          </table:table-cell>
          <table:table-cell office:value-type="string">
            <text:p>Moularès / Pirée</text:p>
          </table:table-cell>
          <table:table-cell office:value-type="string">
            <text:p>Aucun</text:p>
          </table:table-cell>
          <table:table-cell office:value-type="string">
            <text:p>3,89517338687416</text:p>
          </table:table-cell>
          <table:table-cell office:value-type="string">
            <text:p>43,6014941656779</text:p>
          </table:table-cell>
        </table:table-row>
        <table:table-row table:style-name="ro1">
          <table:table-cell office:value-type="string">
            <text:p>523</text:p>
          </table:table-cell>
          <table:table-cell office:value-type="string">
            <text:p>Droits De L'Homme / Juvénal</text:p>
          </table:table-cell>
          <table:table-cell office:value-type="string">
            <text:p>Aucun</text:p>
          </table:table-cell>
          <table:table-cell office:value-type="string">
            <text:p>3,89416653703397</text:p>
          </table:table-cell>
          <table:table-cell office:value-type="string">
            <text:p>43,6059328522459</text:p>
          </table:table-cell>
        </table:table-row>
        <table:table-row table:style-name="ro1">
          <table:table-cell office:value-type="string">
            <text:p>940</text:p>
          </table:table-cell>
          <table:table-cell office:value-type="string">
            <text:p>Droits De L'Homme / Barques</text:p>
          </table:table-cell>
          <table:table-cell office:value-type="string">
            <text:p>Aucun</text:p>
          </table:table-cell>
          <table:table-cell office:value-type="string">
            <text:p>3,89482418474139</text:p>
          </table:table-cell>
          <table:table-cell office:value-type="string">
            <text:p>43,6044715120248</text:p>
          </table:table-cell>
        </table:table-row>
        <table:table-row table:style-name="ro1">
          <table:table-cell office:value-type="string">
            <text:p>938</text:p>
          </table:table-cell>
          <table:table-cell office:value-type="string">
            <text:p>Aéroport International / Acropole</text:p>
          </table:table-cell>
          <table:table-cell office:value-type="string">
            <text:p>Aucun</text:p>
          </table:table-cell>
          <table:table-cell office:value-type="string">
            <text:p>3,89262333047137</text:p>
          </table:table-cell>
          <table:table-cell office:value-type="string">
            <text:p>43,6088713242316</text:p>
          </table:table-cell>
        </table:table-row>
        <table:table-row table:style-name="ro1">
          <table:table-cell office:value-type="string">
            <text:p>756</text:p>
          </table:table-cell>
          <table:table-cell office:value-type="string">
            <text:p>Marie De Montpellier / Syracuse</text:p>
          </table:table-cell>
          <table:table-cell office:value-type="string">
            <text:p>Aucun</text:p>
          </table:table-cell>
          <table:table-cell office:value-type="string">
            <text:p>3,89729952577451</text:p>
          </table:table-cell>
          <table:table-cell office:value-type="string">
            <text:p>43,6008931351745</text:p>
          </table:table-cell>
        </table:table-row>
        <table:table-row table:style-name="ro1">
          <table:table-cell office:value-type="string">
            <text:p>946</text:p>
          </table:table-cell>
          <table:table-cell office:value-type="string">
            <text:p>Mondial / Manuguerra</text:p>
          </table:table-cell>
          <table:table-cell office:value-type="string">
            <text:p>Aucun</text:p>
          </table:table-cell>
          <table:table-cell office:value-type="string">
            <text:p>3,90648571747426</text:p>
          </table:table-cell>
          <table:table-cell office:value-type="string">
            <text:p>43,603334479391</text:p>
          </table:table-cell>
        </table:table-row>
        <table:table-row table:style-name="ro1">
          <table:table-cell office:value-type="string">
            <text:p>871</text:p>
          </table:table-cell>
          <table:table-cell office:value-type="string">
            <text:p>Mondial / Pénélope</text:p>
          </table:table-cell>
          <table:table-cell office:value-type="string">
            <text:p>Aucun</text:p>
          </table:table-cell>
          <table:table-cell office:value-type="string">
            <text:p>3,91333889990795</text:p>
          </table:table-cell>
          <table:table-cell office:value-type="string">
            <text:p>43,6034373361937</text:p>
          </table:table-cell>
        </table:table-row>
        <table:table-row table:style-name="ro1">
          <table:table-cell office:value-type="string">
            <text:p>208</text:p>
          </table:table-cell>
          <table:table-cell office:value-type="string">
            <text:p>Passage Piéton / Etats Du Languedoc</text:p>
          </table:table-cell>
          <table:table-cell office:value-type="string">
            <text:p>Aucun</text:p>
          </table:table-cell>
          <table:table-cell office:value-type="string">
            <text:p>3,88650851599939</text:p>
          </table:table-cell>
          <table:table-cell office:value-type="string">
            <text:p>43,6066345394211</text:p>
          </table:table-cell>
        </table:table-row>
        <table:table-row table:style-name="ro1">
          <table:table-cell office:value-type="string">
            <text:p>308</text:p>
          </table:table-cell>
          <table:table-cell office:value-type="string">
            <text:p>Place De Strasbourg</text:p>
          </table:table-cell>
          <table:table-cell office:value-type="string">
            <text:p>Partiel</text:p>
          </table:table-cell>
          <table:table-cell office:value-type="string">
            <text:p>3,88036834660879</text:p>
          </table:table-cell>
          <table:table-cell office:value-type="string">
            <text:p>43,6029960595823</text:p>
          </table:table-cell>
        </table:table-row>
        <table:table-row table:style-name="ro1">
          <table:table-cell office:value-type="string">
            <text:p>309</text:p>
          </table:table-cell>
          <table:table-cell office:value-type="string">
            <text:p>Gare Routière / Grand Saint Jean</text:p>
          </table:table-cell>
          <table:table-cell office:value-type="string">
            <text:p>Aucun</text:p>
          </table:table-cell>
          <table:table-cell office:value-type="string">
            <text:p>3,87958180255451</text:p>
          </table:table-cell>
          <table:table-cell office:value-type="string">
            <text:p>43,603407684998</text:p>
          </table:table-cell>
        </table:table-row>
        <table:table-row table:style-name="ro1">
          <table:table-cell office:value-type="string">
            <text:p>201</text:p>
          </table:table-cell>
          <table:table-cell office:value-type="string">
            <text:p>République / Pagézy</text:p>
          </table:table-cell>
          <table:table-cell office:value-type="string">
            <text:p>Aucun</text:p>
          </table:table-cell>
          <table:table-cell office:value-type="string">
            <text:p>3,87934955137239</text:p>
          </table:table-cell>
          <table:table-cell office:value-type="string">
            <text:p>43,6053672291109</text:p>
          </table:table-cell>
        </table:table-row>
        <table:table-row table:style-name="ro1">
          <table:table-cell office:value-type="string">
            <text:p>202</text:p>
          </table:table-cell>
          <table:table-cell office:value-type="string">
            <text:p>Pagézy / Maguelone</text:p>
          </table:table-cell>
          <table:table-cell office:value-type="string">
            <text:p>Tout</text:p>
          </table:table-cell>
          <table:table-cell office:value-type="string">
            <text:p>3,87998501007706</text:p>
          </table:table-cell>
          <table:table-cell office:value-type="string">
            <text:p>43,6063412328148</text:p>
          </table:table-cell>
        </table:table-row>
        <table:table-row table:style-name="ro1">
          <table:table-cell office:value-type="string">
            <text:p>204</text:p>
          </table:table-cell>
          <table:table-cell office:value-type="string">
            <text:p>Pont De Lattes / Rue Farges</text:p>
          </table:table-cell>
          <table:table-cell office:value-type="string">
            <text:p>Aucun</text:p>
          </table:table-cell>
          <table:table-cell office:value-type="string">
            <text:p>3,88314878198116</text:p>
          </table:table-cell>
          <table:table-cell office:value-type="string">
            <text:p>43,6047007131306</text:p>
          </table:table-cell>
        </table:table-row>
        <table:table-row table:style-name="ro1">
          <table:table-cell office:value-type="string">
            <text:p>305</text:p>
          </table:table-cell>
          <table:table-cell office:value-type="string">
            <text:p>Orient / Strasbourg / Barcelone</text:p>
          </table:table-cell>
          <table:table-cell office:value-type="string">
            <text:p>Tout</text:p>
          </table:table-cell>
          <table:table-cell office:value-type="string">
            <text:p>3,88821255022127</text:p>
          </table:table-cell>
          <table:table-cell office:value-type="string">
            <text:p>43,6035233940235</text:p>
          </table:table-cell>
        </table:table-row>
        <table:table-row table:style-name="ro1">
          <table:table-cell office:value-type="string">
            <text:p>702</text:p>
          </table:table-cell>
          <table:table-cell office:value-type="string">
            <text:p>Moularès / Antonelli</text:p>
          </table:table-cell>
          <table:table-cell office:value-type="string">
            <text:p>Tout</text:p>
          </table:table-cell>
          <table:table-cell office:value-type="string">
            <text:p>3,89385741775522</text:p>
          </table:table-cell>
          <table:table-cell office:value-type="string">
            <text:p>43,5991790705438</text:p>
          </table:table-cell>
        </table:table-row>
        <table:table-row table:style-name="ro1">
          <table:table-cell office:value-type="string">
            <text:p>203</text:p>
          </table:table-cell>
          <table:table-cell office:value-type="string">
            <text:p>Jules Ferry / Verdun</text:p>
          </table:table-cell>
          <table:table-cell office:value-type="string">
            <text:p>Tout</text:p>
          </table:table-cell>
          <table:table-cell office:value-type="string">
            <text:p>3,88218839541929</text:p>
          </table:table-cell>
          <table:table-cell office:value-type="string">
            <text:p>43,6056291660615</text:p>
          </table:table-cell>
        </table:table-row>
        <table:table-row table:style-name="ro1">
          <table:table-cell office:value-type="string">
            <text:p>304</text:p>
          </table:table-cell>
          <table:table-cell office:value-type="string">
            <text:p>Juvénal / Etats Du Languedoc</text:p>
          </table:table-cell>
          <table:table-cell office:value-type="string">
            <text:p>Aucun</text:p>
          </table:table-cell>
          <table:table-cell office:value-type="string">
            <text:p>3,88811050862858</text:p>
          </table:table-cell>
          <table:table-cell office:value-type="string">
            <text:p>43,6054406200338</text:p>
          </table:table-cell>
        </table:table-row>
        <table:table-row table:style-name="ro1">
          <table:table-cell office:value-type="string">
            <text:p>303</text:p>
          </table:table-cell>
          <table:table-cell office:value-type="string">
            <text:p>Juvénal / Léon Blum / Vaissière</text:p>
          </table:table-cell>
          <table:table-cell office:value-type="string">
            <text:p>Aucun</text:p>
          </table:table-cell>
          <table:table-cell office:value-type="string">
            <text:p>3,88937878277181</text:p>
          </table:table-cell>
          <table:table-cell office:value-type="string">
            <text:p>43,6055102733817</text:p>
          </table:table-cell>
        </table:table-row>
        <table:table-row table:style-name="ro1">
          <table:table-cell office:value-type="string">
            <text:p>517</text:p>
          </table:table-cell>
          <table:table-cell office:value-type="string">
            <text:p>Orient / Protestants</text:p>
          </table:table-cell>
          <table:table-cell office:value-type="string">
            <text:p>Aucun</text:p>
          </table:table-cell>
          <table:table-cell office:value-type="string">
            <text:p>3,88665494344955</text:p>
          </table:table-cell>
          <table:table-cell office:value-type="string">
            <text:p>43,6026342811007</text:p>
          </table:table-cell>
        </table:table-row>
        <table:table-row table:style-name="ro1">
          <table:table-cell office:value-type="string">
            <text:p>641</text:p>
          </table:table-cell>
          <table:table-cell office:value-type="string">
            <text:p>Maurin / Payroliers</text:p>
          </table:table-cell>
          <table:table-cell office:value-type="string">
            <text:p>Aucun</text:p>
          </table:table-cell>
          <table:table-cell office:value-type="string">
            <text:p>3,87562957290015</text:p>
          </table:table-cell>
          <table:table-cell office:value-type="string">
            <text:p>43,5972791798009</text:p>
          </table:table-cell>
        </table:table-row>
        <table:table-row table:style-name="ro1">
          <table:table-cell office:value-type="string">
            <text:p>656</text:p>
          </table:table-cell>
          <table:table-cell office:value-type="string">
            <text:p>Palavas / Pont Trinquat</text:p>
          </table:table-cell>
          <table:table-cell office:value-type="string">
            <text:p>Aucun</text:p>
          </table:table-cell>
          <table:table-cell office:value-type="string">
            <text:p>3,88466358938336</text:p>
          </table:table-cell>
          <table:table-cell office:value-type="string">
            <text:p>43,6009676282284</text:p>
          </table:table-cell>
        </table:table-row>
        <table:table-row table:style-name="ro1">
          <table:table-cell office:value-type="string">
            <text:p>516</text:p>
          </table:table-cell>
          <table:table-cell office:value-type="string">
            <text:p>Rabelais / Palavas / Aiguerelles</text:p>
          </table:table-cell>
          <table:table-cell office:value-type="string">
            <text:p>Aucun</text:p>
          </table:table-cell>
          <table:table-cell office:value-type="string">
            <text:p>3,88467794028319</text:p>
          </table:table-cell>
          <table:table-cell office:value-type="string">
            <text:p>43,601833552354</text:p>
          </table:table-cell>
        </table:table-row>
        <table:table-row table:style-name="ro1">
          <table:table-cell office:value-type="string">
            <text:p>514</text:p>
          </table:table-cell>
          <table:table-cell office:value-type="string">
            <text:p>Rabelais / Perruque / Peysson</text:p>
          </table:table-cell>
          <table:table-cell office:value-type="string">
            <text:p>Aucun</text:p>
          </table:table-cell>
          <table:table-cell office:value-type="string">
            <text:p>3,87939584629825</text:p>
          </table:table-cell>
          <table:table-cell office:value-type="string">
            <text:p>43,6005885703189</text:p>
          </table:table-cell>
        </table:table-row>
        <table:table-row table:style-name="ro1">
          <table:table-cell office:value-type="string">
            <text:p>515</text:p>
          </table:table-cell>
          <table:table-cell office:value-type="string">
            <text:p>Rabelais / Bazille / Henry René</text:p>
          </table:table-cell>
          <table:table-cell office:value-type="string">
            <text:p>Aucun</text:p>
          </table:table-cell>
          <table:table-cell office:value-type="string">
            <text:p>3,88260055061396</text:p>
          </table:table-cell>
          <table:table-cell office:value-type="string">
            <text:p>43,6015444980044</text:p>
          </table:table-cell>
        </table:table-row>
        <table:table-row table:style-name="ro1">
          <table:table-cell office:value-type="string">
            <text:p>645</text:p>
          </table:table-cell>
          <table:table-cell office:value-type="string">
            <text:p>Dubout / Perruque</text:p>
          </table:table-cell>
          <table:table-cell office:value-type="string">
            <text:p>Aucun</text:p>
          </table:table-cell>
          <table:table-cell office:value-type="string">
            <text:p>3,87778253820226</text:p>
          </table:table-cell>
          <table:table-cell office:value-type="string">
            <text:p>43,5969596603566</text:p>
          </table:table-cell>
        </table:table-row>
        <table:table-row table:style-name="ro1">
          <table:table-cell office:value-type="string">
            <text:p>646</text:p>
          </table:table-cell>
          <table:table-cell office:value-type="string">
            <text:p>Prés D'Arènes / Perruque / Morlhon</text:p>
          </table:table-cell>
          <table:table-cell office:value-type="string">
            <text:p>Aucun</text:p>
          </table:table-cell>
          <table:table-cell office:value-type="string">
            <text:p>3,8777014440318</text:p>
          </table:table-cell>
          <table:table-cell office:value-type="string">
            <text:p>43,5956571562807</text:p>
          </table:table-cell>
        </table:table-row>
        <table:table-row table:style-name="ro1">
          <table:table-cell office:value-type="string">
            <text:p>634</text:p>
          </table:table-cell>
          <table:table-cell office:value-type="string">
            <text:p>Toulouse / Imprimerie</text:p>
          </table:table-cell>
          <table:table-cell office:value-type="string">
            <text:p>Aucun</text:p>
          </table:table-cell>
          <table:table-cell office:value-type="string">
            <text:p>3,86587342812773</text:p>
          </table:table-cell>
          <table:table-cell office:value-type="string">
            <text:p>43,598928145114</text:p>
          </table:table-cell>
        </table:table-row>
        <table:table-row table:style-name="ro1">
          <table:table-cell office:value-type="string">
            <text:p>633</text:p>
          </table:table-cell>
          <table:table-cell office:value-type="string">
            <text:p>Toulouse / Passage 75</text:p>
          </table:table-cell>
          <table:table-cell office:value-type="string">
            <text:p>Aucun</text:p>
          </table:table-cell>
          <table:table-cell office:value-type="string">
            <text:p>3,86680358082773</text:p>
          </table:table-cell>
          <table:table-cell office:value-type="string">
            <text:p>43,5997904334878</text:p>
          </table:table-cell>
        </table:table-row>
        <table:table-row table:style-name="ro1">
          <table:table-cell office:value-type="string">
            <text:p>635</text:p>
          </table:table-cell>
          <table:table-cell office:value-type="string">
            <text:p>Toulouse / Chasseurs</text:p>
          </table:table-cell>
          <table:table-cell office:value-type="string">
            <text:p>Partiel</text:p>
          </table:table-cell>
          <table:table-cell office:value-type="string">
            <text:p>3,86417866695246</text:p>
          </table:table-cell>
          <table:table-cell office:value-type="string">
            <text:p>43,5973866725334</text:p>
          </table:table-cell>
        </table:table-row>
        <table:table-row table:style-name="ro1">
          <table:table-cell office:value-type="string">
            <text:p>637</text:p>
          </table:table-cell>
          <table:table-cell office:value-type="string">
            <text:p>Toulouse / Rue Bounin</text:p>
          </table:table-cell>
          <table:table-cell office:value-type="string">
            <text:p>Partiel</text:p>
          </table:table-cell>
          <table:table-cell office:value-type="string">
            <text:p>3,86000594374992</text:p>
          </table:table-cell>
          <table:table-cell office:value-type="string">
            <text:p>43,5935278804504</text:p>
          </table:table-cell>
        </table:table-row>
        <table:table-row table:style-name="ro1">
          <table:table-cell office:value-type="string">
            <text:p>636</text:p>
          </table:table-cell>
          <table:table-cell office:value-type="string">
            <text:p>Toulouse / Brassens</text:p>
          </table:table-cell>
          <table:table-cell office:value-type="string">
            <text:p>Partiel</text:p>
          </table:table-cell>
          <table:table-cell office:value-type="string">
            <text:p>3,86185757060981</text:p>
          </table:table-cell>
          <table:table-cell office:value-type="string">
            <text:p>43,5952520071906</text:p>
          </table:table-cell>
        </table:table-row>
        <table:table-row table:style-name="ro1">
          <table:table-cell office:value-type="string">
            <text:p>511-1</text:p>
          </table:table-cell>
          <table:table-cell office:value-type="string">
            <text:p>Place Du 8 Mai 1945 (Coté Ave de Toulouse)</text:p>
          </table:table-cell>
          <table:table-cell office:value-type="string">
            <text:p>Partiel</text:p>
          </table:table-cell>
          <table:table-cell office:value-type="string">
            <text:p>3,86812589457073</text:p>
          </table:table-cell>
          <table:table-cell office:value-type="string">
            <text:p>43,6010487244517</text:p>
          </table:table-cell>
        </table:table-row>
        <table:table-row table:style-name="ro1">
          <table:table-cell office:value-type="string">
            <text:p>619</text:p>
          </table:table-cell>
          <table:table-cell office:value-type="string">
            <text:p>Lodève / Alco</text:p>
          </table:table-cell>
          <table:table-cell office:value-type="string">
            <text:p>Aucun</text:p>
          </table:table-cell>
          <table:table-cell office:value-type="string">
            <text:p>3,84479545695527</text:p>
          </table:table-cell>
          <table:table-cell office:value-type="string">
            <text:p>43,6126627513093</text:p>
          </table:table-cell>
        </table:table-row>
        <table:table-row table:style-name="ro1">
          <table:table-cell office:value-type="string">
            <text:p>618</text:p>
          </table:table-cell>
          <table:table-cell office:value-type="string">
            <text:p>Lodève / Las Sorbès</text:p>
          </table:table-cell>
          <table:table-cell office:value-type="string">
            <text:p>Aucun</text:p>
          </table:table-cell>
          <table:table-cell office:value-type="string">
            <text:p>3,8456802998267</text:p>
          </table:table-cell>
          <table:table-cell office:value-type="string">
            <text:p>43,6122515993475</text:p>
          </table:table-cell>
        </table:table-row>
        <table:table-row table:style-name="ro1">
          <table:table-cell office:value-type="string">
            <text:p>617</text:p>
          </table:table-cell>
          <table:table-cell office:value-type="string">
            <text:p>Lodève / Taillade / Citée du Mas De Tesse</text:p>
          </table:table-cell>
          <table:table-cell office:value-type="string">
            <text:p>Aucun</text:p>
          </table:table-cell>
          <table:table-cell office:value-type="string">
            <text:p>3,84969738544694</text:p>
          </table:table-cell>
          <table:table-cell office:value-type="string">
            <text:p>43,6105424752579</text:p>
          </table:table-cell>
        </table:table-row>
        <table:table-row table:style-name="ro1">
          <table:table-cell office:value-type="string">
            <text:p>616</text:p>
          </table:table-cell>
          <table:table-cell office:value-type="string">
            <text:p>Lodève / Citée Astruc</text:p>
          </table:table-cell>
          <table:table-cell office:value-type="string">
            <text:p>Aucun</text:p>
          </table:table-cell>
          <table:table-cell office:value-type="string">
            <text:p>3,85441689138259</text:p>
          </table:table-cell>
          <table:table-cell office:value-type="string">
            <text:p>43,610204977239</text:p>
          </table:table-cell>
        </table:table-row>
        <table:table-row table:style-name="ro1">
          <table:table-cell office:value-type="string">
            <text:p>615</text:p>
          </table:table-cell>
          <table:table-cell office:value-type="string">
            <text:p>Lodève / Benjamin Milhaud</text:p>
          </table:table-cell>
          <table:table-cell office:value-type="string">
            <text:p>Aucun</text:p>
          </table:table-cell>
          <table:table-cell office:value-type="string">
            <text:p>3,85632801047656</text:p>
          </table:table-cell>
          <table:table-cell office:value-type="string">
            <text:p>43,6104379631216</text:p>
          </table:table-cell>
        </table:table-row>
        <table:table-row table:style-name="ro1">
          <table:table-cell office:value-type="string">
            <text:p>814</text:p>
          </table:table-cell>
          <table:table-cell office:value-type="string">
            <text:p>Lodève / Liberté</text:p>
          </table:table-cell>
          <table:table-cell office:value-type="string">
            <text:p>Aucun</text:p>
          </table:table-cell>
          <table:table-cell office:value-type="string">
            <text:p>3,81959710535439</text:p>
          </table:table-cell>
          <table:table-cell office:value-type="string">
            <text:p>43,6155342694047</text:p>
          </table:table-cell>
        </table:table-row>
        <table:table-row table:style-name="ro1">
          <table:table-cell office:value-type="string">
            <text:p>813</text:p>
          </table:table-cell>
          <table:table-cell office:value-type="string">
            <text:p>Lodève / Zac De La Fontaine</text:p>
          </table:table-cell>
          <table:table-cell office:value-type="string">
            <text:p>Aucun</text:p>
          </table:table-cell>
          <table:table-cell office:value-type="string">
            <text:p>3,82385710412019</text:p>
          </table:table-cell>
          <table:table-cell office:value-type="string">
            <text:p>43,6150084590505</text:p>
          </table:table-cell>
        </table:table-row>
        <table:table-row table:style-name="ro1">
          <table:table-cell office:value-type="string">
            <text:p>812</text:p>
          </table:table-cell>
          <table:table-cell office:value-type="string">
            <text:p>Lodève / Zamenhof</text:p>
          </table:table-cell>
          <table:table-cell office:value-type="string">
            <text:p>Partiel</text:p>
          </table:table-cell>
          <table:table-cell office:value-type="string">
            <text:p>3,82593647588449</text:p>
          </table:table-cell>
          <table:table-cell office:value-type="string">
            <text:p>43,614937185733</text:p>
          </table:table-cell>
        </table:table-row>
        <table:table-row table:style-name="ro1">
          <table:table-cell office:value-type="string">
            <text:p>916</text:p>
          </table:table-cell>
          <table:table-cell office:value-type="string">
            <text:p>Rond Point Du Château D'O</text:p>
          </table:table-cell>
          <table:table-cell office:value-type="string">
            <text:p>Aucun</text:p>
          </table:table-cell>
          <table:table-cell office:value-type="string">
            <text:p>3,84229391936149</text:p>
          </table:table-cell>
          <table:table-cell office:value-type="string">
            <text:p>43,6310877262807</text:p>
          </table:table-cell>
        </table:table-row>
        <table:table-row table:style-name="ro1">
          <table:table-cell office:value-type="string">
            <text:p>917</text:p>
          </table:table-cell>
          <table:table-cell office:value-type="string">
            <text:p>Moulins / Closerie Du Château</text:p>
          </table:table-cell>
          <table:table-cell office:value-type="string">
            <text:p>Aucun</text:p>
          </table:table-cell>
          <table:table-cell office:value-type="string">
            <text:p>3,8427726665651</text:p>
          </table:table-cell>
          <table:table-cell office:value-type="string">
            <text:p>43,6321818813716</text:p>
          </table:table-cell>
        </table:table-row>
        <table:table-row table:style-name="ro1">
          <table:table-cell office:value-type="string">
            <text:p>807</text:p>
          </table:table-cell>
          <table:table-cell office:value-type="string">
            <text:p>Lodève / Bringuier</text:p>
          </table:table-cell>
          <table:table-cell office:value-type="string">
            <text:p>Aucun</text:p>
          </table:table-cell>
          <table:table-cell office:value-type="string">
            <text:p>3,83908356474466</text:p>
          </table:table-cell>
          <table:table-cell office:value-type="string">
            <text:p>43,6136907900015</text:p>
          </table:table-cell>
        </table:table-row>
        <table:table-row table:style-name="ro1">
          <table:table-cell office:value-type="string">
            <text:p>752</text:p>
          </table:table-cell>
          <table:table-cell office:value-type="string">
            <text:p>Moularès / Sept Cans</text:p>
          </table:table-cell>
          <table:table-cell office:value-type="string">
            <text:p>Aucun</text:p>
          </table:table-cell>
          <table:table-cell office:value-type="string">
            <text:p>3,89453887194847</text:p>
          </table:table-cell>
          <table:table-cell office:value-type="string">
            <text:p>43,600190326751</text:p>
          </table:table-cell>
        </table:table-row>
        <table:table-row table:style-name="ro1">
          <table:table-cell office:value-type="string">
            <text:p>525</text:p>
          </table:table-cell>
          <table:table-cell office:value-type="string">
            <text:p>Juvénal / Cartier</text:p>
          </table:table-cell>
          <table:table-cell office:value-type="string">
            <text:p>Aucun</text:p>
          </table:table-cell>
          <table:table-cell office:value-type="string">
            <text:p>3,89576098901954</text:p>
          </table:table-cell>
          <table:table-cell office:value-type="string">
            <text:p>43,6063027116283</text:p>
          </table:table-cell>
        </table:table-row>
        <table:table-row table:style-name="ro1">
          <table:table-cell office:value-type="string">
            <text:p>915</text:p>
          </table:table-cell>
          <table:table-cell office:value-type="string">
            <text:p>Grabels / Carriérasse ( Malbosc )</text:p>
          </table:table-cell>
          <table:table-cell office:value-type="string">
            <text:p>Partiel</text:p>
          </table:table-cell>
          <table:table-cell office:value-type="string">
            <text:p>3,83389835855191</text:p>
          </table:table-cell>
          <table:table-cell office:value-type="string">
            <text:p>43,634471338898</text:p>
          </table:table-cell>
        </table:table-row>
        <table:table-row table:style-name="ro1">
          <table:table-cell office:value-type="string">
            <text:p>760</text:p>
          </table:table-cell>
          <table:table-cell office:value-type="string">
            <text:p>Voie Domitienne / Citée Universitaire</text:p>
          </table:table-cell>
          <table:table-cell office:value-type="string">
            <text:p>Aucun</text:p>
          </table:table-cell>
          <table:table-cell office:value-type="string">
            <text:p>3,86005643663091</text:p>
          </table:table-cell>
          <table:table-cell office:value-type="string">
            <text:p>43,6224190214439</text:p>
          </table:table-cell>
        </table:table-row>
        <table:table-row table:style-name="ro1">
          <table:table-cell office:value-type="string">
            <text:p>540</text:p>
          </table:table-cell>
          <table:table-cell office:value-type="string">
            <text:p>Ecole Normale / Crova</text:p>
          </table:table-cell>
          <table:table-cell office:value-type="string">
            <text:p>Aucun</text:p>
          </table:table-cell>
          <table:table-cell office:value-type="string">
            <text:p>3,86631224693005</text:p>
          </table:table-cell>
          <table:table-cell office:value-type="string">
            <text:p>43,6210541653092</text:p>
          </table:table-cell>
        </table:table-row>
        <table:table-row table:style-name="ro1">
          <table:table-cell office:value-type="string">
            <text:p>405</text:p>
          </table:table-cell>
          <table:table-cell office:value-type="string">
            <text:p>Broussonnet / Croix Catelan</text:p>
          </table:table-cell>
          <table:table-cell office:value-type="string">
            <text:p>Aucun</text:p>
          </table:table-cell>
          <table:table-cell office:value-type="string">
            <text:p>3,86870913322043</text:p>
          </table:table-cell>
          <table:table-cell office:value-type="string">
            <text:p>43,6170814761792</text:p>
          </table:table-cell>
        </table:table-row>
        <table:table-row table:style-name="ro1">
          <table:table-cell office:value-type="string">
            <text:p>530</text:p>
          </table:table-cell>
          <table:table-cell office:value-type="string">
            <text:p>Passage Piéton / Portalière Des Masques</text:p>
          </table:table-cell>
          <table:table-cell office:value-type="string">
            <text:p>Aucun</text:p>
          </table:table-cell>
          <table:table-cell office:value-type="string">
            <text:p>3,86648825476747</text:p>
          </table:table-cell>
          <table:table-cell office:value-type="string">
            <text:p>43,6160183092633</text:p>
          </table:table-cell>
        </table:table-row>
        <table:table-row table:style-name="ro1">
          <table:table-cell office:value-type="string">
            <text:p>970</text:p>
          </table:table-cell>
          <table:table-cell office:value-type="string">
            <text:p>Villeneuve D'Angoulême / Janvier</text:p>
          </table:table-cell>
          <table:table-cell office:value-type="string">
            <text:p>Partiel</text:p>
          </table:table-cell>
          <table:table-cell office:value-type="string">
            <text:p>3,86765876048073</text:p>
          </table:table-cell>
          <table:table-cell office:value-type="string">
            <text:p>43,5951728124026</text:p>
          </table:table-cell>
        </table:table-row>
        <table:table-row table:style-name="ro1">
          <table:table-cell office:value-type="string">
            <text:p>876</text:p>
          </table:table-cell>
          <table:table-cell office:value-type="string">
            <text:p>Léonard De Vinci / Vauguières</text:p>
          </table:table-cell>
          <table:table-cell office:value-type="string">
            <text:p>Partiel</text:p>
          </table:table-cell>
          <table:table-cell office:value-type="string">
            <text:p>3,90689511860048</text:p>
          </table:table-cell>
          <table:table-cell office:value-type="string">
            <text:p>43,6037077614734</text:p>
          </table:table-cell>
        </table:table-row>
        <table:table-row table:style-name="ro1">
          <table:table-cell office:value-type="string">
            <text:p>878</text:p>
          </table:table-cell>
          <table:table-cell office:value-type="string">
            <text:p>Léonard De Vinci / Albert Einstein</text:p>
          </table:table-cell>
          <table:table-cell office:value-type="string">
            <text:p>Partiel</text:p>
          </table:table-cell>
          <table:table-cell office:value-type="string">
            <text:p>3,90654927043813</text:p>
          </table:table-cell>
          <table:table-cell office:value-type="string">
            <text:p>43,608325287127</text:p>
          </table:table-cell>
        </table:table-row>
        <table:table-row table:style-name="ro1">
          <table:table-cell office:value-type="string">
            <text:p>877</text:p>
          </table:table-cell>
          <table:table-cell office:value-type="string">
            <text:p>Léonard De Vinci / Passage Piéton</text:p>
          </table:table-cell>
          <table:table-cell office:value-type="string">
            <text:p>Partiel</text:p>
          </table:table-cell>
          <table:table-cell office:value-type="string">
            <text:p>3,90686340929887</text:p>
          </table:table-cell>
          <table:table-cell office:value-type="string">
            <text:p>43,6050505393364</text:p>
          </table:table-cell>
        </table:table-row>
        <table:table-row table:style-name="ro1">
          <table:table-cell office:value-type="string">
            <text:p>965</text:p>
          </table:table-cell>
          <table:table-cell office:value-type="string">
            <text:p>Angoulême / Riverains</text:p>
          </table:table-cell>
          <table:table-cell office:value-type="string">
            <text:p>Aucun</text:p>
          </table:table-cell>
          <table:table-cell office:value-type="string">
            <text:p>3,86575247691719</text:p>
          </table:table-cell>
          <table:table-cell office:value-type="string">
            <text:p>43,5894217045001</text:p>
          </table:table-cell>
        </table:table-row>
        <table:table-row table:style-name="ro1">
          <table:table-cell office:value-type="string">
            <text:p>330</text:p>
          </table:table-cell>
          <table:table-cell office:value-type="string">
            <text:p>Bd de Strasbourg / Riverains</text:p>
          </table:table-cell>
          <table:table-cell office:value-type="string">
            <text:p>Aucun</text:p>
          </table:table-cell>
          <table:table-cell office:value-type="string">
            <text:p>3,88608287064343</text:p>
          </table:table-cell>
          <table:table-cell office:value-type="string">
            <text:p>43,6033671687034</text:p>
          </table:table-cell>
        </table:table-row>
        <table:table-row table:style-name="ro1">
          <table:table-cell office:value-type="string">
            <text:p>328</text:p>
          </table:table-cell>
          <table:table-cell office:value-type="string">
            <text:p>Pépinière / Warnery</text:p>
          </table:table-cell>
          <table:table-cell office:value-type="string">
            <text:p>Tout</text:p>
          </table:table-cell>
          <table:table-cell office:value-type="string">
            <text:p>3,88912629815727</text:p>
          </table:table-cell>
          <table:table-cell office:value-type="string">
            <text:p>43,614058733727</text:p>
          </table:table-cell>
        </table:table-row>
        <table:table-row table:style-name="ro1">
          <table:table-cell office:value-type="string">
            <text:p>909</text:p>
          </table:table-cell>
          <table:table-cell office:value-type="string">
            <text:p>Agathois / Sainte Barbe</text:p>
          </table:table-cell>
          <table:table-cell office:value-type="string">
            <text:p>Aucun</text:p>
          </table:table-cell>
          <table:table-cell office:value-type="string">
            <text:p>3,82306781673364</text:p>
          </table:table-cell>
          <table:table-cell office:value-type="string">
            <text:p>43,6305493274995</text:p>
          </table:table-cell>
        </table:table-row>
        <table:table-row table:style-name="ro1">
          <table:table-cell office:value-type="string">
            <text:p>526</text:p>
          </table:table-cell>
          <table:table-cell office:value-type="string">
            <text:p>Etats du Languedoc / Fontaine de Lattes</text:p>
          </table:table-cell>
          <table:table-cell office:value-type="string">
            <text:p>Aucun</text:p>
          </table:table-cell>
          <table:table-cell office:value-type="string">
            <text:p>3,88987966829719</text:p>
          </table:table-cell>
          <table:table-cell office:value-type="string">
            <text:p>43,6040460066188</text:p>
          </table:table-cell>
        </table:table-row>
        <table:table-row table:style-name="ro1">
          <table:table-cell office:value-type="string">
            <text:p>980</text:p>
          </table:table-cell>
          <table:table-cell office:value-type="string">
            <text:p>Maurin / Fermaud</text:p>
          </table:table-cell>
          <table:table-cell office:value-type="string">
            <text:p>Aucun</text:p>
          </table:table-cell>
          <table:table-cell office:value-type="string">
            <text:p>3,87520356246341</text:p>
          </table:table-cell>
          <table:table-cell office:value-type="string">
            <text:p>43,6012170522614</text:p>
          </table:table-cell>
        </table:table-row>
        <table:table-row table:style-name="ro1">
          <table:table-cell office:value-type="string">
            <text:p>981</text:p>
          </table:table-cell>
          <table:table-cell office:value-type="string">
            <text:p>Maurin / Bonnié</text:p>
          </table:table-cell>
          <table:table-cell office:value-type="string">
            <text:p>Aucun</text:p>
          </table:table-cell>
          <table:table-cell office:value-type="string">
            <text:p>3,87500299056888</text:p>
          </table:table-cell>
          <table:table-cell office:value-type="string">
            <text:p>43,6024200293394</text:p>
          </table:table-cell>
        </table:table-row>
        <table:table-row table:style-name="ro1">
          <table:table-cell office:value-type="string">
            <text:p>80</text:p>
          </table:table-cell>
          <table:table-cell office:value-type="string">
            <text:p>Montasinos / Gros Olivier</text:p>
          </table:table-cell>
          <table:table-cell office:value-type="string">
            <text:p>Aucun</text:p>
          </table:table-cell>
          <table:table-cell office:value-type="string">
            <text:p>3,88259901791913</text:p>
          </table:table-cell>
          <table:table-cell office:value-type="string">
            <text:p>43,62450559613</text:p>
          </table:table-cell>
        </table:table-row>
        <table:table-row table:style-name="ro1">
          <table:table-cell office:value-type="string">
            <text:p>82</text:p>
          </table:table-cell>
          <table:table-cell office:value-type="string">
            <text:p>Montasinos / Laëtitia</text:p>
          </table:table-cell>
          <table:table-cell office:value-type="string">
            <text:p>Partiel</text:p>
          </table:table-cell>
          <table:table-cell office:value-type="string">
            <text:p>3,88255553075172</text:p>
          </table:table-cell>
          <table:table-cell office:value-type="string">
            <text:p>43,6232130055028</text:p>
          </table:table-cell>
        </table:table-row>
        <table:table-row table:style-name="ro1">
          <table:table-cell office:value-type="string">
            <text:p>88</text:p>
          </table:table-cell>
          <table:table-cell office:value-type="string">
            <text:p>Beau Séjour / Jeu De Mail Des Abbés</text:p>
          </table:table-cell>
          <table:table-cell office:value-type="string">
            <text:p>Partiel</text:p>
          </table:table-cell>
          <table:table-cell office:value-type="string">
            <text:p>3,88409573300482</text:p>
          </table:table-cell>
          <table:table-cell office:value-type="string">
            <text:p>43,6199847407617</text:p>
          </table:table-cell>
        </table:table-row>
        <table:table-row table:style-name="ro1">
          <table:table-cell office:value-type="string">
            <text:p>86</text:p>
          </table:table-cell>
          <table:table-cell office:value-type="string">
            <text:p>Jeu De Mail Des Abbés / Mousseron</text:p>
          </table:table-cell>
          <table:table-cell office:value-type="string">
            <text:p>Aucun</text:p>
          </table:table-cell>
          <table:table-cell office:value-type="string">
            <text:p>3,88379186492855</text:p>
          </table:table-cell>
          <table:table-cell office:value-type="string">
            <text:p>43,620759261422</text:p>
          </table:table-cell>
        </table:table-row>
        <table:table-row table:style-name="ro1">
          <table:table-cell office:value-type="string">
            <text:p>90</text:p>
          </table:table-cell>
          <table:table-cell office:value-type="string">
            <text:p>Substantion / Menuhin</text:p>
          </table:table-cell>
          <table:table-cell office:value-type="string">
            <text:p>Aucun</text:p>
          </table:table-cell>
          <table:table-cell office:value-type="string">
            <text:p>3,88391264009612</text:p>
          </table:table-cell>
          <table:table-cell office:value-type="string">
            <text:p>43,6174285563104</text:p>
          </table:table-cell>
        </table:table-row>
        <table:table-row table:style-name="ro1">
          <table:table-cell office:value-type="string">
            <text:p>92</text:p>
          </table:table-cell>
          <table:table-cell office:value-type="string">
            <text:p>Substantion / Poésie / Marché Aux Bestiaux</text:p>
          </table:table-cell>
          <table:table-cell office:value-type="string">
            <text:p>Partiel</text:p>
          </table:table-cell>
          <table:table-cell office:value-type="string">
            <text:p>3,88319897825583</text:p>
          </table:table-cell>
          <table:table-cell office:value-type="string">
            <text:p>43,6167951023142</text:p>
          </table:table-cell>
        </table:table-row>
        <table:table-row table:style-name="ro1">
          <table:table-cell office:value-type="string">
            <text:p>96</text:p>
          </table:table-cell>
          <table:table-cell office:value-type="string">
            <text:p>Substantion / Bernard Délicieux</text:p>
          </table:table-cell>
          <table:table-cell office:value-type="string">
            <text:p>Partiel</text:p>
          </table:table-cell>
          <table:table-cell office:value-type="string">
            <text:p>3,88218408329351</text:p>
          </table:table-cell>
          <table:table-cell office:value-type="string">
            <text:p>43,6156617920653</text:p>
          </table:table-cell>
        </table:table-row>
        <table:table-row table:style-name="ro1">
          <table:table-cell office:value-type="string">
            <text:p>325</text:p>
          </table:table-cell>
          <table:table-cell office:value-type="string">
            <text:p>Mermoz / Professeur Vallois / Pradier</text:p>
          </table:table-cell>
          <table:table-cell office:value-type="string">
            <text:p>Tout</text:p>
          </table:table-cell>
          <table:table-cell office:value-type="string">
            <text:p>3,88865609896196</text:p>
          </table:table-cell>
          <table:table-cell office:value-type="string">
            <text:p>43,6132113501907</text:p>
          </table:table-cell>
        </table:table-row>
        <table:table-row table:style-name="ro1">
          <table:table-cell office:value-type="string">
            <text:p>623</text:p>
          </table:table-cell>
          <table:table-cell office:value-type="string">
            <text:p>Renouvier / Cardaire / Nourrit</text:p>
          </table:table-cell>
          <table:table-cell office:value-type="string">
            <text:p>Tout</text:p>
          </table:table-cell>
          <table:table-cell office:value-type="string">
            <text:p>3,8675701785338</text:p>
          </table:table-cell>
          <table:table-cell office:value-type="string">
            <text:p>43,6048444762915</text:p>
          </table:table-cell>
        </table:table-row>
        <table:table-row table:style-name="ro1">
          <table:table-cell office:value-type="string">
            <text:p>662</text:p>
          </table:table-cell>
          <table:table-cell office:value-type="string">
            <text:p>Nîmes / Saint Lazare</text:p>
          </table:table-cell>
          <table:table-cell office:value-type="string">
            <text:p>Tout</text:p>
          </table:table-cell>
          <table:table-cell office:value-type="string">
            <text:p>3,88600976143827</text:p>
          </table:table-cell>
          <table:table-cell office:value-type="string">
            <text:p>43,6175535526185</text:p>
          </table:table-cell>
        </table:table-row>
        <table:table-row table:style-name="ro1">
          <table:table-cell office:value-type="string">
            <text:p>663</text:p>
          </table:table-cell>
          <table:table-cell office:value-type="string">
            <text:p>Nîmes / Yehudi Menuhin</text:p>
          </table:table-cell>
          <table:table-cell office:value-type="string">
            <text:p>Aucun</text:p>
          </table:table-cell>
          <table:table-cell office:value-type="string">
            <text:p>3,88520644008357</text:p>
          </table:table-cell>
          <table:table-cell office:value-type="string">
            <text:p>43,6167396516338</text:p>
          </table:table-cell>
        </table:table-row>
        <table:table-row table:style-name="ro1">
          <table:table-cell office:value-type="string">
            <text:p>666</text:p>
          </table:table-cell>
          <table:table-cell office:value-type="string">
            <text:p>Saint Lazare / Reine d'Italie</text:p>
          </table:table-cell>
          <table:table-cell office:value-type="string">
            <text:p>Tout</text:p>
          </table:table-cell>
          <table:table-cell office:value-type="string">
            <text:p>3,88915947802352</text:p>
          </table:table-cell>
          <table:table-cell office:value-type="string">
            <text:p>43,6247644125083</text:p>
          </table:table-cell>
        </table:table-row>
        <table:table-row table:style-name="ro1">
          <table:table-cell office:value-type="string">
            <text:p>951</text:p>
          </table:table-cell>
          <table:table-cell office:value-type="string">
            <text:p>Georges Méliès / Odysséum</text:p>
          </table:table-cell>
          <table:table-cell office:value-type="string">
            <text:p>Aucun</text:p>
          </table:table-cell>
          <table:table-cell office:value-type="string">
            <text:p>3,92037453365969</text:p>
          </table:table-cell>
          <table:table-cell office:value-type="string">
            <text:p>43,6039360418996</text:p>
          </table:table-cell>
        </table:table-row>
        <table:table-row table:style-name="ro1">
          <table:table-cell office:value-type="string">
            <text:p>947</text:p>
          </table:table-cell>
          <table:table-cell office:value-type="string">
            <text:p>Passage Piéton / Station TRAM rue du Mondial</text:p>
          </table:table-cell>
          <table:table-cell office:value-type="string">
            <text:p>Aucun</text:p>
          </table:table-cell>
          <table:table-cell office:value-type="string">
            <text:p>3,90360102426603</text:p>
          </table:table-cell>
          <table:table-cell office:value-type="string">
            <text:p>43,6027435833992</text:p>
          </table:table-cell>
        </table:table-row>
        <table:table-row table:style-name="ro1">
          <table:table-cell office:value-type="string">
            <text:p>881</text:p>
          </table:table-cell>
          <table:table-cell office:value-type="string">
            <text:p>Avenue de la mer</text:p>
          </table:table-cell>
          <table:table-cell office:value-type="string">
            <text:p>Aucun</text:p>
          </table:table-cell>
          <table:table-cell office:value-type="string">
            <text:p>3,90200181194699</text:p>
          </table:table-cell>
          <table:table-cell office:value-type="string">
            <text:p>43,6001106263297</text:p>
          </table:table-cell>
        </table:table-row>
        <table:table-row table:style-name="ro1">
          <table:table-cell office:value-type="string">
            <text:p>882</text:p>
          </table:table-cell>
          <table:table-cell office:value-type="string">
            <text:p>Avenue de la mer</text:p>
          </table:table-cell>
          <table:table-cell office:value-type="string">
            <text:p>Aucun</text:p>
          </table:table-cell>
          <table:table-cell office:value-type="string">
            <text:p>3,90327039443382</text:p>
          </table:table-cell>
          <table:table-cell office:value-type="string">
            <text:p>43,5982859296331</text:p>
          </table:table-cell>
        </table:table-row>
        <table:table-row table:style-name="ro1">
          <table:table-cell office:value-type="string">
            <text:p>883</text:p>
          </table:table-cell>
          <table:table-cell office:value-type="string">
            <text:p>Avenue de la mer</text:p>
          </table:table-cell>
          <table:table-cell office:value-type="string">
            <text:p>Aucun</text:p>
          </table:table-cell>
          <table:table-cell office:value-type="string">
            <text:p>3,90545988519478</text:p>
          </table:table-cell>
          <table:table-cell office:value-type="string">
            <text:p>43,5948828294596</text:p>
          </table:table-cell>
        </table:table-row>
        <table:table-row table:style-name="ro1">
          <table:table-cell office:value-type="string">
            <text:p>751</text:p>
          </table:table-cell>
          <table:table-cell office:value-type="string">
            <text:p>Antonelli / Sept Cans / Entrée Mairie</text:p>
          </table:table-cell>
          <table:table-cell office:value-type="string">
            <text:p>Aucun</text:p>
          </table:table-cell>
          <table:table-cell office:value-type="string">
            <text:p>3,89511727101612</text:p>
          </table:table-cell>
          <table:table-cell office:value-type="string">
            <text:p>43,5995869496321</text:p>
          </table:table-cell>
        </table:table-row>
        <table:table-row table:style-name="ro1">
          <table:table-cell office:value-type="string">
            <text:p>777</text:p>
          </table:table-cell>
          <table:table-cell office:value-type="string">
            <text:p>Tillion / Pont Trinquat / Acconiers</text:p>
          </table:table-cell>
          <table:table-cell office:value-type="string">
            <text:p>Aucun</text:p>
          </table:table-cell>
          <table:table-cell office:value-type="string">
            <text:p>3,89657672703676</text:p>
          </table:table-cell>
          <table:table-cell office:value-type="string">
            <text:p>43,5954916178105</text:p>
          </table:table-cell>
        </table:table-row>
        <table:table-row table:style-name="ro1">
          <table:table-cell office:value-type="string">
            <text:p>778</text:p>
          </table:table-cell>
          <table:table-cell office:value-type="string">
            <text:p>Tillion / Voie privée</text:p>
          </table:table-cell>
          <table:table-cell office:value-type="string">
            <text:p>Aucun</text:p>
          </table:table-cell>
          <table:table-cell office:value-type="string">
            <text:p>3,89597865762358</text:p>
          </table:table-cell>
          <table:table-cell office:value-type="string">
            <text:p>43,5968467136756</text:p>
          </table:table-cell>
        </table:table-row>
        <table:table-row table:style-name="ro1">
          <table:table-cell office:value-type="string">
            <text:p>779</text:p>
          </table:table-cell>
          <table:table-cell office:value-type="string">
            <text:p>Tillion / Parking Mairie</text:p>
          </table:table-cell>
          <table:table-cell office:value-type="string">
            <text:p>Aucun</text:p>
          </table:table-cell>
          <table:table-cell office:value-type="string">
            <text:p>3,89522645729392</text:p>
          </table:table-cell>
          <table:table-cell office:value-type="string">
            <text:p>43,5981861508784</text:p>
          </table:table-cell>
        </table:table-row>
        <table:table-row table:style-name="ro1">
          <table:table-cell office:value-type="string">
            <text:p>776</text:p>
          </table:table-cell>
          <table:table-cell office:value-type="string">
            <text:p>Tillion / St Hilaire</text:p>
          </table:table-cell>
          <table:table-cell office:value-type="string">
            <text:p>Aucun</text:p>
          </table:table-cell>
          <table:table-cell office:value-type="string">
            <text:p>3,89722150298319</text:p>
          </table:table-cell>
          <table:table-cell office:value-type="string">
            <text:p>43,5937872780587</text:p>
          </table:table-cell>
        </table:table-row>
        <table:table-row table:style-name="ro1">
          <table:table-cell office:value-type="string">
            <text:p>775</text:p>
          </table:table-cell>
          <table:table-cell office:value-type="string">
            <text:p>Saint Hilaire / Centrayrargues</text:p>
          </table:table-cell>
          <table:table-cell office:value-type="string">
            <text:p>Aucun</text:p>
          </table:table-cell>
          <table:table-cell office:value-type="string">
            <text:p>3,89549489198531</text:p>
          </table:table-cell>
          <table:table-cell office:value-type="string">
            <text:p>43,5935557091468</text:p>
          </table:table-cell>
        </table:table-row>
        <table:table-row table:style-name="ro1">
          <table:table-cell office:value-type="string">
            <text:p>774</text:p>
          </table:table-cell>
          <table:table-cell office:value-type="string">
            <text:p>Saint Hilaire / Coste Peinture</text:p>
          </table:table-cell>
          <table:table-cell office:value-type="string">
            <text:p>Aucun</text:p>
          </table:table-cell>
          <table:table-cell office:value-type="string">
            <text:p>3,89345135412668</text:p>
          </table:table-cell>
          <table:table-cell office:value-type="string">
            <text:p>43,5927440271059</text:p>
          </table:table-cell>
        </table:table-row>
        <table:table-row table:style-name="ro1">
          <table:table-cell office:value-type="string">
            <text:p>773</text:p>
          </table:table-cell>
          <table:table-cell office:value-type="string">
            <text:p>Saint Hilaire / Métairie de Saysset</text:p>
          </table:table-cell>
          <table:table-cell office:value-type="string">
            <text:p>Aucun</text:p>
          </table:table-cell>
          <table:table-cell office:value-type="string">
            <text:p>3,89220952399855</text:p>
          </table:table-cell>
          <table:table-cell office:value-type="string">
            <text:p>43,5920876175088</text:p>
          </table:table-cell>
        </table:table-row>
        <table:table-row table:style-name="ro1">
          <table:table-cell office:value-type="string">
            <text:p>772</text:p>
          </table:table-cell>
          <table:table-cell office:value-type="string">
            <text:p>Saint Hilaire / Garcia Lorca</text:p>
          </table:table-cell>
          <table:table-cell office:value-type="string">
            <text:p>Aucun</text:p>
          </table:table-cell>
          <table:table-cell office:value-type="string">
            <text:p>3,89136852967258</text:p>
          </table:table-cell>
          <table:table-cell office:value-type="string">
            <text:p>43,5915080589307</text:p>
          </table:table-cell>
        </table:table-row>
        <table:table-row table:style-name="ro1">
          <table:table-cell office:value-type="string">
            <text:p>771</text:p>
          </table:table-cell>
          <table:table-cell office:value-type="string">
            <text:p>Palavas / Saint Hilaire</text:p>
          </table:table-cell>
          <table:table-cell office:value-type="string">
            <text:p>Aucun</text:p>
          </table:table-cell>
          <table:table-cell office:value-type="string">
            <text:p>3,8903178642084</text:p>
          </table:table-cell>
          <table:table-cell office:value-type="string">
            <text:p>43,5897108635931</text:p>
          </table:table-cell>
        </table:table-row>
        <table:table-row table:style-name="ro1">
          <table:table-cell office:value-type="string">
            <text:p>770</text:p>
          </table:table-cell>
          <table:table-cell office:value-type="string">
            <text:p>Abrivado / Anoubles</text:p>
          </table:table-cell>
          <table:table-cell office:value-type="string">
            <text:p>Aucun</text:p>
          </table:table-cell>
          <table:table-cell office:value-type="string">
            <text:p>3,88787393275876</text:p>
          </table:table-cell>
          <table:table-cell office:value-type="string">
            <text:p>43,5895749255607</text:p>
          </table:table-cell>
        </table:table-row>
        <table:table-row table:style-name="ro1">
          <table:table-cell office:value-type="string">
            <text:p>768</text:p>
          </table:table-cell>
          <table:table-cell office:value-type="string">
            <text:p>Près d'arènes / Cyprès</text:p>
          </table:table-cell>
          <table:table-cell office:value-type="string">
            <text:p>Aucun</text:p>
          </table:table-cell>
          <table:table-cell office:value-type="string">
            <text:p>3,88100891495579</text:p>
          </table:table-cell>
          <table:table-cell office:value-type="string">
            <text:p>43,5919811078694</text:p>
          </table:table-cell>
        </table:table-row>
        <table:table-row table:style-name="ro1">
          <table:table-cell office:value-type="string">
            <text:p>769</text:p>
          </table:table-cell>
          <table:table-cell office:value-type="string">
            <text:p>Près d'arènes / Bizet</text:p>
          </table:table-cell>
          <table:table-cell office:value-type="string">
            <text:p>Aucun</text:p>
          </table:table-cell>
          <table:table-cell office:value-type="string">
            <text:p>3,88225076742473</text:p>
          </table:table-cell>
          <table:table-cell office:value-type="string">
            <text:p>43,5915396349612</text:p>
          </table:table-cell>
        </table:table-row>
        <table:table-row table:style-name="ro1">
          <table:table-cell office:value-type="string">
            <text:p>767</text:p>
          </table:table-cell>
          <table:table-cell office:value-type="string">
            <text:p>Près d'arènes / Fabre de Morlhon / Déchèterie</text:p>
          </table:table-cell>
          <table:table-cell office:value-type="string">
            <text:p>Aucun</text:p>
          </table:table-cell>
          <table:table-cell office:value-type="string">
            <text:p>3,87830336425038</text:p>
          </table:table-cell>
          <table:table-cell office:value-type="string">
            <text:p>43,5952230360566</text:p>
          </table:table-cell>
        </table:table-row>
        <table:table-row table:style-name="ro1">
          <table:table-cell office:value-type="string">
            <text:p>982</text:p>
          </table:table-cell>
          <table:table-cell office:value-type="string">
            <text:p>Catalan / Accès Parking</text:p>
          </table:table-cell>
          <table:table-cell office:value-type="string">
            <text:p>Aucun</text:p>
          </table:table-cell>
          <table:table-cell office:value-type="string">
            <text:p>3,87627306948533</text:p>
          </table:table-cell>
          <table:table-cell office:value-type="string">
            <text:p>43,6031577268193</text:p>
          </table:table-cell>
        </table:table-row>
        <table:table-row table:style-name="ro1">
          <table:table-cell office:value-type="string">
            <text:p>984</text:p>
          </table:table-cell>
          <table:table-cell office:value-type="string">
            <text:p>Gare Saint Roch / Durand / Ferry</text:p>
          </table:table-cell>
          <table:table-cell office:value-type="string">
            <text:p>Aucun</text:p>
          </table:table-cell>
          <table:table-cell office:value-type="string">
            <text:p>3,8804470127763</text:p>
          </table:table-cell>
          <table:table-cell office:value-type="string">
            <text:p>43,6049990914197</text:p>
          </table:table-cell>
        </table:table-row>
        <table:table-row table:style-name="ro1">
          <table:table-cell office:value-type="string">
            <text:p>990</text:p>
          </table:table-cell>
          <table:table-cell office:value-type="string">
            <text:p>Epidaure / Corfou</text:p>
          </table:table-cell>
          <table:table-cell office:value-type="string">
            <text:p>Aucun</text:p>
          </table:table-cell>
          <table:table-cell office:value-type="string">
            <text:p>3,89457585992992</text:p>
          </table:table-cell>
          <table:table-cell office:value-type="string">
            <text:p>43,6104593121082</text:p>
          </table:table-cell>
        </table:table-row>
        <table:table-row table:style-name="ro1">
          <table:table-cell office:value-type="string">
            <text:p>992</text:p>
          </table:table-cell>
          <table:table-cell office:value-type="string">
            <text:p>Epidaure / Semalen</text:p>
          </table:table-cell>
          <table:table-cell office:value-type="string">
            <text:p>Aucun</text:p>
          </table:table-cell>
          <table:table-cell office:value-type="string">
            <text:p>3,89480685384563</text:p>
          </table:table-cell>
          <table:table-cell office:value-type="string">
            <text:p>43,6121394454527</text:p>
          </table:table-cell>
        </table:table-row>
        <table:table-row table:style-name="ro1">
          <table:table-cell office:value-type="string">
            <text:p>991</text:p>
          </table:table-cell>
          <table:table-cell office:value-type="string">
            <text:p>V,Gama/Béracasa</text:p>
          </table:table-cell>
          <table:table-cell office:value-type="string">
            <text:p>Aucun</text:p>
          </table:table-cell>
          <table:table-cell office:value-type="string">
            <text:p>3,89509697643003</text:p>
          </table:table-cell>
          <table:table-cell office:value-type="string">
            <text:p>43,6129251024577</text:p>
          </table:table-cell>
        </table:table-row>
        <table:table-row table:style-name="ro1">
          <table:table-cell office:value-type="string">
            <text:p>996</text:p>
          </table:table-cell>
          <table:table-cell office:value-type="string">
            <text:p>Franchissement Tram Rue Vallois</text:p>
          </table:table-cell>
          <table:table-cell office:value-type="string">
            <text:p>Aucun</text:p>
          </table:table-cell>
          <table:table-cell office:value-type="string">
            <text:p>3,88721979356832</text:p>
          </table:table-cell>
          <table:table-cell office:value-type="string">
            <text:p>43,6139503518815</text:p>
          </table:table-cell>
        </table:table-row>
        <table:table-row table:style-name="ro1">
          <table:table-cell office:value-type="string">
            <text:p>94</text:p>
          </table:table-cell>
          <table:table-cell office:value-type="string">
            <text:p>Accès Riverains Rue De Substantion</text:p>
          </table:table-cell>
          <table:table-cell office:value-type="string">
            <text:p>Aucun</text:p>
          </table:table-cell>
          <table:table-cell office:value-type="string">
            <text:p>3,88256074195805</text:p>
          </table:table-cell>
          <table:table-cell office:value-type="string">
            <text:p>43,6161456930434</text:p>
          </table:table-cell>
        </table:table-row>
        <table:table-row table:style-name="ro1">
          <table:table-cell office:value-type="string">
            <text:p>84</text:p>
          </table:table-cell>
          <table:table-cell office:value-type="string">
            <text:p>Accès Riverains Mail des Abbesses</text:p>
          </table:table-cell>
          <table:table-cell office:value-type="string">
            <text:p>Aucun</text:p>
          </table:table-cell>
          <table:table-cell office:value-type="string">
            <text:p>3,88303426133406</text:p>
          </table:table-cell>
          <table:table-cell office:value-type="string">
            <text:p>43,6218938353114</text:p>
          </table:table-cell>
        </table:table-row>
        <table:table-row table:style-name="ro1">
          <table:table-cell office:value-type="string">
            <text:p>837</text:p>
          </table:table-cell>
          <table:table-cell office:value-type="string">
            <text:p>Lodève / Piéton Mosson</text:p>
          </table:table-cell>
          <table:table-cell office:value-type="string">
            <text:p>Aucun</text:p>
          </table:table-cell>
          <table:table-cell office:value-type="string">
            <text:p>3,81851968561362</text:p>
          </table:table-cell>
          <table:table-cell office:value-type="string">
            <text:p>43,615496241138</text:p>
          </table:table-cell>
        </table:table-row>
        <table:table-row table:style-name="ro1">
          <table:table-cell office:value-type="string">
            <text:p>818</text:p>
          </table:table-cell>
          <table:table-cell office:value-type="string">
            <text:p>Lodève / TRAM Spaak</text:p>
          </table:table-cell>
          <table:table-cell office:value-type="string">
            <text:p>Aucun</text:p>
          </table:table-cell>
          <table:table-cell office:value-type="string">
            <text:p>3,82191636943807</text:p>
          </table:table-cell>
          <table:table-cell office:value-type="string">
            <text:p>43,6152924859273</text:p>
          </table:table-cell>
        </table:table-row>
        <table:table-row table:style-name="ro1">
          <table:table-cell office:value-type="string">
            <text:p>815</text:p>
          </table:table-cell>
          <table:table-cell office:value-type="string">
            <text:p>Zamenhof / Pilory / Fabre de St Castor</text:p>
          </table:table-cell>
          <table:table-cell office:value-type="string">
            <text:p>Aucun</text:p>
          </table:table-cell>
          <table:table-cell office:value-type="string">
            <text:p>3,82613026824968</text:p>
          </table:table-cell>
          <table:table-cell office:value-type="string">
            <text:p>43,6171032638926</text:p>
          </table:table-cell>
        </table:table-row>
        <table:table-row table:style-name="ro1">
          <table:table-cell office:value-type="string">
            <text:p>850</text:p>
          </table:table-cell>
          <table:table-cell office:value-type="string">
            <text:p>Bretelle Spaak / Bus Mosson</text:p>
          </table:table-cell>
          <table:table-cell office:value-type="string">
            <text:p>Aucun</text:p>
          </table:table-cell>
          <table:table-cell office:value-type="string">
            <text:p>3,8166612375754</text:p>
          </table:table-cell>
          <table:table-cell office:value-type="string">
            <text:p>43,6176605093447</text:p>
          </table:table-cell>
        </table:table-row>
        <table:table-row table:style-name="ro1">
          <table:table-cell office:value-type="string">
            <text:p>853</text:p>
          </table:table-cell>
          <table:table-cell office:value-type="string">
            <text:p>déchetterie / place Schumann</text:p>
          </table:table-cell>
          <table:table-cell office:value-type="string">
            <text:p>Aucun</text:p>
          </table:table-cell>
          <table:table-cell office:value-type="string">
            <text:p>3,81611897459138</text:p>
          </table:table-cell>
          <table:table-cell office:value-type="string">
            <text:p>43,6187026059943</text:p>
          </table:table-cell>
        </table:table-row>
        <table:table-row table:style-name="ro1">
          <table:table-cell office:value-type="string">
            <text:p>861</text:p>
          </table:table-cell>
          <table:table-cell office:value-type="string">
            <text:p>Heidelberg / place Schuman</text:p>
          </table:table-cell>
          <table:table-cell office:value-type="string">
            <text:p>Aucun</text:p>
          </table:table-cell>
          <table:table-cell office:value-type="string">
            <text:p>3,81777761911035</text:p>
          </table:table-cell>
          <table:table-cell office:value-type="string">
            <text:p>43,6198360048876</text:p>
          </table:table-cell>
        </table:table-row>
        <table:table-row table:style-name="ro1">
          <table:table-cell office:value-type="string">
            <text:p>907</text:p>
          </table:table-cell>
          <table:table-cell office:value-type="string">
            <text:p>Sainte Barbe / CEMH</text:p>
          </table:table-cell>
          <table:table-cell office:value-type="string">
            <text:p>Aucun</text:p>
          </table:table-cell>
          <table:table-cell office:value-type="string">
            <text:p>3,82427683044712</text:p>
          </table:table-cell>
          <table:table-cell office:value-type="string">
            <text:p>43,6305383652559</text:p>
          </table:table-cell>
        </table:table-row>
        <table:table-row table:style-name="ro1">
          <table:table-cell office:value-type="string">
            <text:p>789</text:p>
          </table:table-cell>
          <table:table-cell office:value-type="string">
            <text:p>Bringuier / Araucarias</text:p>
          </table:table-cell>
          <table:table-cell office:value-type="string">
            <text:p>Aucun</text:p>
          </table:table-cell>
          <table:table-cell office:value-type="string">
            <text:p>3,83965009731721</text:p>
          </table:table-cell>
          <table:table-cell office:value-type="string">
            <text:p>43,6150532580081</text:p>
          </table:table-cell>
        </table:table-row>
        <table:table-row table:style-name="ro1">
          <table:table-cell office:value-type="string">
            <text:p>802</text:p>
          </table:table-cell>
          <table:table-cell office:value-type="string">
            <text:p>Moulins / Alco</text:p>
          </table:table-cell>
          <table:table-cell office:value-type="string">
            <text:p>Aucun</text:p>
          </table:table-cell>
          <table:table-cell office:value-type="string">
            <text:p>3,83533690995816</text:p>
          </table:table-cell>
          <table:table-cell office:value-type="string">
            <text:p>43,622420928325</text:p>
          </table:table-cell>
        </table:table-row>
        <table:table-row table:style-name="ro1">
          <table:table-cell office:value-type="string">
            <text:p>809</text:p>
          </table:table-cell>
          <table:table-cell office:value-type="string">
            <text:p>Moulins / Delteil</text:p>
          </table:table-cell>
          <table:table-cell office:value-type="string">
            <text:p>Aucun</text:p>
          </table:table-cell>
          <table:table-cell office:value-type="string">
            <text:p>3,83417277065307</text:p>
          </table:table-cell>
          <table:table-cell office:value-type="string">
            <text:p>43,6212454215608</text:p>
          </table:table-cell>
        </table:table-row>
        <table:table-row table:style-name="ro1">
          <table:table-cell office:value-type="string">
            <text:p>811</text:p>
          </table:table-cell>
          <table:table-cell office:value-type="string">
            <text:p>Pilory / Moulins / Giono</text:p>
          </table:table-cell>
          <table:table-cell office:value-type="string">
            <text:p>Aucun</text:p>
          </table:table-cell>
          <table:table-cell office:value-type="string">
            <text:p>3,83260399272475</text:p>
          </table:table-cell>
          <table:table-cell office:value-type="string">
            <text:p>43,6198468292547</text:p>
          </table:table-cell>
        </table:table-row>
        <table:table-row table:style-name="ro1">
          <table:table-cell office:value-type="string">
            <text:p>553</text:p>
          </table:table-cell>
          <table:table-cell office:value-type="string">
            <text:p>Lodève / Masséna</text:p>
          </table:table-cell>
          <table:table-cell office:value-type="string">
            <text:p>Aucun</text:p>
          </table:table-cell>
          <table:table-cell office:value-type="string">
            <text:p>3,84658170406661</text:p>
          </table:table-cell>
          <table:table-cell office:value-type="string">
            <text:p>43,6115727344842</text:p>
          </table:table-cell>
        </table:table-row>
        <table:table-row table:style-name="ro1">
          <table:table-cell office:value-type="string">
            <text:p>551</text:p>
          </table:table-cell>
          <table:table-cell office:value-type="string">
            <text:p>Lodève / Piéton Lycée / Gendarmerie</text:p>
          </table:table-cell>
          <table:table-cell office:value-type="string">
            <text:p>Aucun</text:p>
          </table:table-cell>
          <table:table-cell office:value-type="string">
            <text:p>3,84842267927734</text:p>
          </table:table-cell>
          <table:table-cell office:value-type="string">
            <text:p>43,6108739017991</text:p>
          </table:table-cell>
        </table:table-row>
        <table:table-row table:style-name="ro1">
          <table:table-cell office:value-type="string">
            <text:p>552</text:p>
          </table:table-cell>
          <table:table-cell office:value-type="string">
            <text:p>Masséna / Augereau</text:p>
          </table:table-cell>
          <table:table-cell office:value-type="string">
            <text:p>Aucun</text:p>
          </table:table-cell>
          <table:table-cell office:value-type="string">
            <text:p>3,84682216180296</text:p>
          </table:table-cell>
          <table:table-cell office:value-type="string">
            <text:p>43,6098158649052</text:p>
          </table:table-cell>
        </table:table-row>
        <table:table-row table:style-name="ro1">
          <table:table-cell office:value-type="string">
            <text:p>550</text:p>
          </table:table-cell>
          <table:table-cell office:value-type="string">
            <text:p>Lodève / Forgues</text:p>
          </table:table-cell>
          <table:table-cell office:value-type="string">
            <text:p>Aucun</text:p>
          </table:table-cell>
          <table:table-cell office:value-type="string">
            <text:p>3,85330370396132</text:p>
          </table:table-cell>
          <table:table-cell office:value-type="string">
            <text:p>43,6101588267948</text:p>
          </table:table-cell>
        </table:table-row>
        <table:table-row table:style-name="ro1">
          <table:table-cell office:value-type="string">
            <text:p>332</text:p>
          </table:table-cell>
          <table:table-cell office:value-type="string">
            <text:p>Lodève / Nogaret</text:p>
          </table:table-cell>
          <table:table-cell office:value-type="string">
            <text:p>Aucun</text:p>
          </table:table-cell>
          <table:table-cell office:value-type="string">
            <text:p>3,86277414888653</text:p>
          </table:table-cell>
          <table:table-cell office:value-type="string">
            <text:p>43,6098312090984</text:p>
          </table:table-cell>
        </table:table-row>
        <table:table-row table:style-name="ro1">
          <table:table-cell office:value-type="string">
            <text:p>331</text:p>
          </table:table-cell>
          <table:table-cell office:value-type="string">
            <text:p>Lodève / Volontaires / Brailles</text:p>
          </table:table-cell>
          <table:table-cell office:value-type="string">
            <text:p>Aucun</text:p>
          </table:table-cell>
          <table:table-cell office:value-type="string">
            <text:p>3,86446311531306</text:p>
          </table:table-cell>
          <table:table-cell office:value-type="string">
            <text:p>43,6096070863008</text:p>
          </table:table-cell>
        </table:table-row>
        <table:table-row table:style-name="ro1">
          <table:table-cell office:value-type="string">
            <text:p>329</text:p>
          </table:table-cell>
          <table:table-cell office:value-type="string">
            <text:p>Gambetta / Zola</text:p>
          </table:table-cell>
          <table:table-cell office:value-type="string">
            <text:p>Aucun</text:p>
          </table:table-cell>
          <table:table-cell office:value-type="string">
            <text:p>3,86775342771908</text:p>
          </table:table-cell>
          <table:table-cell office:value-type="string">
            <text:p>43,6088790907925</text:p>
          </table:table-cell>
        </table:table-row>
        <table:table-row table:style-name="ro1">
          <table:table-cell office:value-type="string">
            <text:p>978</text:p>
          </table:table-cell>
          <table:table-cell office:value-type="string">
            <text:p>Maurin / J.Cugnot</text:p>
          </table:table-cell>
          <table:table-cell office:value-type="string">
            <text:p>Tout</text:p>
          </table:table-cell>
          <table:table-cell office:value-type="string">
            <text:p>3,87568777076293</text:p>
          </table:table-cell>
          <table:table-cell office:value-type="string">
            <text:p>43,5945438989978</text:p>
          </table:table-cell>
        </table:table-row>
        <table:table-row table:style-name="ro1">
          <table:table-cell office:value-type="string">
            <text:p>974</text:p>
          </table:table-cell>
          <table:table-cell office:value-type="string">
            <text:p>Pedro De Luna / Ecole Républicaine</text:p>
          </table:table-cell>
          <table:table-cell office:value-type="string">
            <text:p>Partiel</text:p>
          </table:table-cell>
          <table:table-cell office:value-type="string">
            <text:p>3,87140560586166</text:p>
          </table:table-cell>
          <table:table-cell office:value-type="string">
            <text:p>43,5947045020145</text:p>
          </table:table-cell>
        </table:table-row>
        <table:table-row table:style-name="ro1">
          <table:table-cell office:value-type="string">
            <text:p>975</text:p>
          </table:table-cell>
          <table:table-cell office:value-type="string">
            <text:p>Pedro De Luna / Costa Dorada / Vercors</text:p>
          </table:table-cell>
          <table:table-cell office:value-type="string">
            <text:p>Partiel</text:p>
          </table:table-cell>
          <table:table-cell office:value-type="string">
            <text:p>3,87223511568178</text:p>
          </table:table-cell>
          <table:table-cell office:value-type="string">
            <text:p>43,594215749501</text:p>
          </table:table-cell>
        </table:table-row>
        <table:table-row table:style-name="ro1">
          <table:table-cell office:value-type="string">
            <text:p>976</text:p>
          </table:table-cell>
          <table:table-cell office:value-type="string">
            <text:p>Pedro De Luna / Costa Brava</text:p>
          </table:table-cell>
          <table:table-cell office:value-type="string">
            <text:p>Tout</text:p>
          </table:table-cell>
          <table:table-cell office:value-type="string">
            <text:p>3,87350089591278</text:p>
          </table:table-cell>
          <table:table-cell office:value-type="string">
            <text:p>43,5934449244793</text:p>
          </table:table-cell>
        </table:table-row>
        <table:table-row table:style-name="ro1">
          <table:table-cell office:value-type="string">
            <text:p>966</text:p>
          </table:table-cell>
          <table:table-cell office:value-type="string">
            <text:p>Villeneuve D'Angoulême / Roseau / Brassens</text:p>
          </table:table-cell>
          <table:table-cell office:value-type="string">
            <text:p>Partiel</text:p>
          </table:table-cell>
          <table:table-cell office:value-type="string">
            <text:p>3,86634098609584</text:p>
          </table:table-cell>
          <table:table-cell office:value-type="string">
            <text:p>43,5933772680424</text:p>
          </table:table-cell>
        </table:table-row>
        <table:table-row table:style-name="ro1">
          <table:table-cell office:value-type="string">
            <text:p>964</text:p>
          </table:table-cell>
          <table:table-cell office:value-type="string">
            <text:p>Villeneuve D'Angoulême / Arnel / Foucaud</text:p>
          </table:table-cell>
          <table:table-cell office:value-type="string">
            <text:p>Aucun</text:p>
          </table:table-cell>
          <table:table-cell office:value-type="string">
            <text:p>3,86612654451665</text:p>
          </table:table-cell>
          <table:table-cell office:value-type="string">
            <text:p>43,5908887029583</text:p>
          </table:table-cell>
        </table:table-row>
        <table:table-row table:style-name="ro1">
          <table:table-cell office:value-type="string">
            <text:p>959</text:p>
          </table:table-cell>
          <table:table-cell office:value-type="string">
            <text:p>Accès Riverains Villeneuve D'Angoulême</text:p>
          </table:table-cell>
          <table:table-cell office:value-type="string">
            <text:p>Aucun</text:p>
          </table:table-cell>
          <table:table-cell office:value-type="string">
            <text:p>3,86517354713184</text:p>
          </table:table-cell>
          <table:table-cell office:value-type="string">
            <text:p>43,5872061269395</text:p>
          </table:table-cell>
        </table:table-row>
        <table:table-row table:style-name="ro1">
          <table:table-cell office:value-type="string">
            <text:p>958</text:p>
          </table:table-cell>
          <table:table-cell office:value-type="string">
            <text:p>Villeneuve D'Angoulême / Bachelard</text:p>
          </table:table-cell>
          <table:table-cell office:value-type="string">
            <text:p>Partiel</text:p>
          </table:table-cell>
          <table:table-cell office:value-type="string">
            <text:p>3,86438279803388</text:p>
          </table:table-cell>
          <table:table-cell office:value-type="string">
            <text:p>43,5864601048328</text:p>
          </table:table-cell>
        </table:table-row>
        <table:table-row table:style-name="ro1">
          <table:table-cell office:value-type="string">
            <text:p>956</text:p>
          </table:table-cell>
          <table:table-cell office:value-type="string">
            <text:p>Villeneuve D'Angoulême / Paul Valéry</text:p>
          </table:table-cell>
          <table:table-cell office:value-type="string">
            <text:p>Aucun</text:p>
          </table:table-cell>
          <table:table-cell office:value-type="string">
            <text:p>3,86209171210789</text:p>
          </table:table-cell>
          <table:table-cell office:value-type="string">
            <text:p>43,5856926645591</text:p>
          </table:table-cell>
        </table:table-row>
        <table:table-row table:style-name="ro1">
          <table:table-cell office:value-type="string">
            <text:p>954</text:p>
          </table:table-cell>
          <table:table-cell office:value-type="string">
            <text:p>Parking Sabines</text:p>
          </table:table-cell>
          <table:table-cell office:value-type="string">
            <text:p>Partiel</text:p>
          </table:table-cell>
          <table:table-cell office:value-type="string">
            <text:p>3,85982861372582</text:p>
          </table:table-cell>
          <table:table-cell office:value-type="string">
            <text:p>43,5839048030935</text:p>
          </table:table-cell>
        </table:table-row>
        <table:table-row table:style-name="ro1">
          <table:table-cell office:value-type="string">
            <text:p>953</text:p>
          </table:table-cell>
          <table:table-cell office:value-type="string">
            <text:p>Madeleine / Méhul</text:p>
          </table:table-cell>
          <table:table-cell office:value-type="string">
            <text:p>Aucun</text:p>
          </table:table-cell>
          <table:table-cell office:value-type="string">
            <text:p>3,86067183805166</text:p>
          </table:table-cell>
          <table:table-cell office:value-type="string">
            <text:p>43,5814281075611</text:p>
          </table:table-cell>
        </table:table-row>
        <table:table-row table:style-name="ro1">
          <table:table-cell office:value-type="string">
            <text:p>78</text:p>
          </table:table-cell>
          <table:table-cell office:value-type="string">
            <text:p>Justice De Castelnau / Contre-Allée Draye</text:p>
          </table:table-cell>
          <table:table-cell office:value-type="string">
            <text:p>Aucun</text:p>
          </table:table-cell>
          <table:table-cell office:value-type="string">
            <text:p>3,89160854950774</text:p>
          </table:table-cell>
          <table:table-cell office:value-type="string">
            <text:p>43,6273749231818</text:p>
          </table:table-cell>
        </table:table-row>
        <table:table-row table:style-name="ro1">
          <table:table-cell office:value-type="string">
            <text:p>100-2</text:p>
          </table:table-cell>
          <table:table-cell office:value-type="string">
            <text:p>Place Du 11 Novembre</text:p>
          </table:table-cell>
          <table:table-cell office:value-type="string">
            <text:p>Partiel</text:p>
          </table:table-cell>
          <table:table-cell office:value-type="string">
            <text:p>3,88287080359393</text:p>
          </table:table-cell>
          <table:table-cell office:value-type="string">
            <text:p>43,614544783146</text:p>
          </table:table-cell>
        </table:table-row>
        <table:table-row table:style-name="ro1">
          <table:table-cell office:value-type="string">
            <text:p>511-2</text:p>
          </table:table-cell>
          <table:table-cell office:value-type="string">
            <text:p>Place Du 8 Mai 1945 (Coté Clémenceau)</text:p>
          </table:table-cell>
          <table:table-cell office:value-type="string">
            <text:p>Partiel</text:p>
          </table:table-cell>
          <table:table-cell office:value-type="string">
            <text:p>3,86788603988916</text:p>
          </table:table-cell>
          <table:table-cell office:value-type="string">
            <text:p>43,6010263527119</text:p>
          </table:table-cell>
        </table:table-row>
        <table:table-row table:style-name="ro1">
          <table:table-cell office:value-type="string">
            <text:p>852-2</text:p>
          </table:table-cell>
          <table:table-cell office:value-type="string">
            <text:p>Place De La Voie Domitienne</text:p>
          </table:table-cell>
          <table:table-cell office:value-type="string">
            <text:p>Aucun</text:p>
          </table:table-cell>
          <table:table-cell office:value-type="string">
            <text:p>3,87034645421451</text:p>
          </table:table-cell>
          <table:table-cell office:value-type="string">
            <text:p>43,6297654921664</text:p>
          </table:table-cell>
        </table:table-row>
        <table:table-row table:style-name="ro1">
          <table:table-cell office:value-type="string">
            <text:p>875-2</text:p>
          </table:table-cell>
          <table:table-cell office:value-type="string">
            <text:p>Place Ernest Granier</text:p>
          </table:table-cell>
          <table:table-cell office:value-type="string">
            <text:p>Partiel</text:p>
          </table:table-cell>
          <table:table-cell office:value-type="string">
            <text:p>3,90112651791473</text:p>
          </table:table-cell>
          <table:table-cell office:value-type="string">
            <text:p>43,6017116594871</text:p>
          </table:table-cell>
        </table:table-row>
        <table:table-row table:style-name="ro1">
          <table:table-cell office:value-type="string">
            <text:p>875-3</text:p>
          </table:table-cell>
          <table:table-cell office:value-type="string">
            <text:p>Place Ernest Granier</text:p>
          </table:table-cell>
          <table:table-cell office:value-type="string">
            <text:p>Aucun</text:p>
          </table:table-cell>
          <table:table-cell office:value-type="string">
            <text:p>3,90135565727903</text:p>
          </table:table-cell>
          <table:table-cell office:value-type="string">
            <text:p>43,6021145553018</text:p>
          </table:table-cell>
        </table:table-row>
        <table:table-row table:style-name="ro1">
          <table:table-cell office:value-type="string">
            <text:p>875-4</text:p>
          </table:table-cell>
          <table:table-cell office:value-type="string">
            <text:p>Place Ernest Granier</text:p>
          </table:table-cell>
          <table:table-cell office:value-type="string">
            <text:p>Aucun</text:p>
          </table:table-cell>
          <table:table-cell office:value-type="string">
            <text:p>3,90076877706923</text:p>
          </table:table-cell>
          <table:table-cell office:value-type="string">
            <text:p>43,6023420602877</text:p>
          </table:table-cell>
        </table:table-row>
        <table:table-row table:style-name="ro1">
          <table:table-cell office:value-type="string">
            <text:p>766</text:p>
          </table:table-cell>
          <table:table-cell office:value-type="string">
            <text:p>Passage piéton / Accès Citroen</text:p>
          </table:table-cell>
          <table:table-cell/>
          <table:table-cell office:value-type="string">
            <text:p>3,88367877978844</text:p>
          </table:table-cell>
          <table:table-cell office:value-type="string">
            <text:p>43,590989450464</text:p>
          </table:table-cell>
        </table:table-row>
        <table:table-row table:style-name="ro1">
          <table:table-cell office:value-type="string">
            <text:p>627</text:p>
          </table:table-cell>
          <table:table-cell office:value-type="string">
            <text:p>Lavérune / Chasseurs</text:p>
          </table:table-cell>
          <table:table-cell office:value-type="string">
            <text:p>Aucun</text:p>
          </table:table-cell>
          <table:table-cell office:value-type="string">
            <text:p>3,85528413224943</text:p>
          </table:table-cell>
          <table:table-cell office:value-type="string">
            <text:p>43,6028783866895</text:p>
          </table:table-cell>
        </table:table-row>
        <table:table-row table:style-name="ro1">
          <table:table-cell office:value-type="string">
            <text:p>625</text:p>
          </table:table-cell>
          <table:table-cell office:value-type="string">
            <text:p>Lavérune / Figairasse</text:p>
          </table:table-cell>
          <table:table-cell office:value-type="string">
            <text:p>Tout</text:p>
          </table:table-cell>
          <table:table-cell office:value-type="string">
            <text:p>3,85835348566259</text:p>
          </table:table-cell>
          <table:table-cell office:value-type="string">
            <text:p>43,6041467739018</text:p>
          </table:table-cell>
        </table:table-row>
        <table:table-row table:style-name="ro1">
          <table:table-cell office:value-type="string">
            <text:p>631</text:p>
          </table:table-cell>
          <table:table-cell office:value-type="string">
            <text:p>Croix Du Capitaine / Edouard VII</text:p>
          </table:table-cell>
          <table:table-cell office:value-type="string">
            <text:p>Aucun</text:p>
          </table:table-cell>
          <table:table-cell office:value-type="string">
            <text:p>3,8636530544574</text:p>
          </table:table-cell>
          <table:table-cell office:value-type="string">
            <text:p>43,6028020956563</text:p>
          </table:table-cell>
        </table:table-row>
        <table:table-row table:style-name="ro1">
          <table:table-cell office:value-type="string">
            <text:p>703</text:p>
          </table:table-cell>
          <table:table-cell office:value-type="string">
            <text:p>Moularès / Pont Trinquat</text:p>
          </table:table-cell>
          <table:table-cell office:value-type="string">
            <text:p>Partiel</text:p>
          </table:table-cell>
          <table:table-cell office:value-type="string">
            <text:p>3,89277213910313</text:p>
          </table:table-cell>
          <table:table-cell office:value-type="string">
            <text:p>43,5973929621377</text:p>
          </table:table-cell>
        </table:table-row>
        <table:table-row table:style-name="ro1">
          <table:table-cell office:value-type="string">
            <text:p>704</text:p>
          </table:table-cell>
          <table:table-cell office:value-type="string">
            <text:p>Moularès / Améthyste</text:p>
          </table:table-cell>
          <table:table-cell office:value-type="string">
            <text:p>Partiel</text:p>
          </table:table-cell>
          <table:table-cell office:value-type="string">
            <text:p>3,89184564978751</text:p>
          </table:table-cell>
          <table:table-cell office:value-type="string">
            <text:p>43,5959824519686</text:p>
          </table:table-cell>
        </table:table-row>
        <table:table-row table:style-name="ro1">
          <table:table-cell office:value-type="string">
            <text:p>705</text:p>
          </table:table-cell>
          <table:table-cell office:value-type="string">
            <text:p>Moularès / Centrayrargues</text:p>
          </table:table-cell>
          <table:table-cell office:value-type="string">
            <text:p>Tout</text:p>
          </table:table-cell>
          <table:table-cell office:value-type="string">
            <text:p>3,89062944889933</text:p>
          </table:table-cell>
          <table:table-cell office:value-type="string">
            <text:p>43,5948184739392</text:p>
          </table:table-cell>
        </table:table-row>
        <table:table-row table:style-name="ro1">
          <table:table-cell office:value-type="string">
            <text:p>658</text:p>
          </table:table-cell>
          <table:table-cell office:value-type="string">
            <text:p>Palavas / Centrayrargues</text:p>
          </table:table-cell>
          <table:table-cell office:value-type="string">
            <text:p>Partiel</text:p>
          </table:table-cell>
          <table:table-cell office:value-type="string">
            <text:p>3,88825525790985</text:p>
          </table:table-cell>
          <table:table-cell office:value-type="string">
            <text:p>43,5951920347768</text:p>
          </table:table-cell>
        </table:table-row>
        <table:table-row table:style-name="ro1">
          <table:table-cell office:value-type="string">
            <text:p>706</text:p>
          </table:table-cell>
          <table:table-cell office:value-type="string">
            <text:p>Moularès / Palavas</text:p>
          </table:table-cell>
          <table:table-cell office:value-type="string">
            <text:p>Tout</text:p>
          </table:table-cell>
          <table:table-cell office:value-type="string">
            <text:p>3,88976088957366</text:p>
          </table:table-cell>
          <table:table-cell office:value-type="string">
            <text:p>43,5928433054758</text:p>
          </table:table-cell>
        </table:table-row>
        <table:table-row table:style-name="ro1">
          <table:table-cell office:value-type="string">
            <text:p>654</text:p>
          </table:table-cell>
          <table:table-cell office:value-type="string">
            <text:p>Dubout / Citée Mion</text:p>
          </table:table-cell>
          <table:table-cell office:value-type="string">
            <text:p>Aucun</text:p>
          </table:table-cell>
          <table:table-cell office:value-type="string">
            <text:p>3,88342023645612</text:p>
          </table:table-cell>
          <table:table-cell office:value-type="string">
            <text:p>43,5969781190701</text:p>
          </table:table-cell>
        </table:table-row>
        <table:table-row table:style-name="ro1">
          <table:table-cell office:value-type="string">
            <text:p>653</text:p>
          </table:table-cell>
          <table:table-cell office:value-type="string">
            <text:p>Dubout / Leclerc</text:p>
          </table:table-cell>
          <table:table-cell office:value-type="string">
            <text:p>Partiel</text:p>
          </table:table-cell>
          <table:table-cell office:value-type="string">
            <text:p>3,88047303311894</text:p>
          </table:table-cell>
          <table:table-cell office:value-type="string">
            <text:p>43,5969188771498</text:p>
          </table:table-cell>
        </table:table-row>
        <table:table-row table:style-name="ro1">
          <table:table-cell office:value-type="string">
            <text:p>643</text:p>
          </table:table-cell>
          <table:table-cell office:value-type="string">
            <text:p>Passage Piéton / Maurin / Citée Fleurie</text:p>
          </table:table-cell>
          <table:table-cell office:value-type="string">
            <text:p>Aucun</text:p>
          </table:table-cell>
          <table:table-cell office:value-type="string">
            <text:p>3,87366288717891</text:p>
          </table:table-cell>
          <table:table-cell office:value-type="string">
            <text:p>43,591615965039</text:p>
          </table:table-cell>
        </table:table-row>
        <table:table-row table:style-name="ro1">
          <table:table-cell office:value-type="string">
            <text:p>628</text:p>
          </table:table-cell>
          <table:table-cell office:value-type="string">
            <text:p>Lavérune / Lavandin</text:p>
          </table:table-cell>
          <table:table-cell office:value-type="string">
            <text:p>Aucun</text:p>
          </table:table-cell>
          <table:table-cell office:value-type="string">
            <text:p>3,85021784715169</text:p>
          </table:table-cell>
          <table:table-cell office:value-type="string">
            <text:p>43,6009919597462</text:p>
          </table:table-cell>
        </table:table-row>
        <table:table-row table:style-name="ro1">
          <table:table-cell office:value-type="string">
            <text:p>629</text:p>
          </table:table-cell>
          <table:table-cell office:value-type="string">
            <text:p>Lavérune / Robespierre</text:p>
          </table:table-cell>
          <table:table-cell office:value-type="string">
            <text:p>Tout</text:p>
          </table:table-cell>
          <table:table-cell office:value-type="string">
            <text:p>3,84544553352499</text:p>
          </table:table-cell>
          <table:table-cell office:value-type="string">
            <text:p>43,6008007708354</text:p>
          </table:table-cell>
        </table:table-row>
        <table:table-row table:style-name="ro1">
          <table:table-cell office:value-type="string">
            <text:p>630</text:p>
          </table:table-cell>
          <table:table-cell office:value-type="string">
            <text:p>Lavérune / Danton</text:p>
          </table:table-cell>
          <table:table-cell office:value-type="string">
            <text:p>Aucun</text:p>
          </table:table-cell>
          <table:table-cell office:value-type="string">
            <text:p>3,84306819340422</text:p>
          </table:table-cell>
          <table:table-cell office:value-type="string">
            <text:p>43,5995680729337</text:p>
          </table:table-cell>
        </table:table-row>
        <table:table-row table:style-name="ro1">
          <table:table-cell office:value-type="string">
            <text:p>718</text:p>
          </table:table-cell>
          <table:table-cell office:value-type="string">
            <text:p>Lavérune / Mr Teste</text:p>
          </table:table-cell>
          <table:table-cell office:value-type="string">
            <text:p>Tout</text:p>
          </table:table-cell>
          <table:table-cell office:value-type="string">
            <text:p>3,84152501819717</text:p>
          </table:table-cell>
          <table:table-cell office:value-type="string">
            <text:p>43,5984065407793</text:p>
          </table:table-cell>
        </table:table-row>
        <table:table-row table:style-name="ro1">
          <table:table-cell office:value-type="string">
            <text:p>717</text:p>
          </table:table-cell>
          <table:table-cell office:value-type="string">
            <text:p>Vanières / Pas Du Loup / Topaze</text:p>
          </table:table-cell>
          <table:table-cell office:value-type="string">
            <text:p>Aucun</text:p>
          </table:table-cell>
          <table:table-cell office:value-type="string">
            <text:p>3,84495462513984</text:p>
          </table:table-cell>
          <table:table-cell office:value-type="string">
            <text:p>43,5966005778373</text:p>
          </table:table-cell>
        </table:table-row>
        <table:table-row table:style-name="ro1">
          <table:table-cell office:value-type="string">
            <text:p>801</text:p>
          </table:table-cell>
          <table:table-cell office:value-type="string">
            <text:p>Passage Piéton / Lavérune / Mas Prunet</text:p>
          </table:table-cell>
          <table:table-cell office:value-type="string">
            <text:p>Tout</text:p>
          </table:table-cell>
          <table:table-cell office:value-type="string">
            <text:p>3,83881351320024</text:p>
          </table:table-cell>
          <table:table-cell office:value-type="string">
            <text:p>43,5969887516757</text:p>
          </table:table-cell>
        </table:table-row>
        <table:table-row table:style-name="ro1">
          <table:table-cell office:value-type="string">
            <text:p>661</text:p>
          </table:table-cell>
          <table:table-cell office:value-type="string">
            <text:p>Industrie / Marché Gare</text:p>
          </table:table-cell>
          <table:table-cell office:value-type="string">
            <text:p>Aucun</text:p>
          </table:table-cell>
          <table:table-cell office:value-type="string">
            <text:p>3,88212710568709</text:p>
          </table:table-cell>
          <table:table-cell office:value-type="string">
            <text:p>43,5852496099799</text:p>
          </table:table-cell>
        </table:table-row>
        <table:table-row table:style-name="ro1">
          <table:table-cell office:value-type="string">
            <text:p>659</text:p>
          </table:table-cell>
          <table:table-cell office:value-type="string">
            <text:p>Pont Trinquat / Origan</text:p>
          </table:table-cell>
          <table:table-cell office:value-type="string">
            <text:p>Aucun</text:p>
          </table:table-cell>
          <table:table-cell office:value-type="string">
            <text:p>3,88822428149976</text:p>
          </table:table-cell>
          <table:table-cell office:value-type="string">
            <text:p>43,5997994603909</text:p>
          </table:table-cell>
        </table:table-row>
        <table:table-row table:style-name="ro1">
          <table:table-cell office:value-type="string">
            <text:p>836</text:p>
          </table:table-cell>
          <table:table-cell office:value-type="string">
            <text:p>Soulas / Château D'O</text:p>
          </table:table-cell>
          <table:table-cell office:value-type="string">
            <text:p>Aucun</text:p>
          </table:table-cell>
          <table:table-cell office:value-type="string">
            <text:p>3,84391201834366</text:p>
          </table:table-cell>
          <table:table-cell office:value-type="string">
            <text:p>43,6295992916489</text:p>
          </table:table-cell>
        </table:table-row>
        <table:table-row table:style-name="ro1">
          <table:table-cell office:value-type="string">
            <text:p>854</text:p>
          </table:table-cell>
          <table:table-cell office:value-type="string">
            <text:p>Val De Montferrand / Chênaie</text:p>
          </table:table-cell>
          <table:table-cell office:value-type="string">
            <text:p>Aucun</text:p>
          </table:table-cell>
          <table:table-cell office:value-type="string">
            <text:p>3,87323083967333</text:p>
          </table:table-cell>
          <table:table-cell office:value-type="string">
            <text:p>43,6346653456883</text:p>
          </table:table-cell>
        </table:table-row>
        <table:table-row table:style-name="ro1">
          <table:table-cell office:value-type="string">
            <text:p>856</text:p>
          </table:table-cell>
          <table:table-cell office:value-type="string">
            <text:p>Val De Montferrand / Sortie Fac De Lettres</text:p>
          </table:table-cell>
          <table:table-cell office:value-type="string">
            <text:p>Aucun</text:p>
          </table:table-cell>
          <table:table-cell office:value-type="string">
            <text:p>3,87203281407269</text:p>
          </table:table-cell>
          <table:table-cell office:value-type="string">
            <text:p>43,6326052649775</text:p>
          </table:table-cell>
        </table:table-row>
        <table:table-row table:style-name="ro1">
          <table:table-cell office:value-type="string">
            <text:p>823</text:p>
          </table:table-cell>
          <table:table-cell office:value-type="string">
            <text:p>Europe / Uppsala / Lauraguais</text:p>
          </table:table-cell>
          <table:table-cell office:value-type="string">
            <text:p>Aucun</text:p>
          </table:table-cell>
          <table:table-cell office:value-type="string">
            <text:p>3,82247582438132</text:p>
          </table:table-cell>
          <table:table-cell office:value-type="string">
            <text:p>43,6294335202414</text:p>
          </table:table-cell>
        </table:table-row>
        <table:table-row table:style-name="ro1">
          <table:table-cell office:value-type="string">
            <text:p>821</text:p>
          </table:table-cell>
          <table:table-cell office:value-type="string">
            <text:p>Europe / Oxford / Blayac</text:p>
          </table:table-cell>
          <table:table-cell office:value-type="string">
            <text:p>Aucun</text:p>
          </table:table-cell>
          <table:table-cell office:value-type="string">
            <text:p>3,82189037520074</text:p>
          </table:table-cell>
          <table:table-cell office:value-type="string">
            <text:p>43,6269797982651</text:p>
          </table:table-cell>
        </table:table-row>
        <table:table-row table:style-name="ro1">
          <table:table-cell office:value-type="string">
            <text:p>833</text:p>
          </table:table-cell>
          <table:table-cell office:value-type="string">
            <text:p>Soulas / Muriers</text:p>
          </table:table-cell>
          <table:table-cell office:value-type="string">
            <text:p>Aucun</text:p>
          </table:table-cell>
          <table:table-cell office:value-type="string">
            <text:p>3,84986881736681</text:p>
          </table:table-cell>
          <table:table-cell office:value-type="string">
            <text:p>43,6256222944009</text:p>
          </table:table-cell>
        </table:table-row>
        <table:table-row table:style-name="ro1">
          <table:table-cell office:value-type="string">
            <text:p>501</text:p>
          </table:table-cell>
          <table:table-cell office:value-type="string">
            <text:p>Saint Vincent De Paul / Marie Caizergues</text:p>
          </table:table-cell>
          <table:table-cell office:value-type="string">
            <text:p>Aucun</text:p>
          </table:table-cell>
          <table:table-cell office:value-type="string">
            <text:p>3,87620133534275</text:p>
          </table:table-cell>
          <table:table-cell office:value-type="string">
            <text:p>43,6205102586373</text:p>
          </table:table-cell>
        </table:table-row>
        <table:table-row table:style-name="ro1">
          <table:table-cell office:value-type="string">
            <text:p>609</text:p>
          </table:table-cell>
          <table:table-cell office:value-type="string">
            <text:p>Assas / Las Sorbès</text:p>
          </table:table-cell>
          <table:table-cell office:value-type="string">
            <text:p>Aucun</text:p>
          </table:table-cell>
          <table:table-cell office:value-type="string">
            <text:p>3,86121412065316</text:p>
          </table:table-cell>
          <table:table-cell office:value-type="string">
            <text:p>43,6170224998416</text:p>
          </table:table-cell>
        </table:table-row>
        <table:table-row table:style-name="ro1">
          <table:table-cell office:value-type="string">
            <text:p>407</text:p>
          </table:table-cell>
          <table:table-cell office:value-type="string">
            <text:p>Passage Piéton / Bouisson Bertrand</text:p>
          </table:table-cell>
          <table:table-cell office:value-type="string">
            <text:p>Aucun</text:p>
          </table:table-cell>
          <table:table-cell office:value-type="string">
            <text:p>3,8716274369136</text:p>
          </table:table-cell>
          <table:table-cell office:value-type="string">
            <text:p>43,6182455452478</text:p>
          </table:table-cell>
        </table:table-row>
        <table:table-row table:style-name="ro1">
          <table:table-cell office:value-type="string">
            <text:p>830</text:p>
          </table:table-cell>
          <table:table-cell office:value-type="string">
            <text:p>Ravaz / Casseyrols / Cévennes</text:p>
          </table:table-cell>
          <table:table-cell office:value-type="string">
            <text:p>Partiel</text:p>
          </table:table-cell>
          <table:table-cell office:value-type="string">
            <text:p>3,84649531946796</text:p>
          </table:table-cell>
          <table:table-cell office:value-type="string">
            <text:p>43,6219625900231</text:p>
          </table:table-cell>
        </table:table-row>
        <table:table-row table:style-name="ro1">
          <table:table-cell office:value-type="string">
            <text:p>723-1</text:p>
          </table:table-cell>
          <table:table-cell office:value-type="string">
            <text:p>Rimbaud / Ravaz / Marès</text:p>
          </table:table-cell>
          <table:table-cell office:value-type="string">
            <text:p>Aucun</text:p>
          </table:table-cell>
          <table:table-cell office:value-type="string">
            <text:p>3,8506410362181</text:p>
          </table:table-cell>
          <table:table-cell office:value-type="string">
            <text:p>43,6200557303103</text:p>
          </table:table-cell>
        </table:table-row>
        <table:table-row table:style-name="ro1">
          <table:table-cell office:value-type="string">
            <text:p>612</text:p>
          </table:table-cell>
          <table:table-cell office:value-type="string">
            <text:p>Agriculture / Las Cazes / Ravaz</text:p>
          </table:table-cell>
          <table:table-cell office:value-type="string">
            <text:p>Aucun</text:p>
          </table:table-cell>
          <table:table-cell office:value-type="string">
            <text:p>3,85348371488843</text:p>
          </table:table-cell>
          <table:table-cell office:value-type="string">
            <text:p>43,6177982043777</text:p>
          </table:table-cell>
        </table:table-row>
        <table:table-row table:style-name="ro1">
          <table:table-cell office:value-type="string">
            <text:p>621</text:p>
          </table:table-cell>
          <table:table-cell office:value-type="string">
            <text:p>Passage Piéton / Liberté / Craponne</text:p>
          </table:table-cell>
          <table:table-cell office:value-type="string">
            <text:p>Aucun</text:p>
          </table:table-cell>
          <table:table-cell office:value-type="string">
            <text:p>3,86496504897154</text:p>
          </table:table-cell>
          <table:table-cell office:value-type="string">
            <text:p>43,6047334989866</text:p>
          </table:table-cell>
        </table:table-row>
        <table:table-row table:style-name="ro1">
          <table:table-cell office:value-type="string">
            <text:p>624</text:p>
          </table:table-cell>
          <table:table-cell office:value-type="string">
            <text:p>Figuerolles / Claret</text:p>
          </table:table-cell>
          <table:table-cell office:value-type="string">
            <text:p>Aucun</text:p>
          </table:table-cell>
          <table:table-cell office:value-type="string">
            <text:p>3,86240651254141</text:p>
          </table:table-cell>
          <table:table-cell office:value-type="string">
            <text:p>43,605862635469</text:p>
          </table:table-cell>
        </table:table-row>
        <table:table-row table:style-name="ro1">
          <table:table-cell office:value-type="string">
            <text:p>660</text:p>
          </table:table-cell>
          <table:table-cell office:value-type="string">
            <text:p>Passage Piéton / Liberté / Guirlande</text:p>
          </table:table-cell>
          <table:table-cell office:value-type="string">
            <text:p>Aucun</text:p>
          </table:table-cell>
          <table:table-cell office:value-type="string">
            <text:p>3,86170280054759</text:p>
          </table:table-cell>
          <table:table-cell office:value-type="string">
            <text:p>43,6085273214847</text:p>
          </table:table-cell>
        </table:table-row>
        <table:table-row table:style-name="ro1">
          <table:table-cell office:value-type="string">
            <text:p>502</text:p>
          </table:table-cell>
          <table:table-cell office:value-type="string">
            <text:p>Castelnau / Proudhon / Aubeterre</text:p>
          </table:table-cell>
          <table:table-cell office:value-type="string">
            <text:p>Aucun</text:p>
          </table:table-cell>
          <table:table-cell office:value-type="string">
            <text:p>3,87852022831404</text:p>
          </table:table-cell>
          <table:table-cell office:value-type="string">
            <text:p>43,6182124106143</text:p>
          </table:table-cell>
        </table:table-row>
        <table:table-row table:style-name="ro1">
          <table:table-cell office:value-type="string">
            <text:p>406</text:p>
          </table:table-cell>
          <table:table-cell office:value-type="string">
            <text:p>Lakanal / Fabre</text:p>
          </table:table-cell>
          <table:table-cell office:value-type="string">
            <text:p>Aucun</text:p>
          </table:table-cell>
          <table:table-cell office:value-type="string">
            <text:p>3,87835251682744</text:p>
          </table:table-cell>
          <table:table-cell office:value-type="string">
            <text:p>43,6167319040573</text:p>
          </table:table-cell>
        </table:table-row>
        <table:table-row table:style-name="ro1">
          <table:table-cell office:value-type="string">
            <text:p>870</text:p>
          </table:table-cell>
          <table:table-cell office:value-type="string">
            <text:p>Mondial / Samuel Morse</text:p>
          </table:table-cell>
          <table:table-cell office:value-type="string">
            <text:p>Aucun</text:p>
          </table:table-cell>
          <table:table-cell office:value-type="string">
            <text:p>3,91320433875469</text:p>
          </table:table-cell>
          <table:table-cell office:value-type="string">
            <text:p>43,6065864556152</text:p>
          </table:table-cell>
        </table:table-row>
        <table:table-row table:style-name="ro1">
          <table:table-cell office:value-type="string">
            <text:p>205</text:p>
          </table:table-cell>
          <table:table-cell office:value-type="string">
            <text:p>Michelet / Etats Du Languedoc</text:p>
          </table:table-cell>
          <table:table-cell office:value-type="string">
            <text:p>Tout</text:p>
          </table:table-cell>
          <table:table-cell office:value-type="string">
            <text:p>3,88579923855166</text:p>
          </table:table-cell>
          <table:table-cell office:value-type="string">
            <text:p>43,607155269073</text:p>
          </table:table-cell>
        </table:table-row>
        <table:table-row table:style-name="ro1">
          <table:table-cell office:value-type="string">
            <text:p>709</text:p>
          </table:table-cell>
          <table:table-cell office:value-type="string">
            <text:p>Mas d'Argeliers / Marché gare</text:p>
          </table:table-cell>
          <table:table-cell office:value-type="string">
            <text:p>Partiel</text:p>
          </table:table-cell>
          <table:table-cell office:value-type="string">
            <text:p>3,88741298629835</text:p>
          </table:table-cell>
          <table:table-cell office:value-type="string">
            <text:p>43,5832935892201</text:p>
          </table:table-cell>
        </table:table-row>
        <table:table-row table:style-name="ro1">
          <table:table-cell office:value-type="string">
            <text:p>710</text:p>
          </table:table-cell>
          <table:table-cell office:value-type="string">
            <text:p>Montels-église / Bessède</text:p>
          </table:table-cell>
          <table:table-cell office:value-type="string">
            <text:p>Aucun</text:p>
          </table:table-cell>
          <table:table-cell office:value-type="string">
            <text:p>3,87739401616696</text:p>
          </table:table-cell>
          <table:table-cell office:value-type="string">
            <text:p>43,5789080114735</text:p>
          </table:table-cell>
        </table:table-row>
        <table:table-row table:style-name="ro1">
          <table:table-cell office:value-type="string">
            <text:p>716</text:p>
          </table:table-cell>
          <table:table-cell office:value-type="string">
            <text:p>Vanières / Bugarel / Paul Valéry</text:p>
          </table:table-cell>
          <table:table-cell office:value-type="string">
            <text:p>Partiel</text:p>
          </table:table-cell>
          <table:table-cell office:value-type="string">
            <text:p>3,85266444239484</text:p>
          </table:table-cell>
          <table:table-cell office:value-type="string">
            <text:p>43,5925861113847</text:p>
          </table:table-cell>
        </table:table-row>
        <table:table-row table:style-name="ro1">
          <table:table-cell office:value-type="string">
            <text:p>632</text:p>
          </table:table-cell>
          <table:table-cell office:value-type="string">
            <text:p>Dezeuze / Colline</text:p>
          </table:table-cell>
          <table:table-cell office:value-type="string">
            <text:p>Tout</text:p>
          </table:table-cell>
          <table:table-cell office:value-type="string">
            <text:p>3,84155885882156</text:p>
          </table:table-cell>
          <table:table-cell office:value-type="string">
            <text:p>43,6087051085442</text:p>
          </table:table-cell>
        </table:table-row>
        <table:table-row table:style-name="ro1">
          <table:table-cell office:value-type="string">
            <text:p>719</text:p>
          </table:table-cell>
          <table:table-cell office:value-type="string">
            <text:p>Passage Piéton / Pont De Lavérune</text:p>
          </table:table-cell>
          <table:table-cell office:value-type="string">
            <text:p>Aucun</text:p>
          </table:table-cell>
          <table:table-cell office:value-type="string">
            <text:p>3,83814279368448</text:p>
          </table:table-cell>
          <table:table-cell office:value-type="string">
            <text:p>43,607113616207</text:p>
          </table:table-cell>
        </table:table-row>
        <table:table-row table:style-name="ro1">
          <table:table-cell office:value-type="string">
            <text:p>803</text:p>
          </table:table-cell>
          <table:table-cell office:value-type="string">
            <text:p>Pont De Lavérune / Mr Teste</text:p>
          </table:table-cell>
          <table:table-cell office:value-type="string">
            <text:p>Aucun</text:p>
          </table:table-cell>
          <table:table-cell office:value-type="string">
            <text:p>3,83705631062616</text:p>
          </table:table-cell>
          <table:table-cell office:value-type="string">
            <text:p>43,6064121952791</text:p>
          </table:table-cell>
        </table:table-row>
        <table:table-row table:style-name="ro1">
          <table:table-cell office:value-type="string">
            <text:p>810</text:p>
          </table:table-cell>
          <table:table-cell office:value-type="string">
            <text:p>Lodève / Marronniers</text:p>
          </table:table-cell>
          <table:table-cell office:value-type="string">
            <text:p>Aucun</text:p>
          </table:table-cell>
          <table:table-cell office:value-type="string">
            <text:p>3,83079091185983</text:p>
          </table:table-cell>
          <table:table-cell office:value-type="string">
            <text:p>43,6147899252493</text:p>
          </table:table-cell>
        </table:table-row>
        <table:table-row table:style-name="ro1">
          <table:table-cell office:value-type="string">
            <text:p>808</text:p>
          </table:table-cell>
          <table:table-cell office:value-type="string">
            <text:p>Lodève / Paul Rimbaud</text:p>
          </table:table-cell>
          <table:table-cell office:value-type="string">
            <text:p>Aucun</text:p>
          </table:table-cell>
          <table:table-cell office:value-type="string">
            <text:p>3,83443830188589</text:p>
          </table:table-cell>
          <table:table-cell office:value-type="string">
            <text:p>43,6147022186262</text:p>
          </table:table-cell>
        </table:table-row>
        <table:table-row table:style-name="ro1">
          <table:table-cell office:value-type="string">
            <text:p>845</text:p>
          </table:table-cell>
          <table:table-cell office:value-type="string">
            <text:p>Passage Piéton / Ganges / La Lironde</text:p>
          </table:table-cell>
          <table:table-cell office:value-type="string">
            <text:p>Aucun</text:p>
          </table:table-cell>
          <table:table-cell office:value-type="string">
            <text:p>3,8471618762966</text:p>
          </table:table-cell>
          <table:table-cell office:value-type="string">
            <text:p>43,640784773099</text:p>
          </table:table-cell>
        </table:table-row>
        <table:table-row table:style-name="ro1">
          <table:table-cell office:value-type="string">
            <text:p>825</text:p>
          </table:table-cell>
          <table:table-cell office:value-type="string">
            <text:p>Blayac / Picard</text:p>
          </table:table-cell>
          <table:table-cell office:value-type="string">
            <text:p>Aucun</text:p>
          </table:table-cell>
          <table:table-cell office:value-type="string">
            <text:p>3,82341927218574</text:p>
          </table:table-cell>
          <table:table-cell office:value-type="string">
            <text:p>43,6263012496607</text:p>
          </table:table-cell>
        </table:table-row>
        <table:table-row table:style-name="ro1">
          <table:table-cell office:value-type="string">
            <text:p>855</text:p>
          </table:table-cell>
          <table:table-cell office:value-type="string">
            <text:p>Val De Montferrand / Jussieu</text:p>
          </table:table-cell>
          <table:table-cell office:value-type="string">
            <text:p>Partiel</text:p>
          </table:table-cell>
          <table:table-cell office:value-type="string">
            <text:p>3,87345564908103</text:p>
          </table:table-cell>
          <table:table-cell office:value-type="string">
            <text:p>43,6365538216965</text:p>
          </table:table-cell>
        </table:table-row>
        <table:table-row table:style-name="ro1">
          <table:table-cell office:value-type="string">
            <text:p>829</text:p>
          </table:table-cell>
          <table:table-cell office:value-type="string">
            <text:p>Ravaz / Sainte Geneviève</text:p>
          </table:table-cell>
          <table:table-cell office:value-type="string">
            <text:p>Aucun</text:p>
          </table:table-cell>
          <table:table-cell office:value-type="string">
            <text:p>3,84358998299895</text:p>
          </table:table-cell>
          <table:table-cell office:value-type="string">
            <text:p>43,6236715375959</text:p>
          </table:table-cell>
        </table:table-row>
        <table:table-row table:style-name="ro1">
          <table:table-cell office:value-type="string">
            <text:p>899</text:p>
          </table:table-cell>
          <table:table-cell office:value-type="string">
            <text:p>Ravaz / Edmond Lautard</text:p>
          </table:table-cell>
          <table:table-cell office:value-type="string">
            <text:p>Aucun</text:p>
          </table:table-cell>
          <table:table-cell office:value-type="string">
            <text:p>3,84145285323403</text:p>
          </table:table-cell>
          <table:table-cell office:value-type="string">
            <text:p>43,6249534062949</text:p>
          </table:table-cell>
        </table:table-row>
        <table:table-row table:style-name="ro1">
          <table:table-cell office:value-type="string">
            <text:p>665</text:p>
          </table:table-cell>
          <table:table-cell office:value-type="string">
            <text:p>Lavandin / Foncouverte</text:p>
          </table:table-cell>
          <table:table-cell office:value-type="string">
            <text:p>Aucun</text:p>
          </table:table-cell>
          <table:table-cell office:value-type="string">
            <text:p>3,8559203419116</text:p>
          </table:table-cell>
          <table:table-cell office:value-type="string">
            <text:p>43,5995973782072</text:p>
          </table:table-cell>
        </table:table-row>
        <table:table-row table:style-name="ro1">
          <table:table-cell office:value-type="string">
            <text:p>602</text:p>
          </table:table-cell>
          <table:table-cell office:value-type="string">
            <text:p>Boulevard Des Sports / Liron</text:p>
          </table:table-cell>
          <table:table-cell office:value-type="string">
            <text:p>Aucun</text:p>
          </table:table-cell>
          <table:table-cell office:value-type="string">
            <text:p>3,89088956500167</text:p>
          </table:table-cell>
          <table:table-cell office:value-type="string">
            <text:p>43,6191514182943</text:p>
          </table:table-cell>
        </table:table-row>
        <table:table-row table:style-name="ro1">
          <table:table-cell office:value-type="string">
            <text:p>499</text:p>
          </table:table-cell>
          <table:table-cell office:value-type="string">
            <text:p>Saint Vincent De Paul / Piéton CESDA</text:p>
          </table:table-cell>
          <table:table-cell office:value-type="string">
            <text:p>Aucun</text:p>
          </table:table-cell>
          <table:table-cell office:value-type="string">
            <text:p>3,87453803905427</text:p>
          </table:table-cell>
          <table:table-cell office:value-type="string">
            <text:p>43,6218198836665</text:p>
          </table:table-cell>
        </table:table-row>
        <table:table-row table:style-name="ro1">
          <table:table-cell office:value-type="string">
            <text:p>742</text:p>
          </table:table-cell>
          <table:table-cell office:value-type="string">
            <text:p>Passage Piéton / Pompignane / Hôtel De Région</text:p>
          </table:table-cell>
          <table:table-cell office:value-type="string">
            <text:p>Tout</text:p>
          </table:table-cell>
          <table:table-cell office:value-type="string">
            <text:p>3,89862167794134</text:p>
          </table:table-cell>
          <table:table-cell office:value-type="string">
            <text:p>43,6074370123408</text:p>
          </table:table-cell>
        </table:table-row>
        <table:table-row table:style-name="ro1">
          <table:table-cell office:value-type="string">
            <text:p>862</text:p>
          </table:table-cell>
          <table:table-cell office:value-type="string">
            <text:p>Route De Mauguio / Avenue de Grammont</text:p>
          </table:table-cell>
          <table:table-cell office:value-type="string">
            <text:p>Aucun</text:p>
          </table:table-cell>
          <table:table-cell office:value-type="string">
            <text:p>3,93006099943158</text:p>
          </table:table-cell>
          <table:table-cell office:value-type="string">
            <text:p>43,6119703688075</text:p>
          </table:table-cell>
        </table:table-row>
        <table:table-row table:style-name="ro1">
          <table:table-cell office:value-type="string">
            <text:p>885</text:p>
          </table:table-cell>
          <table:table-cell office:value-type="string">
            <text:p>Pic Saint Loup / Parguel / Plan des Quatre Seigneurs</text:p>
          </table:table-cell>
          <table:table-cell office:value-type="string">
            <text:p>Aucun</text:p>
          </table:table-cell>
          <table:table-cell office:value-type="string">
            <text:p>3,85748221687614</text:p>
          </table:table-cell>
          <table:table-cell office:value-type="string">
            <text:p>43,6407179900523</text:p>
          </table:table-cell>
        </table:table-row>
        <table:table-row table:style-name="ro1">
          <table:table-cell office:value-type="string">
            <text:p>868</text:p>
          </table:table-cell>
          <table:table-cell office:value-type="string">
            <text:p>Pompignane / Salaison</text:p>
          </table:table-cell>
          <table:table-cell office:value-type="string">
            <text:p>Aucun</text:p>
          </table:table-cell>
          <table:table-cell office:value-type="string">
            <text:p>3,89770619711954</text:p>
          </table:table-cell>
          <table:table-cell office:value-type="string">
            <text:p>43,6222001747511</text:p>
          </table:table-cell>
        </table:table-row>
        <table:table-row table:style-name="ro1">
          <table:table-cell office:value-type="string">
            <text:p>800</text:p>
          </table:table-cell>
          <table:table-cell office:value-type="string">
            <text:p>Toulouse / Chemin de Poutingon</text:p>
          </table:table-cell>
          <table:table-cell office:value-type="string">
            <text:p>Aucun</text:p>
          </table:table-cell>
          <table:table-cell office:value-type="string">
            <text:p>3,85433014311702</text:p>
          </table:table-cell>
          <table:table-cell office:value-type="string">
            <text:p>43,5880361985312</text:p>
          </table:table-cell>
        </table:table-row>
        <table:table-row table:style-name="ro1">
          <table:table-cell office:value-type="string">
            <text:p>670</text:p>
          </table:table-cell>
          <table:table-cell office:value-type="string">
            <text:p>Passage Piéton Palavas / Fabrèges</text:p>
          </table:table-cell>
          <table:table-cell office:value-type="string">
            <text:p>Tout</text:p>
          </table:table-cell>
          <table:table-cell office:value-type="string">
            <text:p>3,88612214914927</text:p>
          </table:table-cell>
          <table:table-cell office:value-type="string">
            <text:p>43,597624054464</text:p>
          </table:table-cell>
        </table:table-row>
        <table:table-row table:style-name="ro1">
          <table:table-cell office:value-type="string">
            <text:p>708</text:p>
          </table:table-cell>
          <table:table-cell office:value-type="string">
            <text:p>Passage Piéton / Mas d'Argeliers ( Casino )</text:p>
          </table:table-cell>
          <table:table-cell office:value-type="string">
            <text:p>Aucun</text:p>
          </table:table-cell>
          <table:table-cell office:value-type="string">
            <text:p>3,88932142793203</text:p>
          </table:table-cell>
          <table:table-cell office:value-type="string">
            <text:p>43,5867805502728</text:p>
          </table:table-cell>
        </table:table-row>
        <table:table-row table:style-name="ro1">
          <table:table-cell office:value-type="string">
            <text:p>736</text:p>
          </table:table-cell>
          <table:table-cell office:value-type="string">
            <text:p>Roqueturière / Valérie Larbaud</text:p>
          </table:table-cell>
          <table:table-cell office:value-type="string">
            <text:p>Aucun</text:p>
          </table:table-cell>
          <table:table-cell office:value-type="string">
            <text:p>3,88512815725042</text:p>
          </table:table-cell>
          <table:table-cell office:value-type="string">
            <text:p>43,6310401155625</text:p>
          </table:table-cell>
        </table:table-row>
        <table:table-row table:style-name="ro1">
          <table:table-cell office:value-type="string">
            <text:p>738</text:p>
          </table:table-cell>
          <table:table-cell office:value-type="string">
            <text:p>Pompignane / Courlis</text:p>
          </table:table-cell>
          <table:table-cell office:value-type="string">
            <text:p>Aucun</text:p>
          </table:table-cell>
          <table:table-cell office:value-type="string">
            <text:p>3,89810083684884</text:p>
          </table:table-cell>
          <table:table-cell office:value-type="string">
            <text:p>43,6141154781637</text:p>
          </table:table-cell>
        </table:table-row>
        <table:table-row table:style-name="ro1">
          <table:table-cell office:value-type="string">
            <text:p>765</text:p>
          </table:table-cell>
          <table:table-cell office:value-type="string">
            <text:p>Passage Piéton / Fabre de Morlhon</text:p>
          </table:table-cell>
          <table:table-cell office:value-type="string">
            <text:p>Aucun</text:p>
          </table:table-cell>
          <table:table-cell office:value-type="string">
            <text:p>3,88197688722273</text:p>
          </table:table-cell>
          <table:table-cell office:value-type="string">
            <text:p>43,5902893686473</text:p>
          </table:table-cell>
        </table:table-row>
        <table:table-row table:style-name="ro1">
          <table:table-cell office:value-type="string">
            <text:p>780</text:p>
          </table:table-cell>
          <table:table-cell office:value-type="string">
            <text:p>Passage Piéton / Mas d'Argeliers ( Quick )</text:p>
          </table:table-cell>
          <table:table-cell office:value-type="string">
            <text:p>Aucun</text:p>
          </table:table-cell>
          <table:table-cell office:value-type="string">
            <text:p>3,89009691516589</text:p>
          </table:table-cell>
          <table:table-cell office:value-type="string">
            <text:p>43,5880258989577</text:p>
          </table:table-cell>
        </table:table-row>
        <table:table-row table:style-name="ro1">
          <table:table-cell office:value-type="string">
            <text:p>864</text:p>
          </table:table-cell>
          <table:table-cell office:value-type="string">
            <text:p>Becquerel / Lépine</text:p>
          </table:table-cell>
          <table:table-cell office:value-type="string">
            <text:p>Aucun</text:p>
          </table:table-cell>
          <table:table-cell office:value-type="string">
            <text:p>3,91470266093272</text:p>
          </table:table-cell>
          <table:table-cell office:value-type="string">
            <text:p>43,6143868066643</text:p>
          </table:table-cell>
        </table:table-row>
        <table:table-row table:style-name="ro1">
          <table:table-cell office:value-type="string">
            <text:p>873</text:p>
          </table:table-cell>
          <table:table-cell office:value-type="string">
            <text:p>Vauguières / Alternat / Pont de l'autoroute A9</text:p>
          </table:table-cell>
          <table:table-cell office:value-type="string">
            <text:p>Aucun</text:p>
          </table:table-cell>
          <table:table-cell office:value-type="string">
            <text:p>3,91892717968046</text:p>
          </table:table-cell>
          <table:table-cell office:value-type="string">
            <text:p>43,6003791480712</text:p>
          </table:table-cell>
        </table:table-row>
        <table:table-row table:style-name="ro1">
          <table:table-cell office:value-type="string">
            <text:p>874</text:p>
          </table:table-cell>
          <table:table-cell office:value-type="string">
            <text:p>Vauguières / Mas de Brousse / Lycée Mendes France</text:p>
          </table:table-cell>
          <table:table-cell office:value-type="string">
            <text:p>Aucun</text:p>
          </table:table-cell>
          <table:table-cell office:value-type="string">
            <text:p>3,91978365329408</text:p>
          </table:table-cell>
          <table:table-cell office:value-type="string">
            <text:p>43,5994373527724</text:p>
          </table:table-cell>
        </table:table-row>
        <table:table-row table:style-name="ro1">
          <table:table-cell office:value-type="string">
            <text:p>879</text:p>
          </table:table-cell>
          <table:table-cell office:value-type="string">
            <text:p>Einstein / Vauguières</text:p>
          </table:table-cell>
          <table:table-cell office:value-type="string">
            <text:p>Tout</text:p>
          </table:table-cell>
          <table:table-cell office:value-type="string">
            <text:p>3,90299759277186</text:p>
          </table:table-cell>
          <table:table-cell office:value-type="string">
            <text:p>43,6054962495947</text:p>
          </table:table-cell>
        </table:table-row>
        <table:table-row table:style-name="ro1">
          <table:table-cell office:value-type="string">
            <text:p>880</text:p>
          </table:table-cell>
          <table:table-cell office:value-type="string">
            <text:p>Passage Piéton / Penelope</text:p>
          </table:table-cell>
          <table:table-cell office:value-type="string">
            <text:p>Aucun</text:p>
          </table:table-cell>
          <table:table-cell office:value-type="string">
            <text:p>3,91798641751047</text:p>
          </table:table-cell>
          <table:table-cell office:value-type="string">
            <text:p>43,6017863047057</text:p>
          </table:table-cell>
        </table:table-row>
        <table:table-row table:style-name="ro1">
          <table:table-cell office:value-type="string">
            <text:p>886</text:p>
          </table:table-cell>
          <table:table-cell office:value-type="string">
            <text:p>Mende / Arthur Young</text:p>
          </table:table-cell>
          <table:table-cell office:value-type="string">
            <text:p>Aucun</text:p>
          </table:table-cell>
          <table:table-cell office:value-type="string">
            <text:p>3,86188478099558</text:p>
          </table:table-cell>
          <table:table-cell office:value-type="string">
            <text:p>43,6450567830374</text:p>
          </table:table-cell>
        </table:table-row>
        <table:table-row table:style-name="ro1">
          <table:table-cell office:value-type="string">
            <text:p>898</text:p>
          </table:table-cell>
          <table:table-cell office:value-type="string">
            <text:p>Ravaz / Avant-Monts</text:p>
          </table:table-cell>
          <table:table-cell office:value-type="string">
            <text:p>Aucun</text:p>
          </table:table-cell>
          <table:table-cell office:value-type="string">
            <text:p>3,84516115020376</text:p>
          </table:table-cell>
          <table:table-cell office:value-type="string">
            <text:p>43,6225977490957</text:p>
          </table:table-cell>
        </table:table-row>
        <table:table-row table:style-name="ro1">
          <table:table-cell office:value-type="string">
            <text:p>865</text:p>
          </table:table-cell>
          <table:table-cell office:value-type="string">
            <text:p>Passage Piéton / Av.Albert Einstein</text:p>
          </table:table-cell>
          <table:table-cell office:value-type="string">
            <text:p>Tout</text:p>
          </table:table-cell>
          <table:table-cell office:value-type="string">
            <text:p>3,90482358873894</text:p>
          </table:table-cell>
          <table:table-cell office:value-type="string">
            <text:p>43,6067260012976</text:p>
          </table:table-cell>
        </table:table-row>
        <table:table-row table:style-name="ro1">
          <table:table-cell office:value-type="string">
            <text:p>723-2</text:p>
          </table:table-cell>
          <table:table-cell office:value-type="string">
            <text:p>Rimbaud / Ravaz / Marès</text:p>
          </table:table-cell>
          <table:table-cell office:value-type="string">
            <text:p>Aucun</text:p>
          </table:table-cell>
          <table:table-cell office:value-type="string">
            <text:p>3,850330642286</text:p>
          </table:table-cell>
          <table:table-cell office:value-type="string">
            <text:p>43,6200081620183</text:p>
          </table:table-cell>
        </table:table-row>
        <table:table-row table:style-name="ro1">
          <table:table-cell office:value-type="string">
            <text:p>999</text:p>
          </table:table-cell>
          <table:table-cell office:value-type="string">
            <text:p>Lodève / St Castor</text:p>
          </table:table-cell>
          <table:table-cell office:value-type="string">
            <text:p>Aucun</text:p>
          </table:table-cell>
          <table:table-cell office:value-type="string">
            <text:p>3,82776122339039</text:p>
          </table:table-cell>
          <table:table-cell office:value-type="string">
            <text:p>43,6147014990139</text:p>
          </table:table-cell>
        </table:table-row>
        <table:table-row table:style-name="ro1">
          <table:table-cell office:value-type="string">
            <text:p>613</text:p>
          </table:table-cell>
          <table:table-cell office:value-type="string">
            <text:p>Passage Piéton / Ecole Des Pins</text:p>
          </table:table-cell>
          <table:table-cell office:value-type="string">
            <text:p>Aucun</text:p>
          </table:table-cell>
          <table:table-cell office:value-type="string">
            <text:p>3,8462267356626</text:p>
          </table:table-cell>
          <table:table-cell office:value-type="string">
            <text:p>43,6168967055127</text:p>
          </table:table-cell>
        </table:table-row>
        <table:table-row table:style-name="ro1">
          <table:table-cell office:value-type="string">
            <text:p>827</text:p>
          </table:table-cell>
          <table:table-cell office:value-type="string">
            <text:p>Grabels / Valsière ( R D 127 )</text:p>
          </table:table-cell>
          <table:table-cell office:value-type="string">
            <text:p>Aucun</text:p>
          </table:table-cell>
          <table:table-cell office:value-type="string">
            <text:p>3,82802658705107</text:p>
          </table:table-cell>
          <table:table-cell office:value-type="string">
            <text:p>43,6402013734531</text:p>
          </table:table-cell>
        </table:table-row>
      </table:table>
      <table:table table:name="Métadonnées" table:style-name="ta1" table:print="false">
        <table:table-column table:style-name="co5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10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Carrefours à feu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Signalisation_20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renseigne l’emplacement des carrefours à feux de la Ville de Montpellier, dont ceux équipés d’un système de signalisation sonore destiné aux personnes malvoyantes et aveugle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2-10-17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2-10-17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Equipeme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Localis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carrefour ; feux tricolores ; signalisation ; feux rouges ; handicap ; malvoyant ; aveugle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NFORMATION COMPLÉMENTAIRE : http://www.lescarrefoursafeux.fr/rubrique.php3?id_rubrique=25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7/10/2012</text:date>, <text:time>16:2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0-17T16:23:31.08</dc:date>
    <dc:creator>Jérémie Valentin</dc:creator>
    <meta:editing-duration>PT14S</meta:editing-duration>
    <meta:editing-cycles>1</meta:editing-cycles>
    <meta:document-statistic meta:table-count="2" meta:cell-count="1906" meta:object-count="0"/>
  </office:meta>
</office:document-meta>
</file>